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584128" calcext:value-type="float">
            <text:p>0,0584128</text:p>
          </table:table-cell>
          <table:table-cell table:formula="of:=([.B2]*[.$B$297])-([.B2]*[.$B$296])+[.$B$296]" office:value-type="float" office:value="38.059914642" calcext:value-type="float">
            <text:p>38,059914642</text:p>
          </table:table-cell>
          <table:table-cell table:formula="of:=([.C2]*[.$B$297])-([.C2]*[.$B$296])+[.$B$296]" office:value-type="float" office:value="235.458307712" calcext:value-type="float">
            <text:p>235,458307712</text:p>
          </table:table-cell>
          <table:table-cell table:formula="of:=([.D2]-[.E2])^2" office:value-type="float" office:value="38966.1255866182" calcext:value-type="float">
            <text:p>38966,1255866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6306" calcext:value-type="float">
            <text:p>0,076306</text:p>
          </table:table-cell>
          <table:table-cell table:formula="of:=([.B3]*[.$B$297])-([.B3]*[.$B$296])+[.$B$296]" office:value-type="float" office:value="254.400092142" calcext:value-type="float">
            <text:p>254,400092142</text:p>
          </table:table-cell>
          <table:table-cell table:formula="of:=([.C3]*[.$B$297])-([.C3]*[.$B$296])+[.$B$296]" office:value-type="float" office:value="308.66905124" calcext:value-type="float">
            <text:p>308,66905124</text:p>
          </table:table-cell>
          <table:table-cell table:formula="of:=([.D3]-[.E3])^2" office:value-type="float" office:value="2945.11992158039" calcext:value-type="float">
            <text:p>2945,1199215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67518" calcext:value-type="float">
            <text:p>0,167518</text:p>
          </table:table-cell>
          <table:table-cell table:formula="of:=([.B4]*[.$B$297])-([.B4]*[.$B$296])+[.$B$296]" office:value-type="float" office:value="1450.99837846" calcext:value-type="float">
            <text:p>1450,99837846</text:p>
          </table:table-cell>
          <table:table-cell table:formula="of:=([.C4]*[.$B$297])-([.C4]*[.$B$296])+[.$B$296]" office:value-type="float" office:value="681.86659772" calcext:value-type="float">
            <text:p>681,86659772</text:p>
          </table:table-cell>
          <table:table-cell table:formula="of:=([.D4]-[.E4])^2" office:value-type="float" office:value="591563.696144283" calcext:value-type="float">
            <text:p>591563,696144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24077" calcext:value-type="float">
            <text:p>0,424077</text:p>
          </table:table-cell>
          <table:table-cell table:formula="of:=([.B5]*[.$B$297])-([.B5]*[.$B$296])+[.$B$296]" office:value-type="float" office:value="2227.99819062" calcext:value-type="float">
            <text:p>2227,99819062</text:p>
          </table:table-cell>
          <table:table-cell table:formula="of:=([.C5]*[.$B$297])-([.C5]*[.$B$296])+[.$B$296]" office:value-type="float" office:value="1731.58800858" calcext:value-type="float">
            <text:p>1731,58800858</text:p>
          </table:table-cell>
          <table:table-cell table:formula="of:=([.D5]-[.E5])^2" office:value-type="float" office:value="246423.068832986" calcext:value-type="float">
            <text:p>246423,068832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45047" calcext:value-type="float">
            <text:p>0,545047</text:p>
          </table:table-cell>
          <table:table-cell table:formula="of:=([.B6]*[.$B$297])-([.B6]*[.$B$296])+[.$B$296]" office:value-type="float" office:value="2883.0005546" calcext:value-type="float">
            <text:p>2883,0005546</text:p>
          </table:table-cell>
          <table:table-cell table:formula="of:=([.C6]*[.$B$297])-([.C6]*[.$B$296])+[.$B$296]" office:value-type="float" office:value="2226.54160238" calcext:value-type="float">
            <text:p>2226,54160238</text:p>
          </table:table-cell>
          <table:table-cell table:formula="of:=([.D6]-[.E6])^2" office:value-type="float" office:value="430938.355949781" calcext:value-type="float">
            <text:p>430938,3559497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59883" calcext:value-type="float">
            <text:p>0,659883</text:p>
          </table:table-cell>
          <table:table-cell table:formula="of:=([.B7]*[.$B$297])-([.B7]*[.$B$296])+[.$B$296]" office:value-type="float" office:value="2927.00097576" calcext:value-type="float">
            <text:p>2927,00097576</text:p>
          </table:table-cell>
          <table:table-cell table:formula="of:=([.C7]*[.$B$297])-([.C7]*[.$B$296])+[.$B$296]" office:value-type="float" office:value="2696.39768982" calcext:value-type="float">
            <text:p>2696,39768982</text:p>
          </table:table-cell>
          <table:table-cell table:formula="of:=([.D7]-[.E7])^2" office:value-type="float" office:value="53177.8754863253" calcext:value-type="float">
            <text:p>53177,8754863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68304" calcext:value-type="float">
            <text:p>0,668304</text:p>
          </table:table-cell>
          <table:table-cell table:formula="of:=([.B8]*[.$B$297])-([.B8]*[.$B$296])+[.$B$296]" office:value-type="float" office:value="3296.99893796" calcext:value-type="float">
            <text:p>3296,99893796</text:p>
          </table:table-cell>
          <table:table-cell table:formula="of:=([.C8]*[.$B$297])-([.C8]*[.$B$296])+[.$B$296]" office:value-type="float" office:value="2730.85254816" calcext:value-type="float">
            <text:p>2730,85254816</text:p>
          </table:table-cell>
          <table:table-cell table:formula="of:=([.D8]-[.E8])^2" office:value-type="float" office:value="320521.734683573" calcext:value-type="float">
            <text:p>320521,734683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720117" calcext:value-type="float">
            <text:p>0,720117</text:p>
          </table:table-cell>
          <table:table-cell table:formula="of:=([.B9]*[.$B$297])-([.B9]*[.$B$296])+[.$B$296]" office:value-type="float" office:value="3561.99980068" calcext:value-type="float">
            <text:p>3561,99980068</text:p>
          </table:table-cell>
          <table:table-cell table:formula="of:=([.C9]*[.$B$297])-([.C9]*[.$B$296])+[.$B$296]" office:value-type="float" office:value="2942.84751018" calcext:value-type="float">
            <text:p>2942,84751018</text:p>
          </table:table-cell>
          <table:table-cell table:formula="of:=([.D9]-[.E9])^2" office:value-type="float" office:value="383349.558831396" calcext:value-type="float">
            <text:p>383349,558831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716095" calcext:value-type="float">
            <text:p>0,716095</text:p>
          </table:table-cell>
          <table:table-cell table:formula="of:=([.B10]*[.$B$297])-([.B10]*[.$B$296])+[.$B$296]" office:value-type="float" office:value="3367.99943158" calcext:value-type="float">
            <text:p>3367,99943158</text:p>
          </table:table-cell>
          <table:table-cell table:formula="of:=([.C10]*[.$B$297])-([.C10]*[.$B$296])+[.$B$296]" office:value-type="float" office:value="2926.3913363" calcext:value-type="float">
            <text:p>2926,3913363</text:p>
          </table:table-cell>
          <table:table-cell table:formula="of:=([.D10]-[.E10])^2" office:value-type="float" office:value="195017.70981683" calcext:value-type="float">
            <text:p>195017,70981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601613" calcext:value-type="float">
            <text:p>0,601613</text:p>
          </table:table-cell>
          <table:table-cell table:formula="of:=([.B11]*[.$B$297])-([.B11]*[.$B$296])+[.$B$296]" office:value-type="float" office:value="2278.00090096" calcext:value-type="float">
            <text:p>2278,00090096</text:p>
          </table:table-cell>
          <table:table-cell table:formula="of:=([.C11]*[.$B$297])-([.C11]*[.$B$296])+[.$B$296]" office:value-type="float" office:value="2457.98365402" calcext:value-type="float">
            <text:p>2457,98365402</text:p>
          </table:table-cell>
          <table:table-cell table:formula="of:=([.D11]-[.E11])^2" office:value-type="float" office:value="32393.7913990568" calcext:value-type="float">
            <text:p>32393,7913990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3443" calcext:value-type="float">
            <text:p>0,323443</text:p>
          </table:table-cell>
          <table:table-cell table:formula="of:=([.B12]*[.$B$297])-([.B12]*[.$B$296])+[.$B$296]" office:value-type="float" office:value="2028.99795964" calcext:value-type="float">
            <text:p>2028,99795964</text:p>
          </table:table-cell>
          <table:table-cell table:formula="of:=([.C12]*[.$B$297])-([.C12]*[.$B$296])+[.$B$296]" office:value-type="float" office:value="1319.83997222" calcext:value-type="float">
            <text:p>1319,83997222</text:p>
          </table:table-cell>
          <table:table-cell table:formula="of:=([.D12]-[.E12])^2" office:value-type="float" office:value="502905.051121585" calcext:value-type="float">
            <text:p>502905,0511215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16845" calcext:value-type="float">
            <text:p>0,216845</text:p>
          </table:table-cell>
          <table:table-cell table:formula="of:=([.B13]*[.$B$297])-([.B13]*[.$B$296])+[.$B$296]" office:value-type="float" office:value="1010.9982584" calcext:value-type="float">
            <text:p>1010,9982584</text:p>
          </table:table-cell>
          <table:table-cell table:formula="of:=([.C13]*[.$B$297])-([.C13]*[.$B$296])+[.$B$296]" office:value-type="float" office:value="883.6899913" calcext:value-type="float">
            <text:p>883,6899913</text:p>
          </table:table-cell>
          <table:table-cell table:formula="of:=([.D13]-[.E13])^2" office:value-type="float" office:value="16207.394872005" calcext:value-type="float">
            <text:p>16207,394872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887922" calcext:value-type="float">
            <text:p>0,0887922</text:p>
          </table:table-cell>
          <table:table-cell table:formula="of:=([.B14]*[.$B$297])-([.B14]*[.$B$296])+[.$B$296]" office:value-type="float" office:value="172.500145116" calcext:value-type="float">
            <text:p>172,500145116</text:p>
          </table:table-cell>
          <table:table-cell table:formula="of:=([.C14]*[.$B$297])-([.C14]*[.$B$296])+[.$B$296]" office:value-type="float" office:value="359.756837988" calcext:value-type="float">
            <text:p>359,756837988</text:p>
          </table:table-cell>
          <table:table-cell table:formula="of:=([.D14]-[.E14])^2" office:value-type="float" office:value="35065.0690253585" calcext:value-type="float">
            <text:p>35065,06902535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242619" calcext:value-type="float">
            <text:p>0,0242619</text:p>
          </table:table-cell>
          <table:table-cell table:formula="of:=([.B15]*[.$B$297])-([.B15]*[.$B$296])+[.$B$296]" office:value-type="float" office:value="-0.72999988418" calcext:value-type="float">
            <text:p>-0,7299998842</text:p>
          </table:table-cell>
          <table:table-cell table:formula="of:=([.C15]*[.$B$297])-([.C15]*[.$B$296])+[.$B$296]" office:value-type="float" office:value="95.728534326" calcext:value-type="float">
            <text:p>95,728534326</text:p>
          </table:table-cell>
          <table:table-cell table:formula="of:=([.D15]-[.E15])^2" office:value-type="float" office:value="9304.24882197646" calcext:value-type="float">
            <text:p>9304,24882197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557862" calcext:value-type="float">
            <text:p>0,0557862</text:p>
          </table:table-cell>
          <table:table-cell table:formula="of:=([.B16]*[.$B$297])-([.B16]*[.$B$296])+[.$B$296]" office:value-type="float" office:value="-3.360000062472" calcext:value-type="float">
            <text:p>-3,3600000625</text:p>
          </table:table-cell>
          <table:table-cell table:formula="of:=([.C16]*[.$B$297])-([.C16]*[.$B$296])+[.$B$296]" office:value-type="float" office:value="224.711468748" calcext:value-type="float">
            <text:p>224,711468748</text:p>
          </table:table-cell>
          <table:table-cell table:formula="of:=([.D16]-[.E16])^2" office:value-type="float" office:value="52016.5948853661" calcext:value-type="float">
            <text:p>52016,5948853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3114" calcext:value-type="float">
            <text:p>0,023114</text:p>
          </table:table-cell>
          <table:table-cell table:formula="of:=([.B17]*[.$B$297])-([.B17]*[.$B$296])+[.$B$296]" office:value-type="float" office:value="-3.5000000002442" calcext:value-type="float">
            <text:p>-3,5000000002</text:p>
          </table:table-cell>
          <table:table-cell table:formula="of:=([.C17]*[.$B$297])-([.C17]*[.$B$296])+[.$B$296]" office:value-type="float" office:value="91.03185556" calcext:value-type="float">
            <text:p>91,03185556</text:p>
          </table:table-cell>
          <table:table-cell table:formula="of:=([.D17]-[.E17])^2" office:value-type="float" office:value="8936.27171566287" calcext:value-type="float">
            <text:p>8936,27171566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8538" calcext:value-type="float">
            <text:p>0,028538</text:p>
          </table:table-cell>
          <table:table-cell table:formula="of:=([.B18]*[.$B$297])-([.B18]*[.$B$296])+[.$B$296]" office:value-type="float" office:value="-3.08000043242" calcext:value-type="float">
            <text:p>-3,0800004324</text:p>
          </table:table-cell>
          <table:table-cell table:formula="of:=([.C18]*[.$B$297])-([.C18]*[.$B$296])+[.$B$296]" office:value-type="float" office:value="113.22436852" calcext:value-type="float">
            <text:p>113,22436852</text:p>
          </table:table-cell>
          <table:table-cell table:formula="of:=([.D18]-[.E18])^2" office:value-type="float" office:value="13526.7062374206" calcext:value-type="float">
            <text:p>13526,70623742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24329" calcext:value-type="float">
            <text:p>0,0524329</text:p>
          </table:table-cell>
          <table:table-cell table:formula="of:=([.B19]*[.$B$297])-([.B19]*[.$B$296])+[.$B$296]" office:value-type="float" office:value="-3.400000184974" calcext:value-type="float">
            <text:p>-3,400000185</text:p>
          </table:table-cell>
          <table:table-cell table:formula="of:=([.C19]*[.$B$297])-([.C19]*[.$B$296])+[.$B$296]" office:value-type="float" office:value="210.991307666" calcext:value-type="float">
            <text:p>210,991307666</text:p>
          </table:table-cell>
          <table:table-cell table:formula="of:=([.D19]-[.E19])^2" office:value-type="float" office:value="45963.6328820511" calcext:value-type="float">
            <text:p>45963,63288205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584033" calcext:value-type="float">
            <text:p>0,0584033</text:p>
          </table:table-cell>
          <table:table-cell table:formula="of:=([.B20]*[.$B$297])-([.B20]*[.$B$296])+[.$B$296]" office:value-type="float" office:value="-3.199999981618" calcext:value-type="float">
            <text:p>-3,1999999816</text:p>
          </table:table-cell>
          <table:table-cell table:formula="of:=([.C20]*[.$B$297])-([.C20]*[.$B$296])+[.$B$296]" office:value-type="float" office:value="235.419438082" calcext:value-type="float">
            <text:p>235,419438082</text:p>
          </table:table-cell>
          <table:table-cell table:formula="of:=([.D20]-[.E20])^2" office:value-type="float" office:value="56939.2362217968" calcext:value-type="float">
            <text:p>56939,2362217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585058" calcext:value-type="float">
            <text:p>0,0585058</text:p>
          </table:table-cell>
          <table:table-cell table:formula="of:=([.B21]*[.$B$297])-([.B21]*[.$B$296])+[.$B$296]" office:value-type="float" office:value="-2.57999787826" calcext:value-type="float">
            <text:p>-2,5799978783</text:p>
          </table:table-cell>
          <table:table-cell table:formula="of:=([.C21]*[.$B$297])-([.C21]*[.$B$296])+[.$B$296]" office:value-type="float" office:value="235.838820932" calcext:value-type="float">
            <text:p>235,838820932</text:p>
          </table:table-cell>
          <table:table-cell table:formula="of:=([.D21]-[.E21])^2" office:value-type="float" office:value="56843.5331628796" calcext:value-type="float">
            <text:p>56843,5331628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8523" calcext:value-type="float">
            <text:p>0,0588523</text:p>
          </table:table-cell>
          <table:table-cell table:formula="of:=([.B22]*[.$B$297])-([.B22]*[.$B$296])+[.$B$296]" office:value-type="float" office:value="-3.12999905122" calcext:value-type="float">
            <text:p>-3,1299990512</text:p>
          </table:table-cell>
          <table:table-cell table:formula="of:=([.C22]*[.$B$297])-([.C22]*[.$B$296])+[.$B$296]" office:value-type="float" office:value="237.256539542" calcext:value-type="float">
            <text:p>237,256539542</text:p>
          </table:table-cell>
          <table:table-cell table:formula="of:=([.D22]-[.E22])^2" office:value-type="float" office:value="57785.6879368296" calcext:value-type="float">
            <text:p>57785,68793682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6979" calcext:value-type="float">
            <text:p>0,0586979</text:p>
          </table:table-cell>
          <table:table-cell table:formula="of:=([.B23]*[.$B$297])-([.B23]*[.$B$296])+[.$B$296]" office:value-type="float" office:value="-3.12999905122" calcext:value-type="float">
            <text:p>-3,1299990512</text:p>
          </table:table-cell>
          <table:table-cell table:formula="of:=([.C23]*[.$B$297])-([.C23]*[.$B$296])+[.$B$296]" office:value-type="float" office:value="236.624805766" calcext:value-type="float">
            <text:p>236,624805766</text:p>
          </table:table-cell>
          <table:table-cell table:formula="of:=([.D23]-[.E23])^2" office:value-type="float" office:value="57482.3664329433" calcext:value-type="float">
            <text:p>57482,36643294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58611" calcext:value-type="float">
            <text:p>0,058611</text:p>
          </table:table-cell>
          <table:table-cell table:formula="of:=([.B24]*[.$B$297])-([.B24]*[.$B$296])+[.$B$296]" office:value-type="float" office:value="-2.85999832662" calcext:value-type="float">
            <text:p>-2,8599983266</text:p>
          </table:table-cell>
          <table:table-cell table:formula="of:=([.C24]*[.$B$297])-([.C24]*[.$B$296])+[.$B$296]" office:value-type="float" office:value="236.26925094" calcext:value-type="float">
            <text:p>236,26925094</text:p>
          </table:table-cell>
          <table:table-cell table:formula="of:=([.D24]-[.E24])^2" office:value-type="float" office:value="57182.7978548173" calcext:value-type="float">
            <text:p>57182,7978548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587675" calcext:value-type="float">
            <text:p>0,0587675</text:p>
          </table:table-cell>
          <table:table-cell table:formula="of:=([.B25]*[.$B$297])-([.B25]*[.$B$296])+[.$B$296]" office:value-type="float" office:value="-3.439999898322" calcext:value-type="float">
            <text:p>-3,4399998983</text:p>
          </table:table-cell>
          <table:table-cell table:formula="of:=([.C25]*[.$B$297])-([.C25]*[.$B$296])+[.$B$296]" office:value-type="float" office:value="236.90957695" calcext:value-type="float">
            <text:p>236,90957695</text:p>
          </table:table-cell>
          <table:table-cell table:formula="of:=([.D25]-[.E25])^2" office:value-type="float" office:value="57767.9190911675" calcext:value-type="float">
            <text:p>57767,9190911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585079" calcext:value-type="float">
            <text:p>0,0585079</text:p>
          </table:table-cell>
          <table:table-cell table:formula="of:=([.B26]*[.$B$297])-([.B26]*[.$B$296])+[.$B$296]" office:value-type="float" office:value="18.1600142902" calcext:value-type="float">
            <text:p>18,1600142902</text:p>
          </table:table-cell>
          <table:table-cell table:formula="of:=([.C26]*[.$B$297])-([.C26]*[.$B$296])+[.$B$296]" office:value-type="float" office:value="235.847413166" calcext:value-type="float">
            <text:p>235,847413166</text:p>
          </table:table-cell>
          <table:table-cell table:formula="of:=([.D26]-[.E26])^2" office:value-type="float" office:value="47387.8036293117" calcext:value-type="float">
            <text:p>47387,80362931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677898" calcext:value-type="float">
            <text:p>0,0677898</text:p>
          </table:table-cell>
          <table:table-cell table:formula="of:=([.B27]*[.$B$297])-([.B27]*[.$B$296])+[.$B$296]" office:value-type="float" office:value="282.59980413" calcext:value-type="float">
            <text:p>282,59980413</text:p>
          </table:table-cell>
          <table:table-cell table:formula="of:=([.C27]*[.$B$297])-([.C27]*[.$B$296])+[.$B$296]" office:value-type="float" office:value="273.824678292" calcext:value-type="float">
            <text:p>273,824678292</text:p>
          </table:table-cell>
          <table:table-cell table:formula="of:=([.D27]-[.E27])^2" office:value-type="float" office:value="77.0028334727344" calcext:value-type="float">
            <text:p>77,0028334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74183" calcext:value-type="float">
            <text:p>0,174183</text:p>
          </table:table-cell>
          <table:table-cell table:formula="of:=([.B28]*[.$B$297])-([.B28]*[.$B$296])+[.$B$296]" office:value-type="float" office:value="1022.99874522" calcext:value-type="float">
            <text:p>1022,99874522</text:p>
          </table:table-cell>
          <table:table-cell table:formula="of:=([.C28]*[.$B$297])-([.C28]*[.$B$296])+[.$B$296]" office:value-type="float" office:value="709.13671182" calcext:value-type="float">
            <text:p>709,13671182</text:p>
          </table:table-cell>
          <table:table-cell table:formula="of:=([.D28]-[.E28])^2" office:value-type="float" office:value="98509.3760099827" calcext:value-type="float">
            <text:p>98509,37600998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83983" calcext:value-type="float">
            <text:p>0,383983</text:p>
          </table:table-cell>
          <table:table-cell table:formula="of:=([.B29]*[.$B$297])-([.B29]*[.$B$296])+[.$B$296]" office:value-type="float" office:value="1504.00018762" calcext:value-type="float">
            <text:p>1504,00018762</text:p>
          </table:table-cell>
          <table:table-cell table:formula="of:=([.C29]*[.$B$297])-([.C29]*[.$B$296])+[.$B$296]" office:value-type="float" office:value="1567.54180382" calcext:value-type="float">
            <text:p>1567,54180382</text:p>
          </table:table-cell>
          <table:table-cell table:formula="of:=([.D29]-[.E29])^2" office:value-type="float" office:value="4037.53698930806" calcext:value-type="float">
            <text:p>4037,5369893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61937" calcext:value-type="float">
            <text:p>0,461937</text:p>
          </table:table-cell>
          <table:table-cell table:formula="of:=([.B30]*[.$B$297])-([.B30]*[.$B$296])+[.$B$296]" office:value-type="float" office:value="1715.99924118" calcext:value-type="float">
            <text:p>1715,99924118</text:p>
          </table:table-cell>
          <table:table-cell table:formula="of:=([.C30]*[.$B$297])-([.C30]*[.$B$296])+[.$B$296]" office:value-type="float" office:value="1886.49371298" calcext:value-type="float">
            <text:p>1886,49371298</text:p>
          </table:table-cell>
          <table:table-cell table:formula="of:=([.D30]-[.E30])^2" office:value-type="float" office:value="29068.3649143609" calcext:value-type="float">
            <text:p>29068,3649143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82643" calcext:value-type="float">
            <text:p>0,482643</text:p>
          </table:table-cell>
          <table:table-cell table:formula="of:=([.B31]*[.$B$297])-([.B31]*[.$B$296])+[.$B$296]" office:value-type="float" office:value="1172.0003574" calcext:value-type="float">
            <text:p>1172,0003574</text:p>
          </table:table-cell>
          <table:table-cell table:formula="of:=([.C31]*[.$B$297])-([.C31]*[.$B$296])+[.$B$296]" office:value-type="float" office:value="1971.21314022" calcext:value-type="float">
            <text:p>1971,21314022</text:p>
          </table:table-cell>
          <table:table-cell table:formula="of:=([.D31]-[.E31])^2" office:value-type="float" office:value="638741.072222888" calcext:value-type="float">
            <text:p>638741,072222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22475" calcext:value-type="float">
            <text:p>0,322475</text:p>
          </table:table-cell>
          <table:table-cell table:formula="of:=([.B32]*[.$B$297])-([.B32]*[.$B$296])+[.$B$296]" office:value-type="float" office:value="2342.00076964" calcext:value-type="float">
            <text:p>2342,00076964</text:p>
          </table:table-cell>
          <table:table-cell table:formula="of:=([.C32]*[.$B$297])-([.C32]*[.$B$296])+[.$B$296]" office:value-type="float" office:value="1315.8793615" calcext:value-type="float">
            <text:p>1315,8793615</text:p>
          </table:table-cell>
          <table:table-cell table:formula="of:=([.D32]-[.E32])^2" office:value-type="float" office:value="1052925.14424322" calcext:value-type="float">
            <text:p>1052925,14424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50163" calcext:value-type="float">
            <text:p>0,550163</text:p>
          </table:table-cell>
          <table:table-cell table:formula="of:=([.B33]*[.$B$297])-([.B33]*[.$B$296])+[.$B$296]" office:value-type="float" office:value="3278.00191774" calcext:value-type="float">
            <text:p>3278,00191774</text:p>
          </table:table-cell>
          <table:table-cell table:formula="of:=([.C33]*[.$B$297])-([.C33]*[.$B$296])+[.$B$296]" office:value-type="float" office:value="2247.47392102" calcext:value-type="float">
            <text:p>2247,47392102</text:p>
          </table:table-cell>
          <table:table-cell table:formula="of:=([.D33]-[.E33])^2" office:value-type="float" office:value="1061987.95202374" calcext:value-type="float">
            <text:p>1061987,95202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58923" calcext:value-type="float">
            <text:p>0,658923</text:p>
          </table:table-cell>
          <table:table-cell table:formula="of:=([.B34]*[.$B$297])-([.B34]*[.$B$296])+[.$B$296]" office:value-type="float" office:value="2794.99971228" calcext:value-type="float">
            <text:p>2794,99971228</text:p>
          </table:table-cell>
          <table:table-cell table:formula="of:=([.C34]*[.$B$297])-([.C34]*[.$B$296])+[.$B$296]" office:value-type="float" office:value="2692.46981142" calcext:value-type="float">
            <text:p>2692,46981142</text:p>
          </table:table-cell>
          <table:table-cell table:formula="of:=([.D34]-[.E34])^2" office:value-type="float" office:value="10512.3805703615" calcext:value-type="float">
            <text:p>10512,38057036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11098" calcext:value-type="float">
            <text:p>0,511098</text:p>
          </table:table-cell>
          <table:table-cell table:formula="of:=([.B35]*[.$B$297])-([.B35]*[.$B$296])+[.$B$296]" office:value-type="float" office:value="2258.00145344" calcext:value-type="float">
            <text:p>2258,00145344</text:p>
          </table:table-cell>
          <table:table-cell table:formula="of:=([.C35]*[.$B$297])-([.C35]*[.$B$296])+[.$B$296]" office:value-type="float" office:value="2087.63791092" calcext:value-type="float">
            <text:p>2087,63791092</text:p>
          </table:table-cell>
          <table:table-cell table:formula="of:=([.D35]-[.E35])^2" office:value-type="float" office:value="29023.736619964" calcext:value-type="float">
            <text:p>29023,7366199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84468" calcext:value-type="float">
            <text:p>0,384468</text:p>
          </table:table-cell>
          <table:table-cell table:formula="of:=([.B36]*[.$B$297])-([.B36]*[.$B$296])+[.$B$296]" office:value-type="float" office:value="1472.99858904" calcext:value-type="float">
            <text:p>1472,99858904</text:p>
          </table:table-cell>
          <table:table-cell table:formula="of:=([.C36]*[.$B$297])-([.C36]*[.$B$296])+[.$B$296]" office:value-type="float" office:value="1569.52620072" calcext:value-type="float">
            <text:p>1569,52620072</text:p>
          </table:table-cell>
          <table:table-cell table:formula="of:=([.D36]-[.E36])^2" office:value-type="float" office:value="9317.57981664484" calcext:value-type="float">
            <text:p>9317,5798166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179035" calcext:value-type="float">
            <text:p>0,179035</text:p>
          </table:table-cell>
          <table:table-cell table:formula="of:=([.B37]*[.$B$297])-([.B37]*[.$B$296])+[.$B$296]" office:value-type="float" office:value="923.99984338" calcext:value-type="float">
            <text:p>923,99984338</text:p>
          </table:table-cell>
          <table:table-cell table:formula="of:=([.C37]*[.$B$297])-([.C37]*[.$B$296])+[.$B$296]" office:value-type="float" office:value="728.9888639" calcext:value-type="float">
            <text:p>728,9888639</text:p>
          </table:table-cell>
          <table:table-cell table:formula="of:=([.D37]-[.E37])^2" office:value-type="float" office:value="38029.2821177489" calcext:value-type="float">
            <text:p>38029,2821177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772829" calcext:value-type="float">
            <text:p>0,0772829</text:p>
          </table:table-cell>
          <table:table-cell table:formula="of:=([.B38]*[.$B$297])-([.B38]*[.$B$296])+[.$B$296]" office:value-type="float" office:value="184.199903746" calcext:value-type="float">
            <text:p>184,199903746</text:p>
          </table:table-cell>
          <table:table-cell table:formula="of:=([.C38]*[.$B$297])-([.C38]*[.$B$296])+[.$B$296]" office:value-type="float" office:value="312.666076666" calcext:value-type="float">
            <text:p>312,666076666</text:p>
          </table:table-cell>
          <table:table-cell table:formula="of:=([.D38]-[.E38])^2" office:value-type="float" office:value="16503.5575847113" calcext:value-type="float">
            <text:p>16503,55758471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603381" calcext:value-type="float">
            <text:p>0,0603381</text:p>
          </table:table-cell>
          <table:table-cell table:formula="of:=([.B39]*[.$B$297])-([.B39]*[.$B$296])+[.$B$296]" office:value-type="float" office:value="-0.76999877922" calcext:value-type="float">
            <text:p>-0,7699987792</text:p>
          </table:table-cell>
          <table:table-cell table:formula="of:=([.C39]*[.$B$297])-([.C39]*[.$B$296])+[.$B$296]" office:value-type="float" office:value="243.335749674" calcext:value-type="float">
            <text:p>243,335749674</text:p>
          </table:table-cell>
          <table:table-cell table:formula="of:=([.D39]-[.E39])^2" office:value-type="float" office:value="59587.6164279067" calcext:value-type="float">
            <text:p>59587,61642790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37894" calcext:value-type="float">
            <text:p>0,0237894</text:p>
          </table:table-cell>
          <table:table-cell table:formula="of:=([.B40]*[.$B$297])-([.B40]*[.$B$296])+[.$B$296]" office:value-type="float" office:value="-3.54" calcext:value-type="float">
            <text:p>-3,54</text:p>
          </table:table-cell>
          <table:table-cell table:formula="of:=([.C40]*[.$B$297])-([.C40]*[.$B$296])+[.$B$296]" office:value-type="float" office:value="93.795281676" calcext:value-type="float">
            <text:p>93,795281676</text:p>
          </table:table-cell>
          <table:table-cell table:formula="of:=([.D40]-[.E40])^2" office:value-type="float" office:value="9474.15705894626" calcext:value-type="float">
            <text:p>9474,1570589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473003" calcext:value-type="float">
            <text:p>0,0473003</text:p>
          </table:table-cell>
          <table:table-cell table:formula="of:=([.B41]*[.$B$297])-([.B41]*[.$B$296])+[.$B$296]" office:value-type="float" office:value="80.85005827" calcext:value-type="float">
            <text:p>80,85005827</text:p>
          </table:table-cell>
          <table:table-cell table:formula="of:=([.C41]*[.$B$297])-([.C41]*[.$B$296])+[.$B$296]" office:value-type="float" office:value="189.991069462" calcext:value-type="float">
            <text:p>189,991069462</text:p>
          </table:table-cell>
          <table:table-cell table:formula="of:=([.D41]-[.E41])^2" office:value-type="float" office:value="11911.7603240123" calcext:value-type="float">
            <text:p>11911,76032401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622274" calcext:value-type="float">
            <text:p>0,0622274</text:p>
          </table:table-cell>
          <table:table-cell table:formula="of:=([.B42]*[.$B$297])-([.B42]*[.$B$296])+[.$B$296]" office:value-type="float" office:value="-0.87999983212" calcext:value-type="float">
            <text:p>-0,8799998321</text:p>
          </table:table-cell>
          <table:table-cell table:formula="of:=([.C42]*[.$B$297])-([.C42]*[.$B$296])+[.$B$296]" office:value-type="float" office:value="251.065896196" calcext:value-type="float">
            <text:p>251,065896196</text:p>
          </table:table-cell>
          <table:table-cell table:formula="of:=([.D42]-[.E42])^2" office:value-type="float" office:value="63476.7345254122" calcext:value-type="float">
            <text:p>63476,7345254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681117" calcext:value-type="float">
            <text:p>0,0681117</text:p>
          </table:table-cell>
          <table:table-cell table:formula="of:=([.B43]*[.$B$297])-([.B43]*[.$B$296])+[.$B$296]" office:value-type="float" office:value="-3.54" calcext:value-type="float">
            <text:p>-3,54</text:p>
          </table:table-cell>
          <table:table-cell table:formula="of:=([.C43]*[.$B$297])-([.C43]*[.$B$296])+[.$B$296]" office:value-type="float" office:value="275.141745018" calcext:value-type="float">
            <text:p>275,141745018</text:p>
          </table:table-cell>
          <table:table-cell table:formula="of:=([.D43]-[.E43])^2" office:value-type="float" office:value="77663.5150062775" calcext:value-type="float">
            <text:p>77663,51500627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582583" calcext:value-type="float">
            <text:p>0,0582583</text:p>
          </table:table-cell>
          <table:table-cell table:formula="of:=([.B44]*[.$B$297])-([.B44]*[.$B$296])+[.$B$296]" office:value-type="float" office:value="-3.54" calcext:value-type="float">
            <text:p>-3,54</text:p>
          </table:table-cell>
          <table:table-cell table:formula="of:=([.C44]*[.$B$297])-([.C44]*[.$B$296])+[.$B$296]" office:value-type="float" office:value="234.826164782" calcext:value-type="float">
            <text:p>234,826164782</text:p>
          </table:table-cell>
          <table:table-cell table:formula="of:=([.D44]-[.E44])^2" office:value-type="float" office:value="56818.4285128796" calcext:value-type="float">
            <text:p>56818,42851287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640921" calcext:value-type="float">
            <text:p>0,0640921</text:p>
          </table:table-cell>
          <table:table-cell table:formula="of:=([.B45]*[.$B$297])-([.B45]*[.$B$296])+[.$B$296]" office:value-type="float" office:value="-3.54" calcext:value-type="float">
            <text:p>-3,54</text:p>
          </table:table-cell>
          <table:table-cell table:formula="of:=([.C45]*[.$B$297])-([.C45]*[.$B$296])+[.$B$296]" office:value-type="float" office:value="258.695390834" calcext:value-type="float">
            <text:p>258,695390834</text:p>
          </table:table-cell>
          <table:table-cell table:formula="of:=([.D45]-[.E45])^2" office:value-type="float" office:value="68767.4002058607" calcext:value-type="float">
            <text:p>68767,40020586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55663" calcext:value-type="float">
            <text:p>0,0555663</text:p>
          </table:table-cell>
          <table:table-cell table:formula="of:=([.B46]*[.$B$297])-([.B46]*[.$B$296])+[.$B$296]" office:value-type="float" office:value="-3.490000153738" calcext:value-type="float">
            <text:p>-3,4900001537</text:p>
          </table:table-cell>
          <table:table-cell table:formula="of:=([.C46]*[.$B$297])-([.C46]*[.$B$296])+[.$B$296]" office:value-type="float" office:value="223.811739102" calcext:value-type="float">
            <text:p>223,811739102</text:p>
          </table:table-cell>
          <table:table-cell table:formula="of:=([.D46]-[.E46])^2" office:value-type="float" office:value="51666.0806686835" calcext:value-type="float">
            <text:p>51666,08066868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582648" calcext:value-type="float">
            <text:p>0,0582648</text:p>
          </table:table-cell>
          <table:table-cell table:formula="of:=([.B47]*[.$B$297])-([.B47]*[.$B$296])+[.$B$296]" office:value-type="float" office:value="-3.150000135356" calcext:value-type="float">
            <text:p>-3,1500001354</text:p>
          </table:table-cell>
          <table:table-cell table:formula="of:=([.C47]*[.$B$297])-([.C47]*[.$B$296])+[.$B$296]" office:value-type="float" office:value="234.852759792" calcext:value-type="float">
            <text:p>234,852759792</text:p>
          </table:table-cell>
          <table:table-cell table:formula="of:=([.D47]-[.E47])^2" office:value-type="float" office:value="56645.3137330387" calcext:value-type="float">
            <text:p>56645,31373303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5147" calcext:value-type="float">
            <text:p>0,0585147</text:p>
          </table:table-cell>
          <table:table-cell table:formula="of:=([.B48]*[.$B$297])-([.B48]*[.$B$296])+[.$B$296]" office:value-type="float" office:value="-3.12999905122" calcext:value-type="float">
            <text:p>-3,1299990512</text:p>
          </table:table-cell>
          <table:table-cell table:formula="of:=([.C48]*[.$B$297])-([.C48]*[.$B$296])+[.$B$296]" office:value-type="float" office:value="235.875235638" calcext:value-type="float">
            <text:p>235,875235638</text:p>
          </table:table-cell>
          <table:table-cell table:formula="of:=([.D48]-[.E48])^2" office:value-type="float" office:value="57123.5022088491" calcext:value-type="float">
            <text:p>57123,5022088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85912" calcext:value-type="float">
            <text:p>0,0585912</text:p>
          </table:table-cell>
          <table:table-cell table:formula="of:=([.B49]*[.$B$297])-([.B49]*[.$B$296])+[.$B$296]" office:value-type="float" office:value="-3.54" calcext:value-type="float">
            <text:p>-3,54</text:p>
          </table:table-cell>
          <table:table-cell table:formula="of:=([.C49]*[.$B$297])-([.C49]*[.$B$296])+[.$B$296]" office:value-type="float" office:value="236.188238448" calcext:value-type="float">
            <text:p>236,188238448</text:p>
          </table:table-cell>
          <table:table-cell table:formula="of:=([.D49]-[.E49])^2" office:value-type="float" office:value="57469.6283093811" calcext:value-type="float">
            <text:p>57469,6283093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58418" calcext:value-type="float">
            <text:p>0,058418</text:p>
          </table:table-cell>
          <table:table-cell table:formula="of:=([.B50]*[.$B$297])-([.B50]*[.$B$296])+[.$B$296]" office:value-type="float" office:value="-3.54" calcext:value-type="float">
            <text:p>-3,54</text:p>
          </table:table-cell>
          <table:table-cell table:formula="of:=([.C50]*[.$B$297])-([.C50]*[.$B$296])+[.$B$296]" office:value-type="float" office:value="235.47958372" calcext:value-type="float">
            <text:p>235,47958372</text:p>
          </table:table-cell>
          <table:table-cell table:formula="of:=([.D50]-[.E50])^2" office:value-type="float" office:value="57130.3614016821" calcext:value-type="float">
            <text:p>57130,3614016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583582" calcext:value-type="float">
            <text:p>0,0583582</text:p>
          </table:table-cell>
          <table:table-cell table:formula="of:=([.B51]*[.$B$297])-([.B51]*[.$B$296])+[.$B$296]" office:value-type="float" office:value="-3.54" calcext:value-type="float">
            <text:p>-3,54</text:p>
          </table:table-cell>
          <table:table-cell table:formula="of:=([.C51]*[.$B$297])-([.C51]*[.$B$296])+[.$B$296]" office:value-type="float" office:value="235.234909628" calcext:value-type="float">
            <text:p>235,234909628</text:p>
          </table:table-cell>
          <table:table-cell table:formula="of:=([.D51]-[.E51])^2" office:value-type="float" office:value="57013.4574678596" calcext:value-type="float">
            <text:p>57013,45746785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83494" calcext:value-type="float">
            <text:p>0,0583494</text:p>
          </table:table-cell>
          <table:table-cell table:formula="of:=([.B52]*[.$B$297])-([.B52]*[.$B$296])+[.$B$296]" office:value-type="float" office:value="-3.5199999796644" calcext:value-type="float">
            <text:p>-3,5199999797</text:p>
          </table:table-cell>
          <table:table-cell table:formula="of:=([.C52]*[.$B$297])-([.C52]*[.$B$296])+[.$B$296]" office:value-type="float" office:value="235.198904076" calcext:value-type="float">
            <text:p>235,198904076</text:p>
          </table:table-cell>
          <table:table-cell table:formula="of:=([.D52]-[.E52])^2" office:value-type="float" office:value="56986.7151535375" calcext:value-type="float">
            <text:p>56986,71515353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583287" calcext:value-type="float">
            <text:p>0,0583287</text:p>
          </table:table-cell>
          <table:table-cell table:formula="of:=([.B53]*[.$B$297])-([.B53]*[.$B$296])+[.$B$296]" office:value-type="float" office:value="34.9399926458" calcext:value-type="float">
            <text:p>34,9399926458</text:p>
          </table:table-cell>
          <table:table-cell table:formula="of:=([.C53]*[.$B$297])-([.C53]*[.$B$296])+[.$B$296]" office:value-type="float" office:value="235.114209198" calcext:value-type="float">
            <text:p>235,114209198</text:p>
          </table:table-cell>
          <table:table-cell table:formula="of:=([.D53]-[.E53])^2" office:value-type="float" office:value="40069.7169722871" calcext:value-type="float">
            <text:p>40069,71697228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49488" calcext:value-type="float">
            <text:p>0,0749488</text:p>
          </table:table-cell>
          <table:table-cell table:formula="of:=([.B54]*[.$B$297])-([.B54]*[.$B$296])+[.$B$296]" office:value-type="float" office:value="232.000138104" calcext:value-type="float">
            <text:p>232,000138104</text:p>
          </table:table-cell>
          <table:table-cell table:formula="of:=([.C54]*[.$B$297])-([.C54]*[.$B$296])+[.$B$296]" office:value-type="float" office:value="303.116013152" calcext:value-type="float">
            <text:p>303,116013152</text:p>
          </table:table-cell>
          <table:table-cell table:formula="of:=([.D54]-[.E54])^2" office:value-type="float" office:value="5057.46768384274" calcext:value-type="float">
            <text:p>5057,46768384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59042" calcext:value-type="float">
            <text:p>0,159042</text:p>
          </table:table-cell>
          <table:table-cell table:formula="of:=([.B55]*[.$B$297])-([.B55]*[.$B$296])+[.$B$296]" office:value-type="float" office:value="1349.99871356" calcext:value-type="float">
            <text:p>1349,99871356</text:p>
          </table:table-cell>
          <table:table-cell table:formula="of:=([.C55]*[.$B$297])-([.C55]*[.$B$296])+[.$B$296]" office:value-type="float" office:value="647.18670468" calcext:value-type="float">
            <text:p>647,18670468</text:p>
          </table:table-cell>
          <table:table-cell table:formula="of:=([.D55]-[.E55])^2" office:value-type="float" office:value="493944.719825941" calcext:value-type="float">
            <text:p>493944,719825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14214" calcext:value-type="float">
            <text:p>0,414214</text:p>
          </table:table-cell>
          <table:table-cell table:formula="of:=([.B56]*[.$B$297])-([.B56]*[.$B$296])+[.$B$296]" office:value-type="float" office:value="2317.00146024" calcext:value-type="float">
            <text:p>2317,00146024</text:p>
          </table:table-cell>
          <table:table-cell table:formula="of:=([.C56]*[.$B$297])-([.C56]*[.$B$296])+[.$B$296]" office:value-type="float" office:value="1691.23314956" calcext:value-type="float">
            <text:p>1691,23314956</text:p>
          </table:table-cell>
          <table:table-cell table:formula="of:=([.D56]-[.E56])^2" office:value-type="float" office:value="391585.978651301" calcext:value-type="float">
            <text:p>391585,9786513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57233" calcext:value-type="float">
            <text:p>0,557233</text:p>
          </table:table-cell>
          <table:table-cell table:formula="of:=([.B57]*[.$B$297])-([.B57]*[.$B$296])+[.$B$296]" office:value-type="float" office:value="2999.9981409" calcext:value-type="float">
            <text:p>2999,9981409</text:p>
          </table:table-cell>
          <table:table-cell table:formula="of:=([.C57]*[.$B$297])-([.C57]*[.$B$296])+[.$B$296]" office:value-type="float" office:value="2276.40110882" calcext:value-type="float">
            <text:p>2276,40110882</text:p>
          </table:table-cell>
          <table:table-cell table:formula="of:=([.D57]-[.E57])^2" office:value-type="float" office:value="523592.664834985" calcext:value-type="float">
            <text:p>523592,664834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64627" calcext:value-type="float">
            <text:p>0,664627</text:p>
          </table:table-cell>
          <table:table-cell table:formula="of:=([.B58]*[.$B$297])-([.B58]*[.$B$296])+[.$B$296]" office:value-type="float" office:value="3562.99813644" calcext:value-type="float">
            <text:p>3562,99813644</text:p>
          </table:table-cell>
          <table:table-cell table:formula="of:=([.C58]*[.$B$297])-([.C58]*[.$B$296])+[.$B$296]" office:value-type="float" office:value="2715.80795558" calcext:value-type="float">
            <text:p>2715,80795558</text:p>
          </table:table-cell>
          <table:table-cell table:formula="of:=([.D58]-[.E58])^2" office:value-type="float" office:value="717731.202545599" calcext:value-type="float">
            <text:p>717731,2025455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817537" calcext:value-type="float">
            <text:p>0,817537</text:p>
          </table:table-cell>
          <table:table-cell table:formula="of:=([.B59]*[.$B$297])-([.B59]*[.$B$296])+[.$B$296]" office:value-type="float" office:value="3505.9988927" calcext:value-type="float">
            <text:p>3505,9988927</text:p>
          </table:table-cell>
          <table:table-cell table:formula="of:=([.C59]*[.$B$297])-([.C59]*[.$B$296])+[.$B$296]" office:value-type="float" office:value="3341.44533698" calcext:value-type="float">
            <text:p>3341,44533698</text:p>
          </table:table-cell>
          <table:table-cell table:formula="of:=([.D59]-[.E59])^2" office:value-type="float" office:value="27077.8727000952" calcext:value-type="float">
            <text:p>27077,87270009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717791" calcext:value-type="float">
            <text:p>0,717791</text:p>
          </table:table-cell>
          <table:table-cell table:formula="of:=([.B60]*[.$B$297])-([.B60]*[.$B$296])+[.$B$296]" office:value-type="float" office:value="3810.99865046" calcext:value-type="float">
            <text:p>3810,99865046</text:p>
          </table:table-cell>
          <table:table-cell table:formula="of:=([.C60]*[.$B$297])-([.C60]*[.$B$296])+[.$B$296]" office:value-type="float" office:value="2933.33058814" calcext:value-type="float">
            <text:p>2933,33058814</text:p>
          </table:table-cell>
          <table:table-cell table:formula="of:=([.D60]-[.E60])^2" office:value-type="float" office:value="770301.227616543" calcext:value-type="float">
            <text:p>770301,227616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59798" calcext:value-type="float">
            <text:p>0,759798</text:p>
          </table:table-cell>
          <table:table-cell table:formula="of:=([.B61]*[.$B$297])-([.B61]*[.$B$296])+[.$B$296]" office:value-type="float" office:value="3385.99811604" calcext:value-type="float">
            <text:p>3385,99811604</text:p>
          </table:table-cell>
          <table:table-cell table:formula="of:=([.C61]*[.$B$297])-([.C61]*[.$B$296])+[.$B$296]" office:value-type="float" office:value="3105.20390892" calcext:value-type="float">
            <text:p>3105,20390892</text:p>
          </table:table-cell>
          <table:table-cell table:formula="of:=([.D61]-[.E61])^2" office:value-type="float" office:value="78845.3867521495" calcext:value-type="float">
            <text:p>78845,3867521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51331" calcext:value-type="float">
            <text:p>0,551331</text:p>
          </table:table-cell>
          <table:table-cell table:formula="of:=([.B62]*[.$B$297])-([.B62]*[.$B$296])+[.$B$296]" office:value-type="float" office:value="2799.0012384" calcext:value-type="float">
            <text:p>2799,0012384</text:p>
          </table:table-cell>
          <table:table-cell table:formula="of:=([.C62]*[.$B$297])-([.C62]*[.$B$296])+[.$B$296]" office:value-type="float" office:value="2252.25283974" calcext:value-type="float">
            <text:p>2252,25283974</text:p>
          </table:table-cell>
          <table:table-cell table:formula="of:=([.D62]-[.E62])^2" office:value-type="float" office:value="298933.811437274" calcext:value-type="float">
            <text:p>298933,8114372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391671" calcext:value-type="float">
            <text:p>0,391671</text:p>
          </table:table-cell>
          <table:table-cell table:formula="of:=([.B63]*[.$B$297])-([.B63]*[.$B$296])+[.$B$296]" office:value-type="float" office:value="2055.9980321" calcext:value-type="float">
            <text:p>2055,9980321</text:p>
          </table:table-cell>
          <table:table-cell table:formula="of:=([.C63]*[.$B$297])-([.C63]*[.$B$296])+[.$B$296]" office:value-type="float" office:value="1598.99756334" calcext:value-type="float">
            <text:p>1598,99756334</text:p>
          </table:table-cell>
          <table:table-cell table:formula="of:=([.D63]-[.E63])^2" office:value-type="float" office:value="208849.42844686" calcext:value-type="float">
            <text:p>208849,42844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31608" calcext:value-type="float">
            <text:p>0,231608</text:p>
          </table:table-cell>
          <table:table-cell table:formula="of:=([.B64]*[.$B$297])-([.B64]*[.$B$296])+[.$B$296]" office:value-type="float" office:value="999.59922796" calcext:value-type="float">
            <text:p>999,59922796</text:p>
          </table:table-cell>
          <table:table-cell table:formula="of:=([.C64]*[.$B$297])-([.C64]*[.$B$296])+[.$B$296]" office:value-type="float" office:value="944.09339632" calcext:value-type="float">
            <text:p>944,09339632</text:p>
          </table:table-cell>
          <table:table-cell table:formula="of:=([.D64]-[.E64])^2" office:value-type="float" office:value="3080.89734604801" calcext:value-type="float">
            <text:p>3080,8973460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780646" calcext:value-type="float">
            <text:p>0,0780646</text:p>
          </table:table-cell>
          <table:table-cell table:formula="of:=([.B65]*[.$B$297])-([.B65]*[.$B$296])+[.$B$296]" office:value-type="float" office:value="-0.68000126538" calcext:value-type="float">
            <text:p>-0,6800012654</text:p>
          </table:table-cell>
          <table:table-cell table:formula="of:=([.C65]*[.$B$297])-([.C65]*[.$B$296])+[.$B$296]" office:value-type="float" office:value="315.864433484" calcext:value-type="float">
            <text:p>315,864433484</text:p>
          </table:table-cell>
          <table:table-cell table:formula="of:=([.D65]-[.E65])^2" office:value-type="float" office:value="100200.379170804" calcext:value-type="float">
            <text:p>100200,3791708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36612" calcext:value-type="float">
            <text:p>0,036612</text:p>
          </table:table-cell>
          <table:table-cell table:formula="of:=([.B66]*[.$B$297])-([.B66]*[.$B$296])+[.$B$296]" office:value-type="float" office:value="-3.54" calcext:value-type="float">
            <text:p>-3,54</text:p>
          </table:table-cell>
          <table:table-cell table:formula="of:=([.C66]*[.$B$297])-([.C66]*[.$B$296])+[.$B$296]" office:value-type="float" office:value="146.25946248" calcext:value-type="float">
            <text:p>146,25946248</text:p>
          </table:table-cell>
          <table:table-cell table:formula="of:=([.D66]-[.E66])^2" office:value-type="float" office:value="22439.8789592969" calcext:value-type="float">
            <text:p>22439,87895929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0798279" calcext:value-type="float">
            <text:p>0,00798279</text:p>
          </table:table-cell>
          <table:table-cell table:formula="of:=([.B67]*[.$B$297])-([.B67]*[.$B$296])+[.$B$296]" office:value-type="float" office:value="-3.54" calcext:value-type="float">
            <text:p>-3,54</text:p>
          </table:table-cell>
          <table:table-cell table:formula="of:=([.C67]*[.$B$297])-([.C67]*[.$B$296])+[.$B$296]" office:value-type="float" office:value="29.1219045966" calcext:value-type="float">
            <text:p>29,1219045966</text:p>
          </table:table-cell>
          <table:table-cell table:formula="of:=([.D67]-[.E67])^2" office:value-type="float" office:value="1066.8000118774" calcext:value-type="float">
            <text:p>1066,80001187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15795" calcext:value-type="float">
            <text:p>0,0215795</text:p>
          </table:table-cell>
          <table:table-cell table:formula="of:=([.B68]*[.$B$297])-([.B68]*[.$B$296])+[.$B$296]" office:value-type="float" office:value="-3.54" calcext:value-type="float">
            <text:p>-3,54</text:p>
          </table:table-cell>
          <table:table-cell table:formula="of:=([.C68]*[.$B$297])-([.C68]*[.$B$296])+[.$B$296]" office:value-type="float" office:value="84.75338743" calcext:value-type="float">
            <text:p>84,75338743</text:p>
          </table:table-cell>
          <table:table-cell table:formula="of:=([.D68]-[.E68])^2" office:value-type="float" office:value="7795.72226386408" calcext:value-type="float">
            <text:p>7795,7222638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85849" calcext:value-type="float">
            <text:p>0,0185849</text:p>
          </table:table-cell>
          <table:table-cell table:formula="of:=([.B69]*[.$B$297])-([.B69]*[.$B$296])+[.$B$296]" office:value-type="float" office:value="-3.54" calcext:value-type="float">
            <text:p>-3,54</text:p>
          </table:table-cell>
          <table:table-cell table:formula="of:=([.C69]*[.$B$297])-([.C69]*[.$B$296])+[.$B$296]" office:value-type="float" office:value="72.500861746" calcext:value-type="float">
            <text:p>72,500861746</text:p>
          </table:table-cell>
          <table:table-cell table:formula="of:=([.D69]-[.E69])^2" office:value-type="float" office:value="5782.21265507429" calcext:value-type="float">
            <text:p>5782,21265507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58236" calcext:value-type="float">
            <text:p>0,058236</text:p>
          </table:table-cell>
          <table:table-cell table:formula="of:=([.B70]*[.$B$297])-([.B70]*[.$B$296])+[.$B$296]" office:value-type="float" office:value="-3.54" calcext:value-type="float">
            <text:p>-3,54</text:p>
          </table:table-cell>
          <table:table-cell table:formula="of:=([.C70]*[.$B$297])-([.C70]*[.$B$296])+[.$B$296]" office:value-type="float" office:value="234.73492344" calcext:value-type="float">
            <text:p>234,73492344</text:p>
          </table:table-cell>
          <table:table-cell table:formula="of:=([.D70]-[.E70])^2" office:value-type="float" office:value="56774.9391403379" calcext:value-type="float">
            <text:p>56774,9391403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1]*[.$B$297])-([.B71]*[.$B$296])+[.$B$296]" office:value-type="float" office:value="-3.54" calcext:value-type="float">
            <text:p>-3,54</text:p>
          </table:table-cell>
          <table:table-cell table:formula="of:=([.C71]*[.$B$297])-([.C71]*[.$B$296])+[.$B$296]" office:value-type="float" office:value="235.13589436" calcext:value-type="float">
            <text:p>235,13589436</text:p>
          </table:table-cell>
          <table:table-cell table:formula="of:=([.D71]-[.E71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2]*[.$B$297])-([.B72]*[.$B$296])+[.$B$296]" office:value-type="float" office:value="-3.54" calcext:value-type="float">
            <text:p>-3,54</text:p>
          </table:table-cell>
          <table:table-cell table:formula="of:=([.C72]*[.$B$297])-([.C72]*[.$B$296])+[.$B$296]" office:value-type="float" office:value="235.13589436" calcext:value-type="float">
            <text:p>235,13589436</text:p>
          </table:table-cell>
          <table:table-cell table:formula="of:=([.D72]-[.E72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3]*[.$B$297])-([.B73]*[.$B$296])+[.$B$296]" office:value-type="float" office:value="-3.54" calcext:value-type="float">
            <text:p>-3,54</text:p>
          </table:table-cell>
          <table:table-cell table:formula="of:=([.C73]*[.$B$297])-([.C73]*[.$B$296])+[.$B$296]" office:value-type="float" office:value="235.13589436" calcext:value-type="float">
            <text:p>235,13589436</text:p>
          </table:table-cell>
          <table:table-cell table:formula="of:=([.D73]-[.E73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4]*[.$B$297])-([.B74]*[.$B$296])+[.$B$296]" office:value-type="float" office:value="-3.54" calcext:value-type="float">
            <text:p>-3,54</text:p>
          </table:table-cell>
          <table:table-cell table:formula="of:=([.C74]*[.$B$297])-([.C74]*[.$B$296])+[.$B$296]" office:value-type="float" office:value="235.13589436" calcext:value-type="float">
            <text:p>235,13589436</text:p>
          </table:table-cell>
          <table:table-cell table:formula="of:=([.D74]-[.E74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8334" calcext:value-type="float">
            <text:p>0,058334</text:p>
          </table:table-cell>
          <table:table-cell table:formula="of:=([.B75]*[.$B$297])-([.B75]*[.$B$296])+[.$B$296]" office:value-type="float" office:value="-3.510000010412" calcext:value-type="float">
            <text:p>-3,5100000104</text:p>
          </table:table-cell>
          <table:table-cell table:formula="of:=([.C75]*[.$B$297])-([.C75]*[.$B$296])+[.$B$296]" office:value-type="float" office:value="235.13589436" calcext:value-type="float">
            <text:p>235,13589436</text:p>
          </table:table-cell>
          <table:table-cell table:formula="of:=([.D75]-[.E75])^2" office:value-type="float" office:value="56951.8628998539" calcext:value-type="float">
            <text:p>56951,86289985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583471" calcext:value-type="float">
            <text:p>0,0583471</text:p>
          </table:table-cell>
          <table:table-cell table:formula="of:=([.B76]*[.$B$297])-([.B76]*[.$B$296])+[.$B$296]" office:value-type="float" office:value="29.1000148576" calcext:value-type="float">
            <text:p>29,1000148576</text:p>
          </table:table-cell>
          <table:table-cell table:formula="of:=([.C76]*[.$B$297])-([.C76]*[.$B$296])+[.$B$296]" office:value-type="float" office:value="235.189493534" calcext:value-type="float">
            <text:p>235,189493534</text:p>
          </table:table-cell>
          <table:table-cell table:formula="of:=([.D76]-[.E76])^2" office:value-type="float" office:value="42472.8732211103" calcext:value-type="float">
            <text:p>42472,8732211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24603" calcext:value-type="float">
            <text:p>0,0724603</text:p>
          </table:table-cell>
          <table:table-cell table:formula="of:=([.B77]*[.$B$297])-([.B77]*[.$B$296])+[.$B$296]" office:value-type="float" office:value="315.400043694" calcext:value-type="float">
            <text:p>315,400043694</text:p>
          </table:table-cell>
          <table:table-cell table:formula="of:=([.C77]*[.$B$297])-([.C77]*[.$B$296])+[.$B$296]" office:value-type="float" office:value="292.934215862" calcext:value-type="float">
            <text:p>292,934215862</text:p>
          </table:table-cell>
          <table:table-cell table:formula="of:=([.D77]-[.E77])^2" office:value-type="float" office:value="504.713420177069" calcext:value-type="float">
            <text:p>504,71342017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8708" calcext:value-type="float">
            <text:p>0,18708</text:p>
          </table:table-cell>
          <table:table-cell table:formula="of:=([.B78]*[.$B$297])-([.B78]*[.$B$296])+[.$B$296]" office:value-type="float" office:value="530.9992433" calcext:value-type="float">
            <text:p>530,9992433</text:p>
          </table:table-cell>
          <table:table-cell table:formula="of:=([.C78]*[.$B$297])-([.C78]*[.$B$296])+[.$B$296]" office:value-type="float" office:value="761.9053032" calcext:value-type="float">
            <text:p>761,9053032</text:p>
          </table:table-cell>
          <table:table-cell table:formula="of:=([.D78]-[.E78])^2" office:value-type="float" office:value="53317.6084985425" calcext:value-type="float">
            <text:p>53317,60849854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79258" calcext:value-type="float">
            <text:p>0,279258</text:p>
          </table:table-cell>
          <table:table-cell table:formula="of:=([.B79]*[.$B$297])-([.B79]*[.$B$296])+[.$B$296]" office:value-type="float" office:value="952.70199648" calcext:value-type="float">
            <text:p>952,70199648</text:p>
          </table:table-cell>
          <table:table-cell table:formula="of:=([.C79]*[.$B$297])-([.C79]*[.$B$296])+[.$B$296]" office:value-type="float" office:value="1139.05527732" calcext:value-type="float">
            <text:p>1139,05527732</text:p>
          </table:table-cell>
          <table:table-cell table:formula="of:=([.D79]-[.E79])^2" office:value-type="float" office:value="34727.5452798319" calcext:value-type="float">
            <text:p>34727,54527983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79471" calcext:value-type="float">
            <text:p>0,379471</text:p>
          </table:table-cell>
          <table:table-cell table:formula="of:=([.B80]*[.$B$297])-([.B80]*[.$B$296])+[.$B$296]" office:value-type="float" office:value="1118.00021248" calcext:value-type="float">
            <text:p>1118,00021248</text:p>
          </table:table-cell>
          <table:table-cell table:formula="of:=([.C80]*[.$B$297])-([.C80]*[.$B$296])+[.$B$296]" office:value-type="float" office:value="1549.08077534" calcext:value-type="float">
            <text:p>1549,08077534</text:p>
          </table:table-cell>
          <table:table-cell table:formula="of:=([.D80]-[.E80])^2" office:value-type="float" office:value="185830.451675695" calcext:value-type="float">
            <text:p>185830,4516756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95046" calcext:value-type="float">
            <text:p>0,395046</text:p>
          </table:table-cell>
          <table:table-cell table:formula="of:=([.B81]*[.$B$297])-([.B81]*[.$B$296])+[.$B$296]" office:value-type="float" office:value="1858.99856418" calcext:value-type="float">
            <text:p>1858,99856418</text:p>
          </table:table-cell>
          <table:table-cell table:formula="of:=([.C81]*[.$B$297])-([.C81]*[.$B$296])+[.$B$296]" office:value-type="float" office:value="1612.80651084" calcext:value-type="float">
            <text:p>1612,80651084</text:p>
          </table:table-cell>
          <table:table-cell table:formula="of:=([.D81]-[.E81])^2" office:value-type="float" office:value="60610.5271277653" calcext:value-type="float">
            <text:p>60610,52712776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13927" calcext:value-type="float">
            <text:p>0,513927</text:p>
          </table:table-cell>
          <table:table-cell table:formula="of:=([.B82]*[.$B$297])-([.B82]*[.$B$296])+[.$B$296]" office:value-type="float" office:value="2290.00138778" calcext:value-type="float">
            <text:p>2290,00138778</text:p>
          </table:table-cell>
          <table:table-cell table:formula="of:=([.C82]*[.$B$297])-([.C82]*[.$B$296])+[.$B$296]" office:value-type="float" office:value="2099.21287758" calcext:value-type="float">
            <text:p>2099,21287758</text:p>
          </table:table-cell>
          <table:table-cell table:formula="of:=([.D82]-[.E82])^2" office:value-type="float" office:value="36400.2556243355" calcext:value-type="float">
            <text:p>36400,25562433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47785" calcext:value-type="float">
            <text:p>0,547785</text:p>
          </table:table-cell>
          <table:table-cell table:formula="of:=([.B83]*[.$B$297])-([.B83]*[.$B$296])+[.$B$296]" office:value-type="float" office:value="1796.99945856" calcext:value-type="float">
            <text:p>1796,99945856</text:p>
          </table:table-cell>
          <table:table-cell table:formula="of:=([.C83]*[.$B$297])-([.C83]*[.$B$296])+[.$B$296]" office:value-type="float" office:value="2237.7442389" calcext:value-type="float">
            <text:p>2237,7442389</text:p>
          </table:table-cell>
          <table:table-cell table:formula="of:=([.D83]-[.E83])^2" office:value-type="float" office:value="194255.961396955" calcext:value-type="float">
            <text:p>194255,9613969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95895" calcext:value-type="float">
            <text:p>0,395895</text:p>
          </table:table-cell>
          <table:table-cell table:formula="of:=([.B84]*[.$B$297])-([.B84]*[.$B$296])+[.$B$296]" office:value-type="float" office:value="2020.99899894" calcext:value-type="float">
            <text:p>2020,99899894</text:p>
          </table:table-cell>
          <table:table-cell table:formula="of:=([.C84]*[.$B$297])-([.C84]*[.$B$296])+[.$B$296]" office:value-type="float" office:value="1616.2802283" calcext:value-type="float">
            <text:p>1616,2802283</text:p>
          </table:table-cell>
          <table:table-cell table:formula="of:=([.D84]-[.E84])^2" office:value-type="float" office:value="163797.283308353" calcext:value-type="float">
            <text:p>163797,2833083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41282" calcext:value-type="float">
            <text:p>0,441282</text:p>
          </table:table-cell>
          <table:table-cell table:formula="of:=([.B85]*[.$B$297])-([.B85]*[.$B$296])+[.$B$296]" office:value-type="float" office:value="1388.00093708" calcext:value-type="float">
            <text:p>1388,00093708</text:p>
          </table:table-cell>
          <table:table-cell table:formula="of:=([.C85]*[.$B$297])-([.C85]*[.$B$296])+[.$B$296]" office:value-type="float" office:value="1801.98295428" calcext:value-type="float">
            <text:p>1801,98295428</text:p>
          </table:table-cell>
          <table:table-cell table:formula="of:=([.D85]-[.E85])^2" office:value-type="float" office:value="171381.110564981" calcext:value-type="float">
            <text:p>171381,1105649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20309" calcext:value-type="float">
            <text:p>0,220309</text:p>
          </table:table-cell>
          <table:table-cell table:formula="of:=([.B86]*[.$B$297])-([.B86]*[.$B$296])+[.$B$296]" office:value-type="float" office:value="1558.9986683" calcext:value-type="float">
            <text:p>1558,9986683</text:p>
          </table:table-cell>
          <table:table-cell table:formula="of:=([.C86]*[.$B$297])-([.C86]*[.$B$296])+[.$B$296]" office:value-type="float" office:value="897.86308586" calcext:value-type="float">
            <text:p>897,86308586</text:p>
          </table:table-cell>
          <table:table-cell table:formula="of:=([.D86]-[.E86])^2" office:value-type="float" office:value="437100.258368278" calcext:value-type="float">
            <text:p>437100,2583682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45117" calcext:value-type="float">
            <text:p>0,245117</text:p>
          </table:table-cell>
          <table:table-cell table:formula="of:=([.B87]*[.$B$297])-([.B87]*[.$B$296])+[.$B$296]" office:value-type="float" office:value="849.70156852" calcext:value-type="float">
            <text:p>849,70156852</text:p>
          </table:table-cell>
          <table:table-cell table:formula="of:=([.C87]*[.$B$297])-([.C87]*[.$B$296])+[.$B$296]" office:value-type="float" office:value="999.36601018" calcext:value-type="float">
            <text:p>999,36601018</text:p>
          </table:table-cell>
          <table:table-cell table:formula="of:=([.D87]-[.E87])^2" office:value-type="float" office:value="22399.4450973996" calcext:value-type="float">
            <text:p>22399,44509739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52112" calcext:value-type="float">
            <text:p>0,152112</text:p>
          </table:table-cell>
          <table:table-cell table:formula="of:=([.B88]*[.$B$297])-([.B88]*[.$B$296])+[.$B$296]" office:value-type="float" office:value="211.600128818" calcext:value-type="float">
            <text:p>211,600128818</text:p>
          </table:table-cell>
          <table:table-cell table:formula="of:=([.C88]*[.$B$297])-([.C88]*[.$B$296])+[.$B$296]" office:value-type="float" office:value="618.83233248" calcext:value-type="float">
            <text:p>618,83233248</text:p>
          </table:table-cell>
          <table:table-cell table:formula="of:=([.D88]-[.E88])^2" office:value-type="float" office:value="165838.067699409" calcext:value-type="float">
            <text:p>165838,0676994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727097" calcext:value-type="float">
            <text:p>0,0727097</text:p>
          </table:table-cell>
          <table:table-cell table:formula="of:=([.B89]*[.$B$297])-([.B89]*[.$B$296])+[.$B$296]" office:value-type="float" office:value="-0.20000225028" calcext:value-type="float">
            <text:p>-0,2000022503</text:p>
          </table:table-cell>
          <table:table-cell table:formula="of:=([.C89]*[.$B$297])-([.C89]*[.$B$296])+[.$B$296]" office:value-type="float" office:value="293.954645938" calcext:value-type="float">
            <text:p>293,954645938</text:p>
          </table:table-cell>
          <table:table-cell table:formula="of:=([.D89]-[.E89])^2" office:value-type="float" office:value="86526.9570507708" calcext:value-type="float">
            <text:p>86526,95705077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841457" calcext:value-type="float">
            <text:p>0,0841457</text:p>
          </table:table-cell>
          <table:table-cell table:formula="of:=([.B90]*[.$B$297])-([.B90]*[.$B$296])+[.$B$296]" office:value-type="float" office:value="-3.54" calcext:value-type="float">
            <text:p>-3,54</text:p>
          </table:table-cell>
          <table:table-cell table:formula="of:=([.C90]*[.$B$297])-([.C90]*[.$B$296])+[.$B$296]" office:value-type="float" office:value="340.745497378" calcext:value-type="float">
            <text:p>340,745497378</text:p>
          </table:table-cell>
          <table:table-cell table:formula="of:=([.D90]-[.E90])^2" office:value-type="float" office:value="118532.503704817" calcext:value-type="float">
            <text:p>118532,5037048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78157" calcext:value-type="float">
            <text:p>0,0378157</text:p>
          </table:table-cell>
          <table:table-cell table:formula="of:=([.B91]*[.$B$297])-([.B91]*[.$B$296])+[.$B$296]" office:value-type="float" office:value="-3.54" calcext:value-type="float">
            <text:p>-3,54</text:p>
          </table:table-cell>
          <table:table-cell table:formula="of:=([.C91]*[.$B$297])-([.C91]*[.$B$296])+[.$B$296]" office:value-type="float" office:value="151.184449178" calcext:value-type="float">
            <text:p>151,184449178</text:p>
          </table:table-cell>
          <table:table-cell table:formula="of:=([.D91]-[.E91])^2" office:value-type="float" office:value="23939.6551734355" calcext:value-type="float">
            <text:p>23939,65517343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79076" calcext:value-type="float">
            <text:p>0,0379076</text:p>
          </table:table-cell>
          <table:table-cell table:formula="of:=([.B92]*[.$B$297])-([.B92]*[.$B$296])+[.$B$296]" office:value-type="float" office:value="-3.54" calcext:value-type="float">
            <text:p>-3,54</text:p>
          </table:table-cell>
          <table:table-cell table:formula="of:=([.C92]*[.$B$297])-([.C92]*[.$B$296])+[.$B$296]" office:value-type="float" office:value="151.560461704" calcext:value-type="float">
            <text:p>151,560461704</text:p>
          </table:table-cell>
          <table:table-cell table:formula="of:=([.D92]-[.E92])^2" office:value-type="float" office:value="24056.153220794" calcext:value-type="float">
            <text:p>24056,1532207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508004" calcext:value-type="float">
            <text:p>0,0508004</text:p>
          </table:table-cell>
          <table:table-cell table:formula="of:=([.B93]*[.$B$297])-([.B93]*[.$B$296])+[.$B$296]" office:value-type="float" office:value="-3.54" calcext:value-type="float">
            <text:p>-3,54</text:p>
          </table:table-cell>
          <table:table-cell table:formula="of:=([.C93]*[.$B$297])-([.C93]*[.$B$296])+[.$B$296]" office:value-type="float" office:value="204.311868616" calcext:value-type="float">
            <text:p>204,311868616</text:p>
          </table:table-cell>
          <table:table-cell table:formula="of:=([.D93]-[.E93])^2" office:value-type="float" office:value="43202.3992871629" calcext:value-type="float">
            <text:p>43202,39928716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582196" calcext:value-type="float">
            <text:p>0,0582196</text:p>
          </table:table-cell>
          <table:table-cell table:formula="of:=([.B94]*[.$B$297])-([.B94]*[.$B$296])+[.$B$296]" office:value-type="float" office:value="-3.379999919146" calcext:value-type="float">
            <text:p>-3,3799999191</text:p>
          </table:table-cell>
          <table:table-cell table:formula="of:=([.C94]*[.$B$297])-([.C94]*[.$B$296])+[.$B$296]" office:value-type="float" office:value="234.667822184" calcext:value-type="float">
            <text:p>234,667822184</text:p>
          </table:table-cell>
          <table:table-cell table:formula="of:=([.D94]-[.E94])^2" office:value-type="float" office:value="56666.765608051" calcext:value-type="float">
            <text:p>56666,7656080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584041" calcext:value-type="float">
            <text:p>0,0584041</text:p>
          </table:table-cell>
          <table:table-cell table:formula="of:=([.B95]*[.$B$297])-([.B95]*[.$B$296])+[.$B$296]" office:value-type="float" office:value="-3.140000002442" calcext:value-type="float">
            <text:p>-3,1400000024</text:p>
          </table:table-cell>
          <table:table-cell table:formula="of:=([.C95]*[.$B$297])-([.C95]*[.$B$296])+[.$B$296]" office:value-type="float" office:value="235.422711314" calcext:value-type="float">
            <text:p>235,422711314</text:p>
          </table:table-cell>
          <table:table-cell table:formula="of:=([.D95]-[.E95])^2" office:value-type="float" office:value="56912.1672306521" calcext:value-type="float">
            <text:p>56912,16723065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85411" calcext:value-type="float">
            <text:p>0,0585411</text:p>
          </table:table-cell>
          <table:table-cell table:formula="of:=([.B96]*[.$B$297])-([.B96]*[.$B$296])+[.$B$296]" office:value-type="float" office:value="-3.5299999898322" calcext:value-type="float">
            <text:p>-3,5299999898</text:p>
          </table:table-cell>
          <table:table-cell table:formula="of:=([.C96]*[.$B$297])-([.C96]*[.$B$296])+[.$B$296]" office:value-type="float" office:value="235.983252294" calcext:value-type="float">
            <text:p>235,983252294</text:p>
          </table:table-cell>
          <table:table-cell table:formula="of:=([.D96]-[.E96])^2" office:value-type="float" office:value="57366.5980195787" calcext:value-type="float">
            <text:p>57366,59801957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584177" calcext:value-type="float">
            <text:p>0,0584177</text:p>
          </table:table-cell>
          <table:table-cell table:formula="of:=([.B97]*[.$B$297])-([.B97]*[.$B$296])+[.$B$296]" office:value-type="float" office:value="-1.20999889928" calcext:value-type="float">
            <text:p>-1,2099988993</text:p>
          </table:table-cell>
          <table:table-cell table:formula="of:=([.C97]*[.$B$297])-([.C97]*[.$B$296])+[.$B$296]" office:value-type="float" office:value="235.478356258" calcext:value-type="float">
            <text:p>235,478356258</text:p>
          </table:table-cell>
          <table:table-cell table:formula="of:=([.D97]-[.E97])^2" office:value-type="float" office:value="56021.3774670587" calcext:value-type="float">
            <text:p>56021,37746705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9365" calcext:value-type="float">
            <text:p>0,059365</text:p>
          </table:table-cell>
          <table:table-cell table:formula="of:=([.B98]*[.$B$297])-([.B98]*[.$B$296])+[.$B$296]" office:value-type="float" office:value="-3.490000153738" calcext:value-type="float">
            <text:p>-3,4900001537</text:p>
          </table:table-cell>
          <table:table-cell table:formula="of:=([.C98]*[.$B$297])-([.C98]*[.$B$296])+[.$B$296]" office:value-type="float" office:value="239.3542721" calcext:value-type="float">
            <text:p>239,3542721</text:p>
          </table:table-cell>
          <table:table-cell table:formula="of:=([.D98]-[.E98])^2" office:value-type="float" office:value="58973.3405664476" calcext:value-type="float">
            <text:p>58973,34056644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588425" calcext:value-type="float">
            <text:p>0,0588425</text:p>
          </table:table-cell>
          <table:table-cell table:formula="of:=([.B99]*[.$B$297])-([.B99]*[.$B$296])+[.$B$296]" office:value-type="float" office:value="-3.54" calcext:value-type="float">
            <text:p>-3,54</text:p>
          </table:table-cell>
          <table:table-cell table:formula="of:=([.C99]*[.$B$297])-([.C99]*[.$B$296])+[.$B$296]" office:value-type="float" office:value="237.21644245" calcext:value-type="float">
            <text:p>237,21644245</text:p>
          </table:table-cell>
          <table:table-cell table:formula="of:=([.D99]-[.E99])^2" office:value-type="float" office:value="57963.6645811802" calcext:value-type="float">
            <text:p>57963,66458118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583228" calcext:value-type="float">
            <text:p>0,0583228</text:p>
          </table:table-cell>
          <table:table-cell table:formula="of:=([.B100]*[.$B$297])-([.B100]*[.$B$296])+[.$B$296]" office:value-type="float" office:value="17.4899836998" calcext:value-type="float">
            <text:p>17,4899836998</text:p>
          </table:table-cell>
          <table:table-cell table:formula="of:=([.C100]*[.$B$297])-([.C100]*[.$B$296])+[.$B$296]" office:value-type="float" office:value="235.090069112" calcext:value-type="float">
            <text:p>235,090069112</text:p>
          </table:table-cell>
          <table:table-cell table:formula="of:=([.D100]-[.E100])^2" office:value-type="float" office:value="47349.7971713967" calcext:value-type="float">
            <text:p>47349,79717139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676296" calcext:value-type="float">
            <text:p>0,0676296</text:p>
          </table:table-cell>
          <table:table-cell table:formula="of:=([.B101]*[.$B$297])-([.B101]*[.$B$296])+[.$B$296]" office:value-type="float" office:value="310.900168002" calcext:value-type="float">
            <text:p>310,900168002</text:p>
          </table:table-cell>
          <table:table-cell table:formula="of:=([.C101]*[.$B$297])-([.C101]*[.$B$296])+[.$B$296]" office:value-type="float" office:value="273.169213584" calcext:value-type="float">
            <text:p>273,169213584</text:p>
          </table:table-cell>
          <table:table-cell table:formula="of:=([.D101]-[.E101])^2" office:value-type="float" office:value="1423.62492129319" calcext:value-type="float">
            <text:p>1423,62492129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83584" calcext:value-type="float">
            <text:p>0,183584</text:p>
          </table:table-cell>
          <table:table-cell table:formula="of:=([.B102]*[.$B$297])-([.B102]*[.$B$296])+[.$B$296]" office:value-type="float" office:value="384.299940678" calcext:value-type="float">
            <text:p>384,299940678</text:p>
          </table:table-cell>
          <table:table-cell table:formula="of:=([.C102]*[.$B$297])-([.C102]*[.$B$296])+[.$B$296]" office:value-type="float" office:value="747.60127936" calcext:value-type="float">
            <text:p>747,60127936</text:p>
          </table:table-cell>
          <table:table-cell table:formula="of:=([.D102]-[.E102])^2" office:value-type="float" office:value="131987.862688133" calcext:value-type="float">
            <text:p>131987,8626881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36348" calcext:value-type="float">
            <text:p>0,236348</text:p>
          </table:table-cell>
          <table:table-cell table:formula="of:=([.B103]*[.$B$297])-([.B103]*[.$B$296])+[.$B$296]" office:value-type="float" office:value="420.60131102" calcext:value-type="float">
            <text:p>420,60131102</text:p>
          </table:table-cell>
          <table:table-cell table:formula="of:=([.C103]*[.$B$297])-([.C103]*[.$B$296])+[.$B$296]" office:value-type="float" office:value="963.48729592" calcext:value-type="float">
            <text:p>963,48729592</text:p>
          </table:table-cell>
          <table:table-cell table:formula="of:=([.D103]-[.E103])^2" office:value-type="float" office:value="294725.192600843" calcext:value-type="float">
            <text:p>294725,1926008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50098" calcext:value-type="float">
            <text:p>0,250098</text:p>
          </table:table-cell>
          <table:table-cell table:formula="of:=([.B104]*[.$B$297])-([.B104]*[.$B$296])+[.$B$296]" office:value-type="float" office:value="1752.9990374" calcext:value-type="float">
            <text:p>1752,9990374</text:p>
          </table:table-cell>
          <table:table-cell table:formula="of:=([.C104]*[.$B$297])-([.C104]*[.$B$296])+[.$B$296]" office:value-type="float" office:value="1019.74597092" calcext:value-type="float">
            <text:p>1019,74597092</text:p>
          </table:table-cell>
          <table:table-cell table:formula="of:=([.D104]-[.E104])^2" office:value-type="float" office:value="537660.059502324" calcext:value-type="float">
            <text:p>537660,0595023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69989" calcext:value-type="float">
            <text:p>0,469989</text:p>
          </table:table-cell>
          <table:table-cell table:formula="of:=([.B105]*[.$B$297])-([.B105]*[.$B$296])+[.$B$296]" office:value-type="float" office:value="2819.99902168" calcext:value-type="float">
            <text:p>2819,99902168</text:p>
          </table:table-cell>
          <table:table-cell table:formula="of:=([.C105]*[.$B$297])-([.C105]*[.$B$296])+[.$B$296]" office:value-type="float" office:value="1919.43879306" calcext:value-type="float">
            <text:p>1919,43879306</text:p>
          </table:table-cell>
          <table:table-cell table:formula="of:=([.D105]-[.E105])^2" office:value-type="float" office:value="811008.725372106" calcext:value-type="float">
            <text:p>811008,725372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09696" calcext:value-type="float">
            <text:p>0,609696</text:p>
          </table:table-cell>
          <table:table-cell table:formula="of:=([.B106]*[.$B$297])-([.B106]*[.$B$296])+[.$B$296]" office:value-type="float" office:value="3522.00090564" calcext:value-type="float">
            <text:p>3522,00090564</text:p>
          </table:table-cell>
          <table:table-cell table:formula="of:=([.C106]*[.$B$297])-([.C106]*[.$B$296])+[.$B$296]" office:value-type="float" office:value="2491.05557184" calcext:value-type="float">
            <text:p>2491,05557184</text:p>
          </table:table-cell>
          <table:table-cell table:formula="of:=([.D106]-[.E106])^2" office:value-type="float" office:value="1062848.28128399" calcext:value-type="float">
            <text:p>1062848,281283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31192" calcext:value-type="float">
            <text:p>0,731192</text:p>
          </table:table-cell>
          <table:table-cell table:formula="of:=([.B107]*[.$B$297])-([.B107]*[.$B$296])+[.$B$296]" office:value-type="float" office:value="3660.00036676" calcext:value-type="float">
            <text:p>3660,00036676</text:p>
          </table:table-cell>
          <table:table-cell table:formula="of:=([.C107]*[.$B$297])-([.C107]*[.$B$296])+[.$B$296]" office:value-type="float" office:value="2988.16131568" calcext:value-type="float">
            <text:p>2988,16131568</text:p>
          </table:table-cell>
          <table:table-cell table:formula="of:=([.D107]-[.E107])^2" office:value-type="float" office:value="451367.710556075" calcext:value-type="float">
            <text:p>451367,7105560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96034" calcext:value-type="float">
            <text:p>0,796034</text:p>
          </table:table-cell>
          <table:table-cell table:formula="of:=([.B108]*[.$B$297])-([.B108]*[.$B$296])+[.$B$296]" office:value-type="float" office:value="1162.9989694" calcext:value-type="float">
            <text:p>1162,9989694</text:p>
          </table:table-cell>
          <table:table-cell table:formula="of:=([.C108]*[.$B$297])-([.C108]*[.$B$296])+[.$B$296]" office:value-type="float" office:value="3253.46495236" calcext:value-type="float">
            <text:p>3253,46495236</text:p>
          </table:table-cell>
          <table:table-cell table:formula="of:=([.D108]-[.E108])^2" office:value-type="float" office:value="4370048.02591292" calcext:value-type="float">
            <text:p>4370048,025912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97402" calcext:value-type="float">
            <text:p>0,197402</text:p>
          </table:table-cell>
          <table:table-cell table:formula="of:=([.B109]*[.$B$297])-([.B109]*[.$B$296])+[.$B$296]" office:value-type="float" office:value="1599.99999064" calcext:value-type="float">
            <text:p>1599,99999064</text:p>
          </table:table-cell>
          <table:table-cell table:formula="of:=([.C109]*[.$B$297])-([.C109]*[.$B$296])+[.$B$296]" office:value-type="float" office:value="804.13817908" calcext:value-type="float">
            <text:p>804,13817908</text:p>
          </table:table-cell>
          <table:table-cell table:formula="of:=([.D109]-[.E109])^2" office:value-type="float" office:value="633396.023099565" calcext:value-type="float">
            <text:p>633396,0230995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154777" calcext:value-type="float">
            <text:p>0,154777</text:p>
          </table:table-cell>
          <table:table-cell table:formula="of:=([.B110]*[.$B$297])-([.B110]*[.$B$296])+[.$B$296]" office:value-type="float" office:value="886.09990836" calcext:value-type="float">
            <text:p>886,09990836</text:p>
          </table:table-cell>
          <table:table-cell table:formula="of:=([.C110]*[.$B$297])-([.C110]*[.$B$296])+[.$B$296]" office:value-type="float" office:value="629.73628658" calcext:value-type="float">
            <text:p>629,73628658</text:p>
          </table:table-cell>
          <table:table-cell table:formula="of:=([.D110]-[.E110])^2" office:value-type="float" office:value="65722.3065721588" calcext:value-type="float">
            <text:p>65722,30657215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10312" calcext:value-type="float">
            <text:p>0,10312</text:p>
          </table:table-cell>
          <table:table-cell table:formula="of:=([.B111]*[.$B$297])-([.B111]*[.$B$296])+[.$B$296]" office:value-type="float" office:value="793.50017508" calcext:value-type="float">
            <text:p>793,50017508</text:p>
          </table:table-cell>
          <table:table-cell table:formula="of:=([.C111]*[.$B$297])-([.C111]*[.$B$296])+[.$B$296]" office:value-type="float" office:value="418.3796048" calcext:value-type="float">
            <text:p>418,3796048</text:p>
          </table:table-cell>
          <table:table-cell table:formula="of:=([.D111]-[.E111])^2" office:value-type="float" office:value="140715.442247192" calcext:value-type="float">
            <text:p>140715,4422471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-0.00962354" calcext:value-type="float">
            <text:p>-0,00962354</text:p>
          </table:table-cell>
          <table:table-cell table:formula="of:=([.B112]*[.$B$297])-([.B112]*[.$B$296])+[.$B$296]" office:value-type="float" office:value="166.2998254" calcext:value-type="float">
            <text:p>166,2998254</text:p>
          </table:table-cell>
          <table:table-cell table:formula="of:=([.C112]*[.$B$297])-([.C112]*[.$B$296])+[.$B$296]" office:value-type="float" office:value="-42.9150988516" calcext:value-type="float">
            <text:p>-42,9150988516</text:p>
          </table:table-cell>
          <table:table-cell table:formula="of:=([.D112]-[.E112])^2" office:value-type="float" office:value="43770.8845296027" calcext:value-type="float">
            <text:p>43770,88452960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15983" calcext:value-type="float">
            <text:p>0,115983</text:p>
          </table:table-cell>
          <table:table-cell table:formula="of:=([.B113]*[.$B$297])-([.B113]*[.$B$296])+[.$B$296]" office:value-type="float" office:value="-2.03000079684" calcext:value-type="float">
            <text:p>-2,0300007968</text:p>
          </table:table-cell>
          <table:table-cell table:formula="of:=([.C113]*[.$B$297])-([.C113]*[.$B$296])+[.$B$296]" office:value-type="float" office:value="471.00908382" calcext:value-type="float">
            <text:p>471,00908382</text:p>
          </table:table-cell>
          <table:table-cell table:formula="of:=([.D113]-[.E113])^2" office:value-type="float" office:value="223765.975575138" calcext:value-type="float">
            <text:p>223765,9755751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29409" calcext:value-type="float">
            <text:p>0,0329409</text:p>
          </table:table-cell>
          <table:table-cell table:formula="of:=([.B114]*[.$B$297])-([.B114]*[.$B$296])+[.$B$296]" office:value-type="float" office:value="-1.4000018338" calcext:value-type="float">
            <text:p>-1,4000018338</text:p>
          </table:table-cell>
          <table:table-cell table:formula="of:=([.C114]*[.$B$297])-([.C114]*[.$B$296])+[.$B$296]" office:value-type="float" office:value="131.239009986" calcext:value-type="float">
            <text:p>131,239009986</text:p>
          </table:table-cell>
          <table:table-cell table:formula="of:=([.D114]-[.E114])^2" office:value-type="float" office:value="17593.107456533" calcext:value-type="float">
            <text:p>17593,1074565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707264" calcext:value-type="float">
            <text:p>0,0707264</text:p>
          </table:table-cell>
          <table:table-cell table:formula="of:=([.B115]*[.$B$297])-([.B115]*[.$B$296])+[.$B$296]" office:value-type="float" office:value="-2.46000119314" calcext:value-type="float">
            <text:p>-2,4600011931</text:p>
          </table:table-cell>
          <table:table-cell table:formula="of:=([.C115]*[.$B$297])-([.C115]*[.$B$296])+[.$B$296]" office:value-type="float" office:value="285.839894656" calcext:value-type="float">
            <text:p>285,839894656</text:p>
          </table:table-cell>
          <table:table-cell table:formula="of:=([.D115]-[.E115])^2" office:value-type="float" office:value="83116.8299466249" calcext:value-type="float">
            <text:p>83116,82994662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84614" calcext:value-type="float">
            <text:p>0,0384614</text:p>
          </table:table-cell>
          <table:table-cell table:formula="of:=([.B116]*[.$B$297])-([.B116]*[.$B$296])+[.$B$296]" office:value-type="float" office:value="-2.00000162556" calcext:value-type="float">
            <text:p>-2,0000016256</text:p>
          </table:table-cell>
          <table:table-cell table:formula="of:=([.C116]*[.$B$297])-([.C116]*[.$B$296])+[.$B$296]" office:value-type="float" office:value="153.826356556" calcext:value-type="float">
            <text:p>153,826356556</text:p>
          </table:table-cell>
          <table:table-cell table:formula="of:=([.D116]-[.E116])^2" office:value-type="float" office:value="24281.8539041278" calcext:value-type="float">
            <text:p>24281,85390412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532274" calcext:value-type="float">
            <text:p>0,0532274</text:p>
          </table:table-cell>
          <table:table-cell table:formula="of:=([.B117]*[.$B$297])-([.B117]*[.$B$296])+[.$B$296]" office:value-type="float" office:value="-3.54" calcext:value-type="float">
            <text:p>-3,54</text:p>
          </table:table-cell>
          <table:table-cell table:formula="of:=([.C117]*[.$B$297])-([.C117]*[.$B$296])+[.$B$296]" office:value-type="float" office:value="214.242036196" calcext:value-type="float">
            <text:p>214,242036196</text:p>
          </table:table-cell>
          <table:table-cell table:formula="of:=([.D117]-[.E117])^2" office:value-type="float" office:value="47429.0152896758" calcext:value-type="float">
            <text:p>47429,01528967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587352" calcext:value-type="float">
            <text:p>0,0587352</text:p>
          </table:table-cell>
          <table:table-cell table:formula="of:=([.B118]*[.$B$297])-([.B118]*[.$B$296])+[.$B$296]" office:value-type="float" office:value="-2.17000102102" calcext:value-type="float">
            <text:p>-2,170001021</text:p>
          </table:table-cell>
          <table:table-cell table:formula="of:=([.C118]*[.$B$297])-([.C118]*[.$B$296])+[.$B$296]" office:value-type="float" office:value="236.777420208" calcext:value-type="float">
            <text:p>236,777420208</text:p>
          </table:table-cell>
          <table:table-cell table:formula="of:=([.D118]-[.E118])^2" office:value-type="float" office:value="57095.8701119987" calcext:value-type="float">
            <text:p>57095,87011199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589301" calcext:value-type="float">
            <text:p>0,0589301</text:p>
          </table:table-cell>
          <table:table-cell table:formula="of:=([.B119]*[.$B$297])-([.B119]*[.$B$296])+[.$B$296]" office:value-type="float" office:value="-1.66999846686" calcext:value-type="float">
            <text:p>-1,6699984669</text:p>
          </table:table-cell>
          <table:table-cell table:formula="of:=([.C119]*[.$B$297])-([.C119]*[.$B$296])+[.$B$296]" office:value-type="float" office:value="237.574861354" calcext:value-type="float">
            <text:p>237,574861354</text:p>
          </table:table-cell>
          <table:table-cell table:formula="of:=([.D119]-[.E119])^2" office:value-type="float" office:value="57238.102950703" calcext:value-type="float">
            <text:p>57238,1029507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594953" calcext:value-type="float">
            <text:p>0,0594953</text:p>
          </table:table-cell>
          <table:table-cell table:formula="of:=([.B120]*[.$B$297])-([.B120]*[.$B$296])+[.$B$296]" office:value-type="float" office:value="-2.57000224604" calcext:value-type="float">
            <text:p>-2,570002246</text:p>
          </table:table-cell>
          <table:table-cell table:formula="of:=([.C120]*[.$B$297])-([.C120]*[.$B$296])+[.$B$296]" office:value-type="float" office:value="239.887399762" calcext:value-type="float">
            <text:p>239,887399762</text:p>
          </table:table-cell>
          <table:table-cell table:formula="of:=([.D120]-[.E120])^2" office:value-type="float" office:value="58785.5917884883" calcext:value-type="float">
            <text:p>58785,59178848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590736" calcext:value-type="float">
            <text:p>0,0590736</text:p>
          </table:table-cell>
          <table:table-cell table:formula="of:=([.B121]*[.$B$297])-([.B121]*[.$B$296])+[.$B$296]" office:value-type="float" office:value="-3.54" calcext:value-type="float">
            <text:p>-3,54</text:p>
          </table:table-cell>
          <table:table-cell table:formula="of:=([.C121]*[.$B$297])-([.C121]*[.$B$296])+[.$B$296]" office:value-type="float" office:value="238.161997344" calcext:value-type="float">
            <text:p>238,161997344</text:p>
          </table:table-cell>
          <table:table-cell table:formula="of:=([.D121]-[.E121])^2" office:value-type="float" office:value="58419.855520079" calcext:value-type="float">
            <text:p>58419,8555200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58617" calcext:value-type="float">
            <text:p>0,058617</text:p>
          </table:table-cell>
          <table:table-cell table:formula="of:=([.B122]*[.$B$297])-([.B122]*[.$B$296])+[.$B$296]" office:value-type="float" office:value="-3.54" calcext:value-type="float">
            <text:p>-3,54</text:p>
          </table:table-cell>
          <table:table-cell table:formula="of:=([.C122]*[.$B$297])-([.C122]*[.$B$296])+[.$B$296]" office:value-type="float" office:value="236.29380018" calcext:value-type="float">
            <text:p>236,29380018</text:p>
          </table:table-cell>
          <table:table-cell table:formula="of:=([.D122]-[.E122])^2" office:value-type="float" office:value="57520.2517087802" calcext:value-type="float">
            <text:p>57520,25170878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584147" calcext:value-type="float">
            <text:p>0,0584147</text:p>
          </table:table-cell>
          <table:table-cell table:formula="of:=([.B123]*[.$B$297])-([.B123]*[.$B$296])+[.$B$296]" office:value-type="float" office:value="-3.450000031236" calcext:value-type="float">
            <text:p>-3,4500000312</text:p>
          </table:table-cell>
          <table:table-cell table:formula="of:=([.C123]*[.$B$297])-([.C123]*[.$B$296])+[.$B$296]" office:value-type="float" office:value="235.466081638" calcext:value-type="float">
            <text:p>235,466081638</text:p>
          </table:table-cell>
          <table:table-cell table:formula="of:=([.D123]-[.E123])^2" office:value-type="float" office:value="57080.8940801811" calcext:value-type="float">
            <text:p>57080,89408018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583773" calcext:value-type="float">
            <text:p>0,0583773</text:p>
          </table:table-cell>
          <table:table-cell table:formula="of:=([.B124]*[.$B$297])-([.B124]*[.$B$296])+[.$B$296]" office:value-type="float" office:value="18.7199824546" calcext:value-type="float">
            <text:p>18,7199824546</text:p>
          </table:table-cell>
          <table:table-cell table:formula="of:=([.C124]*[.$B$297])-([.C124]*[.$B$296])+[.$B$296]" office:value-type="float" office:value="235.313058042" calcext:value-type="float">
            <text:p>235,313058042</text:p>
          </table:table-cell>
          <table:table-cell table:formula="of:=([.D124]-[.E124])^2" office:value-type="float" office:value="46912.5603924092" calcext:value-type="float">
            <text:p>46912,56039240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679839" calcext:value-type="float">
            <text:p>0,0679839</text:p>
          </table:table-cell>
          <table:table-cell table:formula="of:=([.B125]*[.$B$297])-([.B125]*[.$B$296])+[.$B$296]" office:value-type="float" office:value="153.999837852" calcext:value-type="float">
            <text:p>153,999837852</text:p>
          </table:table-cell>
          <table:table-cell table:formula="of:=([.C125]*[.$B$297])-([.C125]*[.$B$296])+[.$B$296]" office:value-type="float" office:value="274.618846206" calcext:value-type="float">
            <text:p>274,618846206</text:p>
          </table:table-cell>
          <table:table-cell table:formula="of:=([.D125]-[.E125])^2" office:value-type="float" office:value="14548.9451763023" calcext:value-type="float">
            <text:p>14548,94517630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27285" calcext:value-type="float">
            <text:p>0,127285</text:p>
          </table:table-cell>
          <table:table-cell table:formula="of:=([.B126]*[.$B$297])-([.B126]*[.$B$296])+[.$B$296]" office:value-type="float" office:value="1110.00125178" calcext:value-type="float">
            <text:p>1110,00125178</text:p>
          </table:table-cell>
          <table:table-cell table:formula="of:=([.C126]*[.$B$297])-([.C126]*[.$B$296])+[.$B$296]" office:value-type="float" office:value="517.2516689" calcext:value-type="float">
            <text:p>517,2516689</text:p>
          </table:table-cell>
          <table:table-cell table:formula="of:=([.D126]-[.E126])^2" office:value-type="float" office:value="351352.068004414" calcext:value-type="float">
            <text:p>351352,0680044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79842" calcext:value-type="float">
            <text:p>0,379842</text:p>
          </table:table-cell>
          <table:table-cell table:formula="of:=([.B127]*[.$B$297])-([.B127]*[.$B$296])+[.$B$296]" office:value-type="float" office:value="2207.00040734" calcext:value-type="float">
            <text:p>2207,00040734</text:p>
          </table:table-cell>
          <table:table-cell table:formula="of:=([.C127]*[.$B$297])-([.C127]*[.$B$296])+[.$B$296]" office:value-type="float" office:value="1550.59873668" calcext:value-type="float">
            <text:p>1550,59873668</text:p>
          </table:table-cell>
          <table:table-cell table:formula="of:=([.D127]-[.E127])^2" office:value-type="float" office:value="430863.153245239" calcext:value-type="float">
            <text:p>430863,1532452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45009" calcext:value-type="float">
            <text:p>0,545009</text:p>
          </table:table-cell>
          <table:table-cell table:formula="of:=([.B128]*[.$B$297])-([.B128]*[.$B$296])+[.$B$296]" office:value-type="float" office:value="3016.9984896" calcext:value-type="float">
            <text:p>3016,9984896</text:p>
          </table:table-cell>
          <table:table-cell table:formula="of:=([.C128]*[.$B$297])-([.C128]*[.$B$296])+[.$B$296]" office:value-type="float" office:value="2226.38612386" calcext:value-type="float">
            <text:p>2226,38612386</text:p>
          </table:table-cell>
          <table:table-cell table:formula="of:=([.D128]-[.E128])^2" office:value-type="float" office:value="625067.912861" calcext:value-type="float">
            <text:p>625067,912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51727" calcext:value-type="float">
            <text:p>0,651727</text:p>
          </table:table-cell>
          <table:table-cell table:formula="of:=([.B129]*[.$B$297])-([.B129]*[.$B$296])+[.$B$296]" office:value-type="float" office:value="3114.99905568" calcext:value-type="float">
            <text:p>3114,99905568</text:p>
          </table:table-cell>
          <table:table-cell table:formula="of:=([.C129]*[.$B$297])-([.C129]*[.$B$296])+[.$B$296]" office:value-type="float" office:value="2663.02708958" calcext:value-type="float">
            <text:p>2663,02708958</text:p>
          </table:table-cell>
          <table:table-cell table:formula="of:=([.D129]-[.E129])^2" office:value-type="float" office:value="204278.658140299" calcext:value-type="float">
            <text:p>204278,6581402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705815" calcext:value-type="float">
            <text:p>0,705815</text:p>
          </table:table-cell>
          <table:table-cell table:formula="of:=([.B130]*[.$B$297])-([.B130]*[.$B$296])+[.$B$296]" office:value-type="float" office:value="3443.00145132" calcext:value-type="float">
            <text:p>3443,00145132</text:p>
          </table:table-cell>
          <table:table-cell table:formula="of:=([.C130]*[.$B$297])-([.C130]*[.$B$296])+[.$B$296]" office:value-type="float" office:value="2884.3303051" calcext:value-type="float">
            <text:p>2884,3303051</text:p>
          </table:table-cell>
          <table:table-cell table:formula="of:=([.D130]-[.E130])^2" office:value-type="float" office:value="312113.449618768" calcext:value-type="float">
            <text:p>312113,4496187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55221" calcext:value-type="float">
            <text:p>0,755221</text:p>
          </table:table-cell>
          <table:table-cell table:formula="of:=([.B131]*[.$B$297])-([.B131]*[.$B$296])+[.$B$296]" office:value-type="float" office:value="3542.99868892" calcext:value-type="float">
            <text:p>3542,99868892</text:p>
          </table:table-cell>
          <table:table-cell table:formula="of:=([.C131]*[.$B$297])-([.C131]*[.$B$296])+[.$B$296]" office:value-type="float" office:value="3086.47693034" calcext:value-type="float">
            <text:p>3086,47693034</text:p>
          </table:table-cell>
          <table:table-cell table:formula="of:=([.D131]-[.E131])^2" office:value-type="float" office:value="208412.116056976" calcext:value-type="float">
            <text:p>208412,1160569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93946" calcext:value-type="float">
            <text:p>0,693946</text:p>
          </table:table-cell>
          <table:table-cell table:formula="of:=([.B132]*[.$B$297])-([.B132]*[.$B$296])+[.$B$296]" office:value-type="float" office:value="3455.00193814" calcext:value-type="float">
            <text:p>3455,00193814</text:p>
          </table:table-cell>
          <table:table-cell table:formula="of:=([.C132]*[.$B$297])-([.C132]*[.$B$296])+[.$B$296]" office:value-type="float" office:value="2835.76781684" calcext:value-type="float">
            <text:p>2835,76781684</text:p>
          </table:table-cell>
          <table:table-cell table:formula="of:=([.D132]-[.E132])^2" office:value-type="float" office:value="383450.896982184" calcext:value-type="float">
            <text:p>383450,8969821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16195" calcext:value-type="float">
            <text:p>0,616195</text:p>
          </table:table-cell>
          <table:table-cell table:formula="of:=([.B133]*[.$B$297])-([.B133]*[.$B$296])+[.$B$296]" office:value-type="float" office:value="2866.0002059" calcext:value-type="float">
            <text:p>2866,0002059</text:p>
          </table:table-cell>
          <table:table-cell table:formula="of:=([.C133]*[.$B$297])-([.C133]*[.$B$296])+[.$B$296]" office:value-type="float" office:value="2517.6464903" calcext:value-type="float">
            <text:p>2517,6464903</text:p>
          </table:table-cell>
          <table:table-cell table:formula="of:=([.D133]-[.E133])^2" office:value-type="float" office:value="121350.311172326" calcext:value-type="float">
            <text:p>121350,3111723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37678" calcext:value-type="float">
            <text:p>0,437678</text:p>
          </table:table-cell>
          <table:table-cell table:formula="of:=([.B134]*[.$B$297])-([.B134]*[.$B$296])+[.$B$296]" office:value-type="float" office:value="2052.99893328" calcext:value-type="float">
            <text:p>2052,99893328</text:p>
          </table:table-cell>
          <table:table-cell table:formula="of:=([.C134]*[.$B$297])-([.C134]*[.$B$296])+[.$B$296]" office:value-type="float" office:value="1787.23704412" calcext:value-type="float">
            <text:p>1787,23704412</text:p>
          </table:table-cell>
          <table:table-cell table:formula="of:=([.D134]-[.E134])^2" office:value-type="float" office:value="70629.3817298923" calcext:value-type="float">
            <text:p>70629,38172989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46261" calcext:value-type="float">
            <text:p>0,246261</text:p>
          </table:table-cell>
          <table:table-cell table:formula="of:=([.B135]*[.$B$297])-([.B135]*[.$B$296])+[.$B$296]" office:value-type="float" office:value="955.50060984" calcext:value-type="float">
            <text:p>955,50060984</text:p>
          </table:table-cell>
          <table:table-cell table:formula="of:=([.C135]*[.$B$297])-([.C135]*[.$B$296])+[.$B$296]" office:value-type="float" office:value="1004.04673194" calcext:value-type="float">
            <text:p>1004,04673194</text:p>
          </table:table-cell>
          <table:table-cell table:formula="of:=([.D135]-[.E135])^2" office:value-type="float" office:value="2356.72597094811" calcext:value-type="float">
            <text:p>2356,72597094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779546" calcext:value-type="float">
            <text:p>0,0779546</text:p>
          </table:table-cell>
          <table:table-cell table:formula="of:=([.B136]*[.$B$297])-([.B136]*[.$B$296])+[.$B$296]" office:value-type="float" office:value="103.99999159" calcext:value-type="float">
            <text:p>103,99999159</text:p>
          </table:table-cell>
          <table:table-cell table:formula="of:=([.C136]*[.$B$297])-([.C136]*[.$B$296])+[.$B$296]" office:value-type="float" office:value="315.414364084" calcext:value-type="float">
            <text:p>315,414364084</text:p>
          </table:table-cell>
          <table:table-cell table:formula="of:=([.D136]-[.E136])^2" office:value-type="float" office:value="44696.0368970318" calcext:value-type="float">
            <text:p>44696,03689703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313034" calcext:value-type="float">
            <text:p>0,0313034</text:p>
          </table:table-cell>
          <table:table-cell table:formula="of:=([.B137]*[.$B$297])-([.B137]*[.$B$296])+[.$B$296]" office:value-type="float" office:value="1189.99904186" calcext:value-type="float">
            <text:p>1189,99904186</text:p>
          </table:table-cell>
          <table:table-cell table:formula="of:=([.C137]*[.$B$297])-([.C137]*[.$B$296])+[.$B$296]" office:value-type="float" office:value="124.539113236" calcext:value-type="float">
            <text:p>124,539113236</text:p>
          </table:table-cell>
          <table:table-cell table:formula="of:=([.D137]-[.E137])^2" office:value-type="float" office:value="1135204.85950346" calcext:value-type="float">
            <text:p>1135204,859503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163443" calcext:value-type="float">
            <text:p>0,163443</text:p>
          </table:table-cell>
          <table:table-cell table:formula="of:=([.B138]*[.$B$297])-([.B138]*[.$B$296])+[.$B$296]" office:value-type="float" office:value="-3.54" calcext:value-type="float">
            <text:p>-3,54</text:p>
          </table:table-cell>
          <table:table-cell table:formula="of:=([.C138]*[.$B$297])-([.C138]*[.$B$296])+[.$B$296]" office:value-type="float" office:value="665.19357222" calcext:value-type="float">
            <text:p>665,19357222</text:p>
          </table:table-cell>
          <table:table-cell table:formula="of:=([.D138]-[.E138])^2" office:value-type="float" office:value="447204.590614122" calcext:value-type="float">
            <text:p>447204,5906141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0.0000278886" calcext:value-type="float">
            <text:p>-2,78886E-05</text:p>
          </table:table-cell>
          <table:table-cell table:formula="of:=([.B139]*[.$B$297])-([.B139]*[.$B$296])+[.$B$296]" office:value-type="float" office:value="-3.54" calcext:value-type="float">
            <text:p>-3,54</text:p>
          </table:table-cell>
          <table:table-cell table:formula="of:=([.C139]*[.$B$297])-([.C139]*[.$B$296])+[.$B$296]" office:value-type="float" office:value="-3.654107322444" calcext:value-type="float">
            <text:p>-3,6541073224</text:p>
          </table:table-cell>
          <table:table-cell table:formula="of:=([.D139]-[.E139])^2" office:value-type="float" office:value="0.013020481035339" calcext:value-type="float">
            <text:p>0,0130204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-0.0692048" calcext:value-type="float">
            <text:p>-0,0692048</text:p>
          </table:table-cell>
          <table:table-cell table:formula="of:=([.B140]*[.$B$297])-([.B140]*[.$B$296])+[.$B$296]" office:value-type="float" office:value="2091.99949256" calcext:value-type="float">
            <text:p>2091,99949256</text:p>
          </table:table-cell>
          <table:table-cell table:formula="of:=([.C140]*[.$B$297])-([.C140]*[.$B$296])+[.$B$296]" office:value-type="float" office:value="-286.694207392" calcext:value-type="float">
            <text:p>-286,694207392</text:p>
          </table:table-cell>
          <table:table-cell table:formula="of:=([.D140]-[.E140])^2" office:value-type="float" office:value="5658183.71819134" calcext:value-type="float">
            <text:p>5658183,71819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416625" calcext:value-type="float">
            <text:p>0,416625</text:p>
          </table:table-cell>
          <table:table-cell table:formula="of:=([.B141]*[.$B$297])-([.B141]*[.$B$296])+[.$B$296]" office:value-type="float" office:value="-3.54" calcext:value-type="float">
            <text:p>-3,54</text:p>
          </table:table-cell>
          <table:table-cell table:formula="of:=([.C141]*[.$B$297])-([.C141]*[.$B$296])+[.$B$296]" office:value-type="float" office:value="1701.0978525" calcext:value-type="float">
            <text:p>1701,0978525</text:p>
          </table:table-cell>
          <table:table-cell table:formula="of:=([.D141]-[.E141])^2" office:value-type="float" office:value="2905790.20817581" calcext:value-type="float">
            <text:p>2905790,208175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0.011774" calcext:value-type="float">
            <text:p>-0,011774</text:p>
          </table:table-cell>
          <table:table-cell table:formula="of:=([.B142]*[.$B$297])-([.B142]*[.$B$296])+[.$B$296]" office:value-type="float" office:value="-3.54" calcext:value-type="float">
            <text:p>-3,54</text:p>
          </table:table-cell>
          <table:table-cell table:formula="of:=([.C142]*[.$B$297])-([.C142]*[.$B$296])+[.$B$296]" office:value-type="float" office:value="-51.71379196" calcext:value-type="float">
            <text:p>-51,71379196</text:p>
          </table:table-cell>
          <table:table-cell table:formula="of:=([.D142]-[.E142])^2" office:value-type="float" office:value="2320.71423180536" calcext:value-type="float">
            <text:p>2320,71423180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196826" calcext:value-type="float">
            <text:p>0,0196826</text:p>
          </table:table-cell>
          <table:table-cell table:formula="of:=([.B143]*[.$B$297])-([.B143]*[.$B$296])+[.$B$296]" office:value-type="float" office:value="-3.5299999898322" calcext:value-type="float">
            <text:p>-3,5299999898</text:p>
          </table:table-cell>
          <table:table-cell table:formula="of:=([.C143]*[.$B$297])-([.C143]*[.$B$296])+[.$B$296]" office:value-type="float" office:value="76.992145204" calcext:value-type="float">
            <text:p>76,992145204</text:p>
          </table:table-cell>
          <table:table-cell table:formula="of:=([.D143]-[.E143])^2" office:value-type="float" office:value="6483.81586661659" calcext:value-type="float">
            <text:p>6483,81586661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13401" calcext:value-type="float">
            <text:p>0,213401</text:p>
          </table:table-cell>
          <table:table-cell table:formula="of:=([.B144]*[.$B$297])-([.B144]*[.$B$296])+[.$B$296]" office:value-type="float" office:value="3694.00106416" calcext:value-type="float">
            <text:p>3694,00106416</text:p>
          </table:table-cell>
          <table:table-cell table:formula="of:=([.C144]*[.$B$297])-([.C144]*[.$B$296])+[.$B$296]" office:value-type="float" office:value="869.59872754" calcext:value-type="float">
            <text:p>869,59872754</text:p>
          </table:table-cell>
          <table:table-cell table:formula="of:=([.D144]-[.E144])^2" office:value-type="float" office:value="7977248.55910452" calcext:value-type="float">
            <text:p>7977248,559104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0.154581" calcext:value-type="float">
            <text:p>-0,154581</text:p>
          </table:table-cell>
          <table:table-cell table:formula="of:=([.B145]*[.$B$297])-([.B145]*[.$B$296])+[.$B$296]" office:value-type="float" office:value="-3.54" calcext:value-type="float">
            <text:p>-3,54</text:p>
          </table:table-cell>
          <table:table-cell table:formula="of:=([.C145]*[.$B$297])-([.C145]*[.$B$296])+[.$B$296]" office:value-type="float" office:value="-636.01434474" calcext:value-type="float">
            <text:p>-636,01434474</text:p>
          </table:table-cell>
          <table:table-cell table:formula="of:=([.D145]-[.E145])^2" office:value-type="float" office:value="400023.796754292" calcext:value-type="float">
            <text:p>400023,7967542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104341" calcext:value-type="float">
            <text:p>0,104341</text:p>
          </table:table-cell>
          <table:table-cell table:formula="of:=([.B146]*[.$B$297])-([.B146]*[.$B$296])+[.$B$296]" office:value-type="float" office:value="2290.99972354" calcext:value-type="float">
            <text:p>2290,99972354</text:p>
          </table:table-cell>
          <table:table-cell table:formula="of:=([.C146]*[.$B$297])-([.C146]*[.$B$296])+[.$B$296]" office:value-type="float" office:value="423.37537514" calcext:value-type="float">
            <text:p>423,37537514</text:p>
          </table:table-cell>
          <table:table-cell table:formula="of:=([.D146]-[.E146])^2" office:value-type="float" office:value="3488020.70673652" calcext:value-type="float">
            <text:p>3488020,706736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912482" calcext:value-type="float">
            <text:p>0,0912482</text:p>
          </table:table-cell>
          <table:table-cell table:formula="of:=([.B147]*[.$B$297])-([.B147]*[.$B$296])+[.$B$296]" office:value-type="float" office:value="-3.5299999898322" calcext:value-type="float">
            <text:p>-3,5299999898</text:p>
          </table:table-cell>
          <table:table-cell table:formula="of:=([.C147]*[.$B$297])-([.C147]*[.$B$296])+[.$B$296]" office:value-type="float" office:value="369.805660228" calcext:value-type="float">
            <text:p>369,805660228</text:p>
          </table:table-cell>
          <table:table-cell table:formula="of:=([.D147]-[.E147])^2" office:value-type="float" office:value="139379.515190285" calcext:value-type="float">
            <text:p>139379,5151902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0.163272" calcext:value-type="float">
            <text:p>-0,163272</text:p>
          </table:table-cell>
          <table:table-cell table:formula="of:=([.B148]*[.$B$297])-([.B148]*[.$B$296])+[.$B$296]" office:value-type="float" office:value="-3.54" calcext:value-type="float">
            <text:p>-3,54</text:p>
          </table:table-cell>
          <table:table-cell table:formula="of:=([.C148]*[.$B$297])-([.C148]*[.$B$296])+[.$B$296]" office:value-type="float" office:value="-671.57391888" calcext:value-type="float">
            <text:p>-671,57391888</text:p>
          </table:table-cell>
          <table:table-cell table:formula="of:=([.D148]-[.E148])^2" office:value-type="float" office:value="446269.31677417" calcext:value-type="float">
            <text:p>446269,316774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450299" calcext:value-type="float">
            <text:p>-0,450299</text:p>
          </table:table-cell>
          <table:table-cell table:formula="of:=([.B149]*[.$B$297])-([.B149]*[.$B$296])+[.$B$296]" office:value-type="float" office:value="3559.99903762" calcext:value-type="float">
            <text:p>3559,99903762</text:p>
          </table:table-cell>
          <table:table-cell table:formula="of:=([.C149]*[.$B$297])-([.C149]*[.$B$296])+[.$B$296]" office:value-type="float" office:value="-1845.95637046" calcext:value-type="float">
            <text:p>-1845,95637046</text:p>
          </table:table-cell>
          <table:table-cell table:formula="of:=([.D149]-[.E149])^2" office:value-type="float" office:value="29224353.8741494" calcext:value-type="float">
            <text:p>29224353,87414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365606" calcext:value-type="float">
            <text:p>0,365606</text:p>
          </table:table-cell>
          <table:table-cell table:formula="of:=([.B150]*[.$B$297])-([.B150]*[.$B$296])+[.$B$296]" office:value-type="float" office:value="-3.199999981618" calcext:value-type="float">
            <text:p>-3,1999999816</text:p>
          </table:table-cell>
          <table:table-cell table:formula="of:=([.C150]*[.$B$297])-([.C150]*[.$B$296])+[.$B$296]" office:value-type="float" office:value="1492.35157324" calcext:value-type="float">
            <text:p>1492,35157324</text:p>
          </table:table-cell>
          <table:table-cell table:formula="of:=([.D150]-[.E150])^2" office:value-type="float" office:value="2236674.50816566" calcext:value-type="float">
            <text:p>2236674,50816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687689" calcext:value-type="float">
            <text:p>-0,0687689</text:p>
          </table:table-cell>
          <table:table-cell table:formula="of:=([.B151]*[.$B$297])-([.B151]*[.$B$296])+[.$B$296]" office:value-type="float" office:value="3358.99804358" calcext:value-type="float">
            <text:p>3358,99804358</text:p>
          </table:table-cell>
          <table:table-cell table:formula="of:=([.C151]*[.$B$297])-([.C151]*[.$B$296])+[.$B$296]" office:value-type="float" office:value="-284.910705106" calcext:value-type="float">
            <text:p>-284,910705106</text:p>
          </table:table-cell>
          <table:table-cell table:formula="of:=([.D151]-[.E151])^2" office:value-type="float" office:value="13278070.9687504" calcext:value-type="float">
            <text:p>13278070,96875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182051" calcext:value-type="float">
            <text:p>0,182051</text:p>
          </table:table-cell>
          <table:table-cell table:formula="of:=([.B152]*[.$B$297])-([.B152]*[.$B$296])+[.$B$296]" office:value-type="float" office:value="42.059804146" calcext:value-type="float">
            <text:p>42,059804146</text:p>
          </table:table-cell>
          <table:table-cell table:formula="of:=([.C152]*[.$B$297])-([.C152]*[.$B$296])+[.$B$296]" office:value-type="float" office:value="741.32894854" calcext:value-type="float">
            <text:p>741,32894854</text:p>
          </table:table-cell>
          <table:table-cell table:formula="of:=([.D152]-[.E152])^2" office:value-type="float" office:value="488977.336301517" calcext:value-type="float">
            <text:p>488977,3363015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-0.384354" calcext:value-type="float">
            <text:p>-0,384354</text:p>
          </table:table-cell>
          <table:table-cell table:formula="of:=([.B153]*[.$B$297])-([.B153]*[.$B$296])+[.$B$296]" office:value-type="float" office:value="3723.00189968" calcext:value-type="float">
            <text:p>3723,00189968</text:p>
          </table:table-cell>
          <table:table-cell table:formula="of:=([.C153]*[.$B$297])-([.C153]*[.$B$296])+[.$B$296]" office:value-type="float" office:value="-1576.13976516" calcext:value-type="float">
            <text:p>-1576,13976516</text:p>
          </table:table-cell>
          <table:table-cell table:formula="of:=([.D153]-[.E153])^2" office:value-type="float" office:value="28080902.3840432" calcext:value-type="float">
            <text:p>28080902,38404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-0.491005" calcext:value-type="float">
            <text:p>-0,491005</text:p>
          </table:table-cell>
          <table:table-cell table:formula="of:=([.B154]*[.$B$297])-([.B154]*[.$B$296])+[.$B$296]" office:value-type="float" office:value="245.000188146" calcext:value-type="float">
            <text:p>245,000188146</text:p>
          </table:table-cell>
          <table:table-cell table:formula="of:=([.C154]*[.$B$297])-([.C154]*[.$B$296])+[.$B$296]" office:value-type="float" office:value="-2012.5065977" calcext:value-type="float">
            <text:p>-2012,5065977</text:p>
          </table:table-cell>
          <table:table-cell table:formula="of:=([.D154]-[.E154])^2" office:value-type="float" office:value="5096336.88814074" calcext:value-type="float">
            <text:p>5096336,88814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-0.398653" calcext:value-type="float">
            <text:p>-0,398653</text:p>
          </table:table-cell>
          <table:table-cell table:formula="of:=([.B155]*[.$B$297])-([.B155]*[.$B$296])+[.$B$296]" office:value-type="float" office:value="-1.80999869104" calcext:value-type="float">
            <text:p>-1,809998691</text:p>
          </table:table-cell>
          <table:table-cell table:formula="of:=([.C155]*[.$B$297])-([.C155]*[.$B$296])+[.$B$296]" office:value-type="float" office:value="-1634.64469562" calcext:value-type="float">
            <text:p>-1634,64469562</text:p>
          </table:table-cell>
          <table:table-cell table:formula="of:=([.D155]-[.E155])^2" office:value-type="float" office:value="2666149.14749509" calcext:value-type="float">
            <text:p>2666149,147495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0638149" calcext:value-type="float">
            <text:p>-0,0638149</text:p>
          </table:table-cell>
          <table:table-cell table:formula="of:=([.B156]*[.$B$297])-([.B156]*[.$B$296])+[.$B$296]" office:value-type="float" office:value="-3.54" calcext:value-type="float">
            <text:p>-3,54</text:p>
          </table:table-cell>
          <table:table-cell table:formula="of:=([.C156]*[.$B$297])-([.C156]*[.$B$296])+[.$B$296]" office:value-type="float" office:value="-264.641215946" calcext:value-type="float">
            <text:p>-264,641215946</text:p>
          </table:table-cell>
          <table:table-cell table:formula="of:=([.D156]-[.E156])^2" office:value-type="float" office:value="68173.8449684797" calcext:value-type="float">
            <text:p>68173,84496847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405873" calcext:value-type="float">
            <text:p>0,405873</text:p>
          </table:table-cell>
          <table:table-cell table:formula="of:=([.B157]*[.$B$297])-([.B157]*[.$B$296])+[.$B$296]" office:value-type="float" office:value="2824.99888356" calcext:value-type="float">
            <text:p>2824,99888356</text:p>
          </table:table-cell>
          <table:table-cell table:formula="of:=([.C157]*[.$B$297])-([.C157]*[.$B$296])+[.$B$296]" office:value-type="float" office:value="1657.10561442" calcext:value-type="float">
            <text:p>1657,10561442</text:p>
          </table:table-cell>
          <table:table-cell table:formula="of:=([.D157]-[.E157])^2" office:value-type="float" office:value="1363974.68810252" calcext:value-type="float">
            <text:p>1363974,688102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-0.122734" calcext:value-type="float">
            <text:p>-0,122734</text:p>
          </table:table-cell>
          <table:table-cell table:formula="of:=([.B158]*[.$B$297])-([.B158]*[.$B$296])+[.$B$296]" office:value-type="float" office:value="2082.99810456" calcext:value-type="float">
            <text:p>2082,99810456</text:p>
          </table:table-cell>
          <table:table-cell table:formula="of:=([.C158]*[.$B$297])-([.C158]*[.$B$296])+[.$B$296]" office:value-type="float" office:value="-505.71107036" calcext:value-type="float">
            <text:p>-505,71107036</text:p>
          </table:table-cell>
          <table:table-cell table:formula="of:=([.D158]-[.E158])^2" office:value-type="float" office:value="6701415.19231499" calcext:value-type="float">
            <text:p>6701415,192314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372095" calcext:value-type="float">
            <text:p>0,372095</text:p>
          </table:table-cell>
          <table:table-cell table:formula="of:=([.B159]*[.$B$297])-([.B159]*[.$B$296])+[.$B$296]" office:value-type="float" office:value="971.89950216" calcext:value-type="float">
            <text:p>971,89950216</text:p>
          </table:table-cell>
          <table:table-cell table:formula="of:=([.C159]*[.$B$297])-([.C159]*[.$B$296])+[.$B$296]" office:value-type="float" office:value="1518.9015763" calcext:value-type="float">
            <text:p>1518,9015763</text:p>
          </table:table-cell>
          <table:table-cell table:formula="of:=([.D159]-[.E159])^2" office:value-type="float" office:value="299211.269113462" calcext:value-type="float">
            <text:p>299211,2691134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40827" calcext:value-type="float">
            <text:p>0,340827</text:p>
          </table:table-cell>
          <table:table-cell table:formula="of:=([.B160]*[.$B$297])-([.B160]*[.$B$296])+[.$B$296]" office:value-type="float" office:value="103.000019214" calcext:value-type="float">
            <text:p>103,000019214</text:p>
          </table:table-cell>
          <table:table-cell table:formula="of:=([.C160]*[.$B$297])-([.C160]*[.$B$296])+[.$B$296]" office:value-type="float" office:value="1390.96730358" calcext:value-type="float">
            <text:p>1390,96730358</text:p>
          </table:table-cell>
          <table:table-cell table:formula="of:=([.D160]-[.E160])^2" office:value-type="float" office:value="1658859.72559713" calcext:value-type="float">
            <text:p>1658859,725597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0698235" calcext:value-type="float">
            <text:p>0,0698235</text:p>
          </table:table-cell>
          <table:table-cell table:formula="of:=([.B161]*[.$B$297])-([.B161]*[.$B$296])+[.$B$296]" office:value-type="float" office:value="-1.01000033254" calcext:value-type="float">
            <text:p>-1,0100003325</text:p>
          </table:table-cell>
          <table:table-cell table:formula="of:=([.C161]*[.$B$297])-([.C161]*[.$B$296])+[.$B$296]" office:value-type="float" office:value="282.14564319" calcext:value-type="float">
            <text:p>282,14564319</text:p>
          </table:table-cell>
          <table:table-cell table:formula="of:=([.D161]-[.E161])^2" office:value-type="float" office:value="80177.1184586637" calcext:value-type="float">
            <text:p>80177,11845866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220264" calcext:value-type="float">
            <text:p>0,0220264</text:p>
          </table:table-cell>
          <table:table-cell table:formula="of:=([.B162]*[.$B$297])-([.B162]*[.$B$296])+[.$B$296]" office:value-type="float" office:value="-3.54" calcext:value-type="float">
            <text:p>-3,54</text:p>
          </table:table-cell>
          <table:table-cell table:formula="of:=([.C162]*[.$B$297])-([.C162]*[.$B$296])+[.$B$296]" office:value-type="float" office:value="86.581896656" calcext:value-type="float">
            <text:p>86,581896656</text:p>
          </table:table-cell>
          <table:table-cell table:formula="of:=([.D162]-[.E162])^2" office:value-type="float" office:value="8121.95625687474" calcext:value-type="float">
            <text:p>8121,95625687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190872" calcext:value-type="float">
            <text:p>0,0190872</text:p>
          </table:table-cell>
          <table:table-cell table:formula="of:=([.B163]*[.$B$297])-([.B163]*[.$B$296])+[.$B$296]" office:value-type="float" office:value="-3.54" calcext:value-type="float">
            <text:p>-3,54</text:p>
          </table:table-cell>
          <table:table-cell table:formula="of:=([.C163]*[.$B$297])-([.C163]*[.$B$296])+[.$B$296]" office:value-type="float" office:value="74.556042288" calcext:value-type="float">
            <text:p>74,556042288</text:p>
          </table:table-cell>
          <table:table-cell table:formula="of:=([.D163]-[.E163])^2" office:value-type="float" office:value="6098.99182104908" calcext:value-type="float">
            <text:p>6098,99182104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60884" calcext:value-type="float">
            <text:p>0,0260884</text:p>
          </table:table-cell>
          <table:table-cell table:formula="of:=([.B164]*[.$B$297])-([.B164]*[.$B$296])+[.$B$296]" office:value-type="float" office:value="-3.54" calcext:value-type="float">
            <text:p>-3,54</text:p>
          </table:table-cell>
          <table:table-cell table:formula="of:=([.C164]*[.$B$297])-([.C164]*[.$B$296])+[.$B$296]" office:value-type="float" office:value="103.201732136" calcext:value-type="float">
            <text:p>103,201732136</text:p>
          </table:table-cell>
          <table:table-cell table:formula="of:=([.D164]-[.E164])^2" office:value-type="float" office:value="11393.7973793936" calcext:value-type="float">
            <text:p>11393,79737939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4761" calcext:value-type="float">
            <text:p>0,054761</text:p>
          </table:table-cell>
          <table:table-cell table:formula="of:=([.B165]*[.$B$297])-([.B165]*[.$B$296])+[.$B$296]" office:value-type="float" office:value="-3.54" calcext:value-type="float">
            <text:p>-3,54</text:p>
          </table:table-cell>
          <table:table-cell table:formula="of:=([.C165]*[.$B$297])-([.C165]*[.$B$296])+[.$B$296]" office:value-type="float" office:value="220.51682194" calcext:value-type="float">
            <text:p>220,51682194</text:p>
          </table:table-cell>
          <table:table-cell table:formula="of:=([.D165]-[.E165])^2" office:value-type="float" office:value="50201.4594578529" calcext:value-type="float">
            <text:p>50201,45945785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582473" calcext:value-type="float">
            <text:p>0,0582473</text:p>
          </table:table-cell>
          <table:table-cell table:formula="of:=([.B166]*[.$B$297])-([.B166]*[.$B$296])+[.$B$296]" office:value-type="float" office:value="-3.54" calcext:value-type="float">
            <text:p>-3,54</text:p>
          </table:table-cell>
          <table:table-cell table:formula="of:=([.C166]*[.$B$297])-([.C166]*[.$B$296])+[.$B$296]" office:value-type="float" office:value="234.781157842" calcext:value-type="float">
            <text:p>234,781157842</text:p>
          </table:table-cell>
          <table:table-cell table:formula="of:=([.D166]-[.E166])^2" office:value-type="float" office:value="56796.9742751515" calcext:value-type="float">
            <text:p>56796,97427515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67]*[.$B$297])-([.B167]*[.$B$296])+[.$B$296]" office:value-type="float" office:value="-3.54" calcext:value-type="float">
            <text:p>-3,54</text:p>
          </table:table-cell>
          <table:table-cell table:formula="of:=([.C167]*[.$B$297])-([.C167]*[.$B$296])+[.$B$296]" office:value-type="float" office:value="235.13589436" calcext:value-type="float">
            <text:p>235,13589436</text:p>
          </table:table-cell>
          <table:table-cell table:formula="of:=([.D167]-[.E167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68]*[.$B$297])-([.B168]*[.$B$296])+[.$B$296]" office:value-type="float" office:value="-3.54" calcext:value-type="float">
            <text:p>-3,54</text:p>
          </table:table-cell>
          <table:table-cell table:formula="of:=([.C168]*[.$B$297])-([.C168]*[.$B$296])+[.$B$296]" office:value-type="float" office:value="235.13589436" calcext:value-type="float">
            <text:p>235,13589436</text:p>
          </table:table-cell>
          <table:table-cell table:formula="of:=([.D168]-[.E168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69]*[.$B$297])-([.B169]*[.$B$296])+[.$B$296]" office:value-type="float" office:value="-3.54" calcext:value-type="float">
            <text:p>-3,54</text:p>
          </table:table-cell>
          <table:table-cell table:formula="of:=([.C169]*[.$B$297])-([.C169]*[.$B$296])+[.$B$296]" office:value-type="float" office:value="235.13589436" calcext:value-type="float">
            <text:p>235,13589436</text:p>
          </table:table-cell>
          <table:table-cell table:formula="of:=([.D169]-[.E169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70]*[.$B$297])-([.B170]*[.$B$296])+[.$B$296]" office:value-type="float" office:value="-3.54" calcext:value-type="float">
            <text:p>-3,54</text:p>
          </table:table-cell>
          <table:table-cell table:formula="of:=([.C170]*[.$B$297])-([.C170]*[.$B$296])+[.$B$296]" office:value-type="float" office:value="235.13589436" calcext:value-type="float">
            <text:p>235,13589436</text:p>
          </table:table-cell>
          <table:table-cell table:formula="of:=([.D170]-[.E170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71]*[.$B$297])-([.B171]*[.$B$296])+[.$B$296]" office:value-type="float" office:value="-3.54" calcext:value-type="float">
            <text:p>-3,54</text:p>
          </table:table-cell>
          <table:table-cell table:formula="of:=([.C171]*[.$B$297])-([.C171]*[.$B$296])+[.$B$296]" office:value-type="float" office:value="235.13589436" calcext:value-type="float">
            <text:p>235,13589436</text:p>
          </table:table-cell>
          <table:table-cell table:formula="of:=([.D171]-[.E171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58334" calcext:value-type="float">
            <text:p>0,058334</text:p>
          </table:table-cell>
          <table:table-cell table:formula="of:=([.B172]*[.$B$297])-([.B172]*[.$B$296])+[.$B$296]" office:value-type="float" office:value="35.5500003444" calcext:value-type="float">
            <text:p>35,5500003444</text:p>
          </table:table-cell>
          <table:table-cell table:formula="of:=([.C172]*[.$B$297])-([.C172]*[.$B$296])+[.$B$296]" office:value-type="float" office:value="235.13589436" calcext:value-type="float">
            <text:p>235,13589436</text:p>
          </table:table-cell>
          <table:table-cell table:formula="of:=([.D172]-[.E172])^2" office:value-type="float" office:value="39834.5290900063" calcext:value-type="float">
            <text:p>39834,5290900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52045" calcext:value-type="float">
            <text:p>0,0752045</text:p>
          </table:table-cell>
          <table:table-cell table:formula="of:=([.B173]*[.$B$297])-([.B173]*[.$B$296])+[.$B$296]" office:value-type="float" office:value="221.09986639" calcext:value-type="float">
            <text:p>221,09986639</text:p>
          </table:table-cell>
          <table:table-cell table:formula="of:=([.C173]*[.$B$297])-([.C173]*[.$B$296])+[.$B$296]" office:value-type="float" office:value="304.16221993" calcext:value-type="float">
            <text:p>304,16221993</text:p>
          </table:table-cell>
          <table:table-cell table:formula="of:=([.D173]-[.E173])^2" office:value-type="float" office:value="6899.35457560395" calcext:value-type="float">
            <text:p>6899,3545756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55197" calcext:value-type="float">
            <text:p>0,155197</text:p>
          </table:table-cell>
          <table:table-cell table:formula="of:=([.B174]*[.$B$297])-([.B174]*[.$B$296])+[.$B$296]" office:value-type="float" office:value="1238.00098914" calcext:value-type="float">
            <text:p>1238,00098914</text:p>
          </table:table-cell>
          <table:table-cell table:formula="of:=([.C174]*[.$B$297])-([.C174]*[.$B$296])+[.$B$296]" office:value-type="float" office:value="631.45473338" calcext:value-type="float">
            <text:p>631,45473338</text:p>
          </table:table-cell>
          <table:table-cell table:formula="of:=([.D174]-[.E174])^2" office:value-type="float" office:value="367898.360376475" calcext:value-type="float">
            <text:p>367898,3603764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03172" calcext:value-type="float">
            <text:p>0,403172</text:p>
          </table:table-cell>
          <table:table-cell table:formula="of:=([.B175]*[.$B$297])-([.B175]*[.$B$296])+[.$B$296]" office:value-type="float" office:value="2349.99973034" calcext:value-type="float">
            <text:p>2349,99973034</text:p>
          </table:table-cell>
          <table:table-cell table:formula="of:=([.C175]*[.$B$297])-([.C175]*[.$B$296])+[.$B$296]" office:value-type="float" office:value="1646.05436488" calcext:value-type="float">
            <text:p>1646,05436488</text:p>
          </table:table-cell>
          <table:table-cell table:formula="of:=([.D175]-[.E175])^2" office:value-type="float" office:value="495539.077552613" calcext:value-type="float">
            <text:p>495539,0775526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59307" calcext:value-type="float">
            <text:p>0,559307</text:p>
          </table:table-cell>
          <table:table-cell table:formula="of:=([.B176]*[.$B$297])-([.B176]*[.$B$296])+[.$B$296]" office:value-type="float" office:value="2988.00174562" calcext:value-type="float">
            <text:p>2988,00174562</text:p>
          </table:table-cell>
          <table:table-cell table:formula="of:=([.C176]*[.$B$297])-([.C176]*[.$B$296])+[.$B$296]" office:value-type="float" office:value="2284.88696278" calcext:value-type="float">
            <text:p>2284,88696278</text:p>
          </table:table-cell>
          <table:table-cell table:formula="of:=([.D176]-[.E176])^2" office:value-type="float" office:value="494370.39784814" calcext:value-type="float">
            <text:p>494370,397848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51527" calcext:value-type="float">
            <text:p>0,651527</text:p>
          </table:table-cell>
          <table:table-cell table:formula="of:=([.B177]*[.$B$297])-([.B177]*[.$B$296])+[.$B$296]" office:value-type="float" office:value="3402.99846474" calcext:value-type="float">
            <text:p>3402,99846474</text:p>
          </table:table-cell>
          <table:table-cell table:formula="of:=([.C177]*[.$B$297])-([.C177]*[.$B$296])+[.$B$296]" office:value-type="float" office:value="2662.20878158" calcext:value-type="float">
            <text:p>2662,20878158</text:p>
          </table:table-cell>
          <table:table-cell table:formula="of:=([.D177]-[.E177])^2" office:value-type="float" office:value="548769.354676293" calcext:value-type="float">
            <text:p>548769,3546762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81358" calcext:value-type="float">
            <text:p>0,781358</text:p>
          </table:table-cell>
          <table:table-cell table:formula="of:=([.B178]*[.$B$297])-([.B178]*[.$B$296])+[.$B$296]" office:value-type="float" office:value="3630.00119548" calcext:value-type="float">
            <text:p>3630,00119548</text:p>
          </table:table-cell>
          <table:table-cell table:formula="of:=([.C178]*[.$B$297])-([.C178]*[.$B$296])+[.$B$296]" office:value-type="float" office:value="3193.41751132" calcext:value-type="float">
            <text:p>3193,41751132</text:p>
          </table:table-cell>
          <table:table-cell table:formula="of:=([.D178]-[.E178])^2" office:value-type="float" office:value="190605.313274719" calcext:value-type="float">
            <text:p>190605,3132747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78911" calcext:value-type="float">
            <text:p>0,778911</text:p>
          </table:table-cell>
          <table:table-cell table:formula="of:=([.B179]*[.$B$297])-([.B179]*[.$B$296])+[.$B$296]" office:value-type="float" office:value="3497.00159624" calcext:value-type="float">
            <text:p>3497,00159624</text:p>
          </table:table-cell>
          <table:table-cell table:formula="of:=([.C179]*[.$B$297])-([.C179]*[.$B$296])+[.$B$296]" office:value-type="float" office:value="3183.40551294" calcext:value-type="float">
            <text:p>3183,40551294</text:p>
          </table:table-cell>
          <table:table-cell table:formula="of:=([.D179]-[.E179])^2" office:value-type="float" office:value="98342.5034611005" calcext:value-type="float">
            <text:p>98342,50346110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55473" calcext:value-type="float">
            <text:p>0,655473</text:p>
          </table:table-cell>
          <table:table-cell table:formula="of:=([.B180]*[.$B$297])-([.B180]*[.$B$296])+[.$B$296]" office:value-type="float" office:value="3390.99797792" calcext:value-type="float">
            <text:p>3390,99797792</text:p>
          </table:table-cell>
          <table:table-cell table:formula="of:=([.C180]*[.$B$297])-([.C180]*[.$B$296])+[.$B$296]" office:value-type="float" office:value="2678.35399842" calcext:value-type="float">
            <text:p>2678,35399842</text:p>
          </table:table-cell>
          <table:table-cell table:formula="of:=([.D180]-[.E180])^2" office:value-type="float" office:value="507861.441517596" calcext:value-type="float">
            <text:p>507861,4415175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83919" calcext:value-type="float">
            <text:p>0,583919</text:p>
          </table:table-cell>
          <table:table-cell table:formula="of:=([.B181]*[.$B$297])-([.B181]*[.$B$296])+[.$B$296]" office:value-type="float" office:value="2893.00027836" calcext:value-type="float">
            <text:p>2893,00027836</text:p>
          </table:table-cell>
          <table:table-cell table:formula="of:=([.C181]*[.$B$297])-([.C181]*[.$B$296])+[.$B$296]" office:value-type="float" office:value="2385.58794526" calcext:value-type="float">
            <text:p>2385,58794526</text:p>
          </table:table-cell>
          <table:table-cell table:formula="of:=([.D181]-[.E181])^2" office:value-type="float" office:value="257467.275781985" calcext:value-type="float">
            <text:p>257467,2757819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27493" calcext:value-type="float">
            <text:p>0,427493</text:p>
          </table:table-cell>
          <table:table-cell table:formula="of:=([.B182]*[.$B$297])-([.B182]*[.$B$296])+[.$B$296]" office:value-type="float" office:value="2091.0011568" calcext:value-type="float">
            <text:p>2091,0011568</text:p>
          </table:table-cell>
          <table:table-cell table:formula="of:=([.C182]*[.$B$297])-([.C182]*[.$B$296])+[.$B$296]" office:value-type="float" office:value="1745.56470922" calcext:value-type="float">
            <text:p>1745,56470922</text:p>
          </table:table-cell>
          <table:table-cell table:formula="of:=([.D182]-[.E182])^2" office:value-type="float" office:value="119326.33931669" calcext:value-type="float">
            <text:p>119326,339316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419" calcext:value-type="float">
            <text:p>0,25419</text:p>
          </table:table-cell>
          <table:table-cell table:formula="of:=([.B183]*[.$B$297])-([.B183]*[.$B$296])+[.$B$296]" office:value-type="float" office:value="964.30151238" calcext:value-type="float">
            <text:p>964,30151238</text:p>
          </table:table-cell>
          <table:table-cell table:formula="of:=([.C183]*[.$B$297])-([.C183]*[.$B$296])+[.$B$296]" office:value-type="float" office:value="1036.4885526" calcext:value-type="float">
            <text:p>1036,4885526</text:p>
          </table:table-cell>
          <table:table-cell table:formula="of:=([.D183]-[.E183])^2" office:value-type="float" office:value="5210.96877572394" calcext:value-type="float">
            <text:p>5210,9687757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830119" calcext:value-type="float">
            <text:p>0,0830119</text:p>
          </table:table-cell>
          <table:table-cell table:formula="of:=([.B184]*[.$B$297])-([.B184]*[.$B$296])+[.$B$296]" office:value-type="float" office:value="94.15983789" calcext:value-type="float">
            <text:p>94,15983789</text:p>
          </table:table-cell>
          <table:table-cell table:formula="of:=([.C184]*[.$B$297])-([.C184]*[.$B$296])+[.$B$296]" office:value-type="float" office:value="336.106509326" calcext:value-type="float">
            <text:p>336,106509326</text:p>
          </table:table-cell>
          <table:table-cell table:formula="of:=([.D184]-[.E184])^2" office:value-type="float" office:value="58538.1918189597" calcext:value-type="float">
            <text:p>58538,19181895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332067" calcext:value-type="float">
            <text:p>0,0332067</text:p>
          </table:table-cell>
          <table:table-cell table:formula="of:=([.B185]*[.$B$297])-([.B185]*[.$B$296])+[.$B$296]" office:value-type="float" office:value="-1.23999807056" calcext:value-type="float">
            <text:p>-1,2399980706</text:p>
          </table:table-cell>
          <table:table-cell table:formula="of:=([.C185]*[.$B$297])-([.C185]*[.$B$296])+[.$B$296]" office:value-type="float" office:value="132.326541318" calcext:value-type="float">
            <text:p>132,326541318</text:p>
          </table:table-cell>
          <table:table-cell table:formula="of:=([.D185]-[.E185])^2" office:value-type="float" office:value="17840.0204442357" calcext:value-type="float">
            <text:p>17840,02044423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177425" calcext:value-type="float">
            <text:p>0,0177425</text:p>
          </table:table-cell>
          <table:table-cell table:formula="of:=([.B186]*[.$B$297])-([.B186]*[.$B$296])+[.$B$296]" office:value-type="float" office:value="-3.54" calcext:value-type="float">
            <text:p>-3,54</text:p>
          </table:table-cell>
          <table:table-cell table:formula="of:=([.C186]*[.$B$297])-([.C186]*[.$B$296])+[.$B$296]" office:value-type="float" office:value="69.05414845" calcext:value-type="float">
            <text:p>69,05414845</text:p>
          </table:table-cell>
          <table:table-cell table:formula="of:=([.D186]-[.E186])^2" office:value-type="float" office:value="5269.91038918064" calcext:value-type="float">
            <text:p>5269,91038918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183488" calcext:value-type="float">
            <text:p>0,0183488</text:p>
          </table:table-cell>
          <table:table-cell table:formula="of:=([.B187]*[.$B$297])-([.B187]*[.$B$296])+[.$B$296]" office:value-type="float" office:value="-3.54" calcext:value-type="float">
            <text:p>-3,54</text:p>
          </table:table-cell>
          <table:table-cell table:formula="of:=([.C187]*[.$B$297])-([.C187]*[.$B$296])+[.$B$296]" office:value-type="float" office:value="71.534849152" calcext:value-type="float">
            <text:p>71,534849152</text:p>
          </table:table-cell>
          <table:table-cell table:formula="of:=([.D187]-[.E187])^2" office:value-type="float" office:value="5636.23297519556" calcext:value-type="float">
            <text:p>5636,23297519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58841" calcext:value-type="float">
            <text:p>0,0258841</text:p>
          </table:table-cell>
          <table:table-cell table:formula="of:=([.B188]*[.$B$297])-([.B188]*[.$B$296])+[.$B$296]" office:value-type="float" office:value="-3.54" calcext:value-type="float">
            <text:p>-3,54</text:p>
          </table:table-cell>
          <table:table-cell table:formula="of:=([.C188]*[.$B$297])-([.C188]*[.$B$296])+[.$B$296]" office:value-type="float" office:value="102.365830514" calcext:value-type="float">
            <text:p>102,365830514</text:p>
          </table:table-cell>
          <table:table-cell table:formula="of:=([.D188]-[.E188])^2" office:value-type="float" office:value="11216.0449368601" calcext:value-type="float">
            <text:p>11216,04493686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50636" calcext:value-type="float">
            <text:p>0,0550636</text:p>
          </table:table-cell>
          <table:table-cell table:formula="of:=([.B189]*[.$B$297])-([.B189]*[.$B$296])+[.$B$296]" office:value-type="float" office:value="-3.54" calcext:value-type="float">
            <text:p>-3,54</text:p>
          </table:table-cell>
          <table:table-cell table:formula="of:=([.C189]*[.$B$297])-([.C189]*[.$B$296])+[.$B$296]" office:value-type="float" office:value="221.754921944" calcext:value-type="float">
            <text:p>221,754921944</text:p>
          </table:table-cell>
          <table:table-cell table:formula="of:=([.D189]-[.E189])^2" office:value-type="float" office:value="50757.801853753" calcext:value-type="float">
            <text:p>50757,8018537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582552" calcext:value-type="float">
            <text:p>0,0582552</text:p>
          </table:table-cell>
          <table:table-cell table:formula="of:=([.B190]*[.$B$297])-([.B190]*[.$B$296])+[.$B$296]" office:value-type="float" office:value="-3.54" calcext:value-type="float">
            <text:p>-3,54</text:p>
          </table:table-cell>
          <table:table-cell table:formula="of:=([.C190]*[.$B$297])-([.C190]*[.$B$296])+[.$B$296]" office:value-type="float" office:value="234.813481008" calcext:value-type="float">
            <text:p>234,813481008</text:p>
          </table:table-cell>
          <table:table-cell table:formula="of:=([.D190]-[.E190])^2" office:value-type="float" office:value="56812.381908631" calcext:value-type="float">
            <text:p>56812,3819086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91]*[.$B$297])-([.B191]*[.$B$296])+[.$B$296]" office:value-type="float" office:value="-3.54" calcext:value-type="float">
            <text:p>-3,54</text:p>
          </table:table-cell>
          <table:table-cell table:formula="of:=([.C191]*[.$B$297])-([.C191]*[.$B$296])+[.$B$296]" office:value-type="float" office:value="235.13589436" calcext:value-type="float">
            <text:p>235,13589436</text:p>
          </table:table-cell>
          <table:table-cell table:formula="of:=([.D191]-[.E191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58334" calcext:value-type="float">
            <text:p>0,058334</text:p>
          </table:table-cell>
          <table:table-cell table:formula="of:=([.B192]*[.$B$297])-([.B192]*[.$B$296])+[.$B$296]" office:value-type="float" office:value="-3.46000016415" calcext:value-type="float">
            <text:p>-3,4600001642</text:p>
          </table:table-cell>
          <table:table-cell table:formula="of:=([.C192]*[.$B$297])-([.C192]*[.$B$296])+[.$B$296]" office:value-type="float" office:value="235.13589436" calcext:value-type="float">
            <text:p>235,13589436</text:p>
          </table:table-cell>
          <table:table-cell table:formula="of:=([.D192]-[.E192])^2" office:value-type="float" office:value="56928.0008837793" calcext:value-type="float">
            <text:p>56928,00088377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369" calcext:value-type="float">
            <text:p>0,058369</text:p>
          </table:table-cell>
          <table:table-cell table:formula="of:=([.B193]*[.$B$297])-([.B193]*[.$B$296])+[.$B$296]" office:value-type="float" office:value="-3.12999905122" calcext:value-type="float">
            <text:p>-3,1299990512</text:p>
          </table:table-cell>
          <table:table-cell table:formula="of:=([.C193]*[.$B$297])-([.C193]*[.$B$296])+[.$B$296]" office:value-type="float" office:value="235.27909826" calcext:value-type="float">
            <text:p>235,27909826</text:p>
          </table:table-cell>
          <table:table-cell table:formula="of:=([.D193]-[.E193])^2" office:value-type="float" office:value="56838.8976807508" calcext:value-type="float">
            <text:p>56838,89768075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85295" calcext:value-type="float">
            <text:p>0,0585295</text:p>
          </table:table-cell>
          <table:table-cell table:formula="of:=([.B194]*[.$B$297])-([.B194]*[.$B$296])+[.$B$296]" office:value-type="float" office:value="-3.54" calcext:value-type="float">
            <text:p>-3,54</text:p>
          </table:table-cell>
          <table:table-cell table:formula="of:=([.C194]*[.$B$297])-([.C194]*[.$B$296])+[.$B$296]" office:value-type="float" office:value="235.93579043" calcext:value-type="float">
            <text:p>235,93579043</text:p>
          </table:table-cell>
          <table:table-cell table:formula="of:=([.D194]-[.E194])^2" office:value-type="float" office:value="57348.6542020733" calcext:value-type="float">
            <text:p>57348,65420207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584156" calcext:value-type="float">
            <text:p>0,0584156</text:p>
          </table:table-cell>
          <table:table-cell table:formula="of:=([.B195]*[.$B$297])-([.B195]*[.$B$296])+[.$B$296]" office:value-type="float" office:value="-3.54" calcext:value-type="float">
            <text:p>-3,54</text:p>
          </table:table-cell>
          <table:table-cell table:formula="of:=([.C195]*[.$B$297])-([.C195]*[.$B$296])+[.$B$296]" office:value-type="float" office:value="235.469764024" calcext:value-type="float">
            <text:p>235,469764024</text:p>
          </table:table-cell>
          <table:table-cell table:formula="of:=([.D195]-[.E195])^2" office:value-type="float" office:value="57125.6672988082" calcext:value-type="float">
            <text:p>57125,66729880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583382" calcext:value-type="float">
            <text:p>0,0583382</text:p>
          </table:table-cell>
          <table:table-cell table:formula="of:=([.B196]*[.$B$297])-([.B196]*[.$B$296])+[.$B$296]" office:value-type="float" office:value="14.829991715" calcext:value-type="float">
            <text:p>14,829991715</text:p>
          </table:table-cell>
          <table:table-cell table:formula="of:=([.C196]*[.$B$297])-([.C196]*[.$B$296])+[.$B$296]" office:value-type="float" office:value="235.153078828" calcext:value-type="float">
            <text:p>235,153078828</text:p>
          </table:table-cell>
          <table:table-cell table:formula="of:=([.D196]-[.E196])^2" office:value-type="float" office:value="48542.2627150026" calcext:value-type="float">
            <text:p>48542,26271500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663483" calcext:value-type="float">
            <text:p>0,0663483</text:p>
          </table:table-cell>
          <table:table-cell table:formula="of:=([.B197]*[.$B$297])-([.B197]*[.$B$296])+[.$B$296]" office:value-type="float" office:value="191.000043226" calcext:value-type="float">
            <text:p>191,000043226</text:p>
          </table:table-cell>
          <table:table-cell table:formula="of:=([.C197]*[.$B$297])-([.C197]*[.$B$296])+[.$B$296]" office:value-type="float" office:value="267.926723382" calcext:value-type="float">
            <text:p>267,926723382</text:p>
          </table:table-cell>
          <table:table-cell table:formula="of:=([.D197]-[.E197])^2" office:value-type="float" office:value="5917.71411982352" calcext:value-type="float">
            <text:p>5917,71411982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40652" calcext:value-type="float">
            <text:p>0,140652</text:p>
          </table:table-cell>
          <table:table-cell table:formula="of:=([.B198]*[.$B$297])-([.B198]*[.$B$296])+[.$B$296]" office:value-type="float" office:value="776.59802334" calcext:value-type="float">
            <text:p>776,59802334</text:p>
          </table:table-cell>
          <table:table-cell table:formula="of:=([.C198]*[.$B$297])-([.C198]*[.$B$296])+[.$B$296]" office:value-type="float" office:value="571.94328408" calcext:value-type="float">
            <text:p>571,94328408</text:p>
          </table:table-cell>
          <table:table-cell table:formula="of:=([.D198]-[.E198])^2" office:value-type="float" office:value="41883.5623015786" calcext:value-type="float">
            <text:p>41883,56230157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30492" calcext:value-type="float">
            <text:p>0,330492</text:p>
          </table:table-cell>
          <table:table-cell table:formula="of:=([.B199]*[.$B$297])-([.B199]*[.$B$296])+[.$B$296]" office:value-type="float" office:value="2182.00109794" calcext:value-type="float">
            <text:p>2182,00109794</text:p>
          </table:table-cell>
          <table:table-cell table:formula="of:=([.C199]*[.$B$297])-([.C199]*[.$B$296])+[.$B$296]" office:value-type="float" office:value="1348.68123768" calcext:value-type="float">
            <text:p>1348,68123768</text:p>
          </table:table-cell>
          <table:table-cell table:formula="of:=([.D199]-[.E199])^2" office:value-type="float" office:value="694421.989503746" calcext:value-type="float">
            <text:p>694421,989503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17172" calcext:value-type="float">
            <text:p>0,517172</text:p>
          </table:table-cell>
          <table:table-cell table:formula="of:=([.B200]*[.$B$297])-([.B200]*[.$B$296])+[.$B$296]" office:value-type="float" office:value="3062.99967382" calcext:value-type="float">
            <text:p>3062,99967382</text:p>
          </table:table-cell>
          <table:table-cell table:formula="of:=([.C200]*[.$B$297])-([.C200]*[.$B$296])+[.$B$296]" office:value-type="float" office:value="2112.48992488" calcext:value-type="float">
            <text:p>2112,48992488</text:p>
          </table:table-cell>
          <table:table-cell table:formula="of:=([.D200]-[.E200])^2" office:value-type="float" office:value="903468.782829983" calcext:value-type="float">
            <text:p>903468,782829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40057" calcext:value-type="float">
            <text:p>0,640057</text:p>
          </table:table-cell>
          <table:table-cell table:formula="of:=([.B201]*[.$B$297])-([.B201]*[.$B$296])+[.$B$296]" office:value-type="float" office:value="3539.9995901" calcext:value-type="float">
            <text:p>3539,9995901</text:p>
          </table:table-cell>
          <table:table-cell table:formula="of:=([.C201]*[.$B$297])-([.C201]*[.$B$296])+[.$B$296]" office:value-type="float" office:value="2615.27881778" calcext:value-type="float">
            <text:p>2615,27881778</text:p>
          </table:table-cell>
          <table:table-cell table:formula="of:=([.D201]-[.E201])^2" office:value-type="float" office:value="855108.506760098" calcext:value-type="float">
            <text:p>855108,5067600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77913" calcext:value-type="float">
            <text:p>0,777913</text:p>
          </table:table-cell>
          <table:table-cell table:formula="of:=([.B202]*[.$B$297])-([.B202]*[.$B$296])+[.$B$296]" office:value-type="float" office:value="3763.99913048" calcext:value-type="float">
            <text:p>3763,99913048</text:p>
          </table:table-cell>
          <table:table-cell table:formula="of:=([.C202]*[.$B$297])-([.C202]*[.$B$296])+[.$B$296]" office:value-type="float" office:value="3179.32215602" calcext:value-type="float">
            <text:p>3179,32215602</text:p>
          </table:table-cell>
          <table:table-cell table:formula="of:=([.D202]-[.E202])^2" office:value-type="float" office:value="341847.164463699" calcext:value-type="float">
            <text:p>341847,1644636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813693" calcext:value-type="float">
            <text:p>0,813693</text:p>
          </table:table-cell>
          <table:table-cell table:formula="of:=([.B203]*[.$B$297])-([.B203]*[.$B$296])+[.$B$296]" office:value-type="float" office:value="3709.99898556" calcext:value-type="float">
            <text:p>3709,99898556</text:p>
          </table:table-cell>
          <table:table-cell table:formula="of:=([.C203]*[.$B$297])-([.C203]*[.$B$296])+[.$B$296]" office:value-type="float" office:value="3325.71745722" calcext:value-type="float">
            <text:p>3325,71745722</text:p>
          </table:table-cell>
          <table:table-cell table:formula="of:=([.D203]-[.E203])^2" office:value-type="float" office:value="147672.293023326" calcext:value-type="float">
            <text:p>147672,2930233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10309" calcext:value-type="float">
            <text:p>0,710309</text:p>
          </table:table-cell>
          <table:table-cell table:formula="of:=([.B204]*[.$B$297])-([.B204]*[.$B$296])+[.$B$296]" office:value-type="float" office:value="3389.99964216" calcext:value-type="float">
            <text:p>3389,99964216</text:p>
          </table:table-cell>
          <table:table-cell table:formula="of:=([.C204]*[.$B$297])-([.C204]*[.$B$296])+[.$B$296]" office:value-type="float" office:value="2902.71768586" calcext:value-type="float">
            <text:p>2902,71768586</text:p>
          </table:table-cell>
          <table:table-cell table:formula="of:=([.D204]-[.E204])^2" office:value-type="float" office:value="237443.704935554" calcext:value-type="float">
            <text:p>237443,7049355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58316" calcext:value-type="float">
            <text:p>0,558316</text:p>
          </table:table-cell>
          <table:table-cell table:formula="of:=([.B205]*[.$B$297])-([.B205]*[.$B$296])+[.$B$296]" office:value-type="float" office:value="2812.00006098" calcext:value-type="float">
            <text:p>2812,00006098</text:p>
          </table:table-cell>
          <table:table-cell table:formula="of:=([.C205]*[.$B$297])-([.C205]*[.$B$296])+[.$B$296]" office:value-type="float" office:value="2280.83224664" calcext:value-type="float">
            <text:p>2280,83224664</text:p>
          </table:table-cell>
          <table:table-cell table:formula="of:=([.D205]-[.E205])^2" office:value-type="float" office:value="282139.246990733" calcext:value-type="float">
            <text:p>282139,2469907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390963" calcext:value-type="float">
            <text:p>0,390963</text:p>
          </table:table-cell>
          <table:table-cell table:formula="of:=([.B206]*[.$B$297])-([.B206]*[.$B$296])+[.$B$296]" office:value-type="float" office:value="2096.99935444" calcext:value-type="float">
            <text:p>2096,99935444</text:p>
          </table:table-cell>
          <table:table-cell table:formula="of:=([.C206]*[.$B$297])-([.C206]*[.$B$296])+[.$B$296]" office:value-type="float" office:value="1596.10075302" calcext:value-type="float">
            <text:p>1596,10075302</text:p>
          </table:table-cell>
          <table:table-cell table:formula="of:=([.D206]-[.E206])^2" office:value-type="float" office:value="250899.408904512" calcext:value-type="float">
            <text:p>250899,4089045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37048" calcext:value-type="float">
            <text:p>0,237048</text:p>
          </table:table-cell>
          <table:table-cell table:formula="of:=([.B207]*[.$B$297])-([.B207]*[.$B$296])+[.$B$296]" office:value-type="float" office:value="959.3016505" calcext:value-type="float">
            <text:p>959,3016505</text:p>
          </table:table-cell>
          <table:table-cell table:formula="of:=([.C207]*[.$B$297])-([.C207]*[.$B$296])+[.$B$296]" office:value-type="float" office:value="966.35137392" calcext:value-type="float">
            <text:p>966,35137392</text:p>
          </table:table-cell>
          <table:table-cell table:formula="of:=([.D207]-[.E207])^2" office:value-type="float" office:value="49.698600298496" calcext:value-type="float">
            <text:p>49,69860029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802273" calcext:value-type="float">
            <text:p>0,0802273</text:p>
          </table:table-cell>
          <table:table-cell table:formula="of:=([.B208]*[.$B$297])-([.B208]*[.$B$296])+[.$B$296]" office:value-type="float" office:value="95.58983112" calcext:value-type="float">
            <text:p>95,58983112</text:p>
          </table:table-cell>
          <table:table-cell table:formula="of:=([.C208]*[.$B$297])-([.C208]*[.$B$296])+[.$B$296]" office:value-type="float" office:value="324.713207042" calcext:value-type="float">
            <text:p>324,713207042</text:p>
          </table:table-cell>
          <table:table-cell table:formula="of:=([.D208]-[.E208])^2" office:value-type="float" office:value="52497.5213938941" calcext:value-type="float">
            <text:p>52497,52139389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308378" calcext:value-type="float">
            <text:p>0,0308378</text:p>
          </table:table-cell>
          <table:table-cell table:formula="of:=([.B209]*[.$B$297])-([.B209]*[.$B$296])+[.$B$296]" office:value-type="float" office:value="-3.54" calcext:value-type="float">
            <text:p>-3,54</text:p>
          </table:table-cell>
          <table:table-cell table:formula="of:=([.C209]*[.$B$297])-([.C209]*[.$B$296])+[.$B$296]" office:value-type="float" office:value="122.634092212" calcext:value-type="float">
            <text:p>122,634092212</text:p>
          </table:table-cell>
          <table:table-cell table:formula="of:=([.D209]-[.E209])^2" office:value-type="float" office:value="15919.9015455223" calcext:value-type="float">
            <text:p>15919,90154552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241589" calcext:value-type="float">
            <text:p>0,0241589</text:p>
          </table:table-cell>
          <table:table-cell table:formula="of:=([.B210]*[.$B$297])-([.B210]*[.$B$296])+[.$B$296]" office:value-type="float" office:value="-3.54" calcext:value-type="float">
            <text:p>-3,54</text:p>
          </table:table-cell>
          <table:table-cell table:formula="of:=([.C210]*[.$B$297])-([.C210]*[.$B$296])+[.$B$296]" office:value-type="float" office:value="95.307105706" calcext:value-type="float">
            <text:p>95,307105706</text:p>
          </table:table-cell>
          <table:table-cell table:formula="of:=([.D210]-[.E210])^2" office:value-type="float" office:value="9770.75030645314" calcext:value-type="float">
            <text:p>9770,75030645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175008" calcext:value-type="float">
            <text:p>0,0175008</text:p>
          </table:table-cell>
          <table:table-cell table:formula="of:=([.B211]*[.$B$297])-([.B211]*[.$B$296])+[.$B$296]" office:value-type="float" office:value="-1.63999929558" calcext:value-type="float">
            <text:p>-1,6399992956</text:p>
          </table:table-cell>
          <table:table-cell table:formula="of:=([.C211]*[.$B$297])-([.C211]*[.$B$296])+[.$B$296]" office:value-type="float" office:value="68.065223232" calcext:value-type="float">
            <text:p>68,065223232</text:p>
          </table:table-cell>
          <table:table-cell table:formula="of:=([.D211]-[.E211])^2" office:value-type="float" office:value="4858.81804761945" calcext:value-type="float">
            <text:p>4858,81804761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68908" calcext:value-type="float">
            <text:p>0,0268908</text:p>
          </table:table-cell>
          <table:table-cell table:formula="of:=([.B212]*[.$B$297])-([.B212]*[.$B$296])+[.$B$296]" office:value-type="float" office:value="-3.54" calcext:value-type="float">
            <text:p>-3,54</text:p>
          </table:table-cell>
          <table:table-cell table:formula="of:=([.C212]*[.$B$297])-([.C212]*[.$B$296])+[.$B$296]" office:value-type="float" office:value="106.484783832" calcext:value-type="float">
            <text:p>106,484783832</text:p>
          </table:table-cell>
          <table:table-cell table:formula="of:=([.D212]-[.E212])^2" office:value-type="float" office:value="12105.4530572783" calcext:value-type="float">
            <text:p>12105,45305727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5229" calcext:value-type="float">
            <text:p>0,055229</text:p>
          </table:table-cell>
          <table:table-cell table:formula="of:=([.B213]*[.$B$297])-([.B213]*[.$B$296])+[.$B$296]" office:value-type="float" office:value="-3.54" calcext:value-type="float">
            <text:p>-3,54</text:p>
          </table:table-cell>
          <table:table-cell table:formula="of:=([.C213]*[.$B$297])-([.C213]*[.$B$296])+[.$B$296]" office:value-type="float" office:value="222.43166266" calcext:value-type="float">
            <text:p>222,43166266</text:p>
          </table:table-cell>
          <table:table-cell table:formula="of:=([.D213]-[.E213])^2" office:value-type="float" office:value="51063.1923253248" calcext:value-type="float">
            <text:p>51063,19232532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583273" calcext:value-type="float">
            <text:p>0,0583273</text:p>
          </table:table-cell>
          <table:table-cell table:formula="of:=([.B214]*[.$B$297])-([.B214]*[.$B$296])+[.$B$296]" office:value-type="float" office:value="-3.54" calcext:value-type="float">
            <text:p>-3,54</text:p>
          </table:table-cell>
          <table:table-cell table:formula="of:=([.C214]*[.$B$297])-([.C214]*[.$B$296])+[.$B$296]" office:value-type="float" office:value="235.108481042" calcext:value-type="float">
            <text:p>235,108481042</text:p>
          </table:table-cell>
          <table:table-cell table:formula="of:=([.D214]-[.E214])^2" office:value-type="float" office:value="56953.0975036538" calcext:value-type="float">
            <text:p>56953,09750365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58467" calcext:value-type="float">
            <text:p>0,058467</text:p>
          </table:table-cell>
          <table:table-cell table:formula="of:=([.B215]*[.$B$297])-([.B215]*[.$B$296])+[.$B$296]" office:value-type="float" office:value="-3.54" calcext:value-type="float">
            <text:p>-3,54</text:p>
          </table:table-cell>
          <table:table-cell table:formula="of:=([.C215]*[.$B$297])-([.C215]*[.$B$296])+[.$B$296]" office:value-type="float" office:value="235.68006918" calcext:value-type="float">
            <text:p>235,68006918</text:p>
          </table:table-cell>
          <table:table-cell table:formula="of:=([.D215]-[.E215])^2" office:value-type="float" office:value="57226.241498484" calcext:value-type="float">
            <text:p>57226,2414984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582689" calcext:value-type="float">
            <text:p>0,0582689</text:p>
          </table:table-cell>
          <table:table-cell table:formula="of:=([.B216]*[.$B$297])-([.B216]*[.$B$296])+[.$B$296]" office:value-type="float" office:value="-3.5000000002442" calcext:value-type="float">
            <text:p>-3,5000000002</text:p>
          </table:table-cell>
          <table:table-cell table:formula="of:=([.C216]*[.$B$297])-([.C216]*[.$B$296])+[.$B$296]" office:value-type="float" office:value="234.869535106" calcext:value-type="float">
            <text:p>234,869535106</text:p>
          </table:table-cell>
          <table:table-cell table:formula="of:=([.D216]-[.E216])^2" office:value-type="float" office:value="56820.035266767" calcext:value-type="float">
            <text:p>56820,0352667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583515" calcext:value-type="float">
            <text:p>0,0583515</text:p>
          </table:table-cell>
          <table:table-cell table:formula="of:=([.B217]*[.$B$297])-([.B217]*[.$B$296])+[.$B$296]" office:value-type="float" office:value="-3.54" calcext:value-type="float">
            <text:p>-3,54</text:p>
          </table:table-cell>
          <table:table-cell table:formula="of:=([.C217]*[.$B$297])-([.C217]*[.$B$296])+[.$B$296]" office:value-type="float" office:value="235.20749631" calcext:value-type="float">
            <text:p>235,20749631</text:p>
          </table:table-cell>
          <table:table-cell table:formula="of:=([.D217]-[.E217])^2" office:value-type="float" office:value="57000.3669942935" calcext:value-type="float">
            <text:p>57000,36699429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58342" calcext:value-type="float">
            <text:p>0,058342</text:p>
          </table:table-cell>
          <table:table-cell table:formula="of:=([.B218]*[.$B$297])-([.B218]*[.$B$296])+[.$B$296]" office:value-type="float" office:value="-3.54" calcext:value-type="float">
            <text:p>-3,54</text:p>
          </table:table-cell>
          <table:table-cell table:formula="of:=([.C218]*[.$B$297])-([.C218]*[.$B$296])+[.$B$296]" office:value-type="float" office:value="235.16862668" calcext:value-type="float">
            <text:p>235,16862668</text:p>
          </table:table-cell>
          <table:table-cell table:formula="of:=([.D218]-[.E218])^2" office:value-type="float" office:value="56981.8084514516" calcext:value-type="float">
            <text:p>56981,80845145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583339" calcext:value-type="float">
            <text:p>0,0583339</text:p>
          </table:table-cell>
          <table:table-cell table:formula="of:=([.B219]*[.$B$297])-([.B219]*[.$B$296])+[.$B$296]" office:value-type="float" office:value="-3.54" calcext:value-type="float">
            <text:p>-3,54</text:p>
          </table:table-cell>
          <table:table-cell table:formula="of:=([.C219]*[.$B$297])-([.C219]*[.$B$296])+[.$B$296]" office:value-type="float" office:value="235.135485206" calcext:value-type="float">
            <text:p>235,135485206</text:p>
          </table:table-cell>
          <table:table-cell table:formula="of:=([.D219]-[.E219])^2" office:value-type="float" office:value="56965.9872383195" calcext:value-type="float">
            <text:p>56965,98723831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583368" calcext:value-type="float">
            <text:p>0,0583368</text:p>
          </table:table-cell>
          <table:table-cell table:formula="of:=([.B220]*[.$B$297])-([.B220]*[.$B$296])+[.$B$296]" office:value-type="float" office:value="15.1200000702" calcext:value-type="float">
            <text:p>15,1200000702</text:p>
          </table:table-cell>
          <table:table-cell table:formula="of:=([.C220]*[.$B$297])-([.C220]*[.$B$296])+[.$B$296]" office:value-type="float" office:value="235.147350672" calcext:value-type="float">
            <text:p>235,147350672</text:p>
          </table:table-cell>
          <table:table-cell table:formula="of:=([.D220]-[.E220])^2" office:value-type="float" office:value="48412.0350128474" calcext:value-type="float">
            <text:p>48412,03501284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664468" calcext:value-type="float">
            <text:p>0,0664468</text:p>
          </table:table-cell>
          <table:table-cell table:formula="of:=([.B221]*[.$B$297])-([.B221]*[.$B$296])+[.$B$296]" office:value-type="float" office:value="222.999977566" calcext:value-type="float">
            <text:p>222,999977566</text:p>
          </table:table-cell>
          <table:table-cell table:formula="of:=([.C221]*[.$B$297])-([.C221]*[.$B$296])+[.$B$296]" office:value-type="float" office:value="268.329740072" calcext:value-type="float">
            <text:p>268,329740072</text:p>
          </table:table-cell>
          <table:table-cell table:formula="of:=([.D221]-[.E221])^2" office:value-type="float" office:value="2054.78736885036" calcext:value-type="float">
            <text:p>2054,78736885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52531" calcext:value-type="float">
            <text:p>0,152531</text:p>
          </table:table-cell>
          <table:table-cell table:formula="of:=([.B222]*[.$B$297])-([.B222]*[.$B$296])+[.$B$296]" office:value-type="float" office:value="670.20161718" calcext:value-type="float">
            <text:p>670,20161718</text:p>
          </table:table-cell>
          <table:table-cell table:formula="of:=([.C222]*[.$B$297])-([.C222]*[.$B$296])+[.$B$296]" office:value-type="float" office:value="620.54668774" calcext:value-type="float">
            <text:p>620,54668774</text:p>
          </table:table-cell>
          <table:table-cell table:formula="of:=([.D222]-[.E222])^2" office:value-type="float" office:value="2465.61201769137" calcext:value-type="float">
            <text:p>2465,61201769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09663" calcext:value-type="float">
            <text:p>0,309663</text:p>
          </table:table-cell>
          <table:table-cell table:formula="of:=([.B223]*[.$B$297])-([.B223]*[.$B$296])+[.$B$296]" office:value-type="float" office:value="2177.99957182" calcext:value-type="float">
            <text:p>2177,99957182</text:p>
          </table:table-cell>
          <table:table-cell table:formula="of:=([.C223]*[.$B$297])-([.C223]*[.$B$296])+[.$B$296]" office:value-type="float" office:value="1263.45855102" calcext:value-type="float">
            <text:p>1263,45855102</text:p>
          </table:table-cell>
          <table:table-cell table:formula="of:=([.D223]-[.E223])^2" office:value-type="float" office:value="836385.278725906" calcext:value-type="float">
            <text:p>836385,2787259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99992" calcext:value-type="float">
            <text:p>0,499992</text:p>
          </table:table-cell>
          <table:table-cell table:formula="of:=([.B224]*[.$B$297])-([.B224]*[.$B$296])+[.$B$296]" office:value-type="float" office:value="2418.00112514" calcext:value-type="float">
            <text:p>2418,00112514</text:p>
          </table:table-cell>
          <table:table-cell table:formula="of:=([.C224]*[.$B$297])-([.C224]*[.$B$296])+[.$B$296]" office:value-type="float" office:value="2042.19726768" calcext:value-type="float">
            <text:p>2042,19726768</text:p>
          </table:table-cell>
          <table:table-cell table:formula="of:=([.D224]-[.E224])^2" office:value-type="float" office:value="141228.539281816" calcext:value-type="float">
            <text:p>141228,5392818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32589" calcext:value-type="float">
            <text:p>0,532589</text:p>
          </table:table-cell>
          <table:table-cell table:formula="of:=([.B225]*[.$B$297])-([.B225]*[.$B$296])+[.$B$296]" office:value-type="float" office:value="2701.99900808" calcext:value-type="float">
            <text:p>2701,99900808</text:p>
          </table:table-cell>
          <table:table-cell table:formula="of:=([.C225]*[.$B$297])-([.C225]*[.$B$296])+[.$B$296]" office:value-type="float" office:value="2175.56919706" calcext:value-type="float">
            <text:p>2175,56919706</text:p>
          </table:table-cell>
          <table:table-cell table:formula="of:=([.D225]-[.E225])^2" office:value-type="float" office:value="277128.345930553" calcext:value-type="float">
            <text:p>277128,3459305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34882" calcext:value-type="float">
            <text:p>0,634882</text:p>
          </table:table-cell>
          <table:table-cell table:formula="of:=([.B226]*[.$B$297])-([.B226]*[.$B$296])+[.$B$296]" office:value-type="float" office:value="3594.99807078" calcext:value-type="float">
            <text:p>3594,99807078</text:p>
          </table:table-cell>
          <table:table-cell table:formula="of:=([.C226]*[.$B$297])-([.C226]*[.$B$296])+[.$B$296]" office:value-type="float" office:value="2594.10509828" calcext:value-type="float">
            <text:p>2594,10509828</text:p>
          </table:table-cell>
          <table:table-cell table:formula="of:=([.D226]-[.E226])^2" office:value-type="float" office:value="1001786.74239989" calcext:value-type="float">
            <text:p>1001786,742399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847362" calcext:value-type="float">
            <text:p>0,847362</text:p>
          </table:table-cell>
          <table:table-cell table:formula="of:=([.B227]*[.$B$297])-([.B227]*[.$B$296])+[.$B$296]" office:value-type="float" office:value="3704.99912368" calcext:value-type="float">
            <text:p>3704,99912368</text:p>
          </table:table-cell>
          <table:table-cell table:formula="of:=([.C227]*[.$B$297])-([.C227]*[.$B$296])+[.$B$296]" office:value-type="float" office:value="3463.47551748" calcext:value-type="float">
            <text:p>3463,47551748</text:p>
          </table:table-cell>
          <table:table-cell table:formula="of:=([.D227]-[.E227])^2" office:value-type="float" office:value="58333.6523518526" calcext:value-type="float">
            <text:p>58333,65235185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19099" calcext:value-type="float">
            <text:p>0,719099</text:p>
          </table:table-cell>
          <table:table-cell table:formula="of:=([.B228]*[.$B$297])-([.B228]*[.$B$296])+[.$B$296]" office:value-type="float" office:value="3330.99963536" calcext:value-type="float">
            <text:p>3330,99963536</text:p>
          </table:table-cell>
          <table:table-cell table:formula="of:=([.C228]*[.$B$297])-([.C228]*[.$B$296])+[.$B$296]" office:value-type="float" office:value="2938.68232246" calcext:value-type="float">
            <text:p>2938,68232246</text:p>
          </table:table-cell>
          <table:table-cell table:formula="of:=([.D228]-[.E228])^2" office:value-type="float" office:value="153912.874001077" calcext:value-type="float">
            <text:p>153912,8740010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91742" calcext:value-type="float">
            <text:p>0,591742</text:p>
          </table:table-cell>
          <table:table-cell table:formula="of:=([.B229]*[.$B$297])-([.B229]*[.$B$296])+[.$B$296]" office:value-type="float" office:value="2807.0001991" calcext:value-type="float">
            <text:p>2807,0001991</text:p>
          </table:table-cell>
          <table:table-cell table:formula="of:=([.C229]*[.$B$297])-([.C229]*[.$B$296])+[.$B$296]" office:value-type="float" office:value="2417.59606268" calcext:value-type="float">
            <text:p>2417,59606268</text:p>
          </table:table-cell>
          <table:table-cell table:formula="of:=([.D229]-[.E229])^2" office:value-type="float" office:value="151635.581461006" calcext:value-type="float">
            <text:p>151635,5814610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17462" calcext:value-type="float">
            <text:p>0,417462</text:p>
          </table:table-cell>
          <table:table-cell table:formula="of:=([.B230]*[.$B$297])-([.B230]*[.$B$296])+[.$B$296]" office:value-type="float" office:value="2027.99962388" calcext:value-type="float">
            <text:p>2027,99962388</text:p>
          </table:table-cell>
          <table:table-cell table:formula="of:=([.C230]*[.$B$297])-([.C230]*[.$B$296])+[.$B$296]" office:value-type="float" office:value="1704.52247148" calcext:value-type="float">
            <text:p>1704,52247148</text:p>
          </table:table-cell>
          <table:table-cell table:formula="of:=([.D230]-[.E230])^2" office:value-type="float" office:value="104637.468124813" calcext:value-type="float">
            <text:p>104637,4681248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31744" calcext:value-type="float">
            <text:p>0,231744</text:p>
          </table:table-cell>
          <table:table-cell table:formula="of:=([.B231]*[.$B$297])-([.B231]*[.$B$296])+[.$B$296]" office:value-type="float" office:value="958.4015117" calcext:value-type="float">
            <text:p>958,4015117</text:p>
          </table:table-cell>
          <table:table-cell table:formula="of:=([.C231]*[.$B$297])-([.C231]*[.$B$296])+[.$B$296]" office:value-type="float" office:value="944.64984576" calcext:value-type="float">
            <text:p>944,64984576</text:p>
          </table:table-cell>
          <table:table-cell table:formula="of:=([.D231]-[.E231])^2" office:value-type="float" office:value="189.108316125355" calcext:value-type="float">
            <text:p>189,10831612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771048" calcext:value-type="float">
            <text:p>0,0771048</text:p>
          </table:table-cell>
          <table:table-cell table:formula="of:=([.B232]*[.$B$297])-([.B232]*[.$B$296])+[.$B$296]" office:value-type="float" office:value="86.189927124" calcext:value-type="float">
            <text:p>86,189927124</text:p>
          </table:table-cell>
          <table:table-cell table:formula="of:=([.C232]*[.$B$297])-([.C232]*[.$B$296])+[.$B$296]" office:value-type="float" office:value="311.937373392" calcext:value-type="float">
            <text:p>311,937373392</text:p>
          </table:table-cell>
          <table:table-cell table:formula="of:=([.D232]-[.E232])^2" office:value-type="float" office:value="50961.9094965235" calcext:value-type="float">
            <text:p>50961,90949652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33676" calcext:value-type="float">
            <text:p>0,033676</text:p>
          </table:table-cell>
          <table:table-cell table:formula="of:=([.B233]*[.$B$297])-([.B233]*[.$B$296])+[.$B$296]" office:value-type="float" office:value="112.899909398" calcext:value-type="float">
            <text:p>112,899909398</text:p>
          </table:table-cell>
          <table:table-cell table:formula="of:=([.C233]*[.$B$297])-([.C233]*[.$B$296])+[.$B$296]" office:value-type="float" office:value="134.24670104" calcext:value-type="float">
            <text:p>134,24670104</text:p>
          </table:table-cell>
          <table:table-cell table:formula="of:=([.D233]-[.E233])^2" office:value-type="float" office:value="455.685513406962" calcext:value-type="float">
            <text:p>455,6855134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304925" calcext:value-type="float">
            <text:p>0,0304925</text:p>
          </table:table-cell>
          <table:table-cell table:formula="of:=([.B234]*[.$B$297])-([.B234]*[.$B$296])+[.$B$296]" office:value-type="float" office:value="-1.24999779432" calcext:value-type="float">
            <text:p>-1,2499977943</text:p>
          </table:table-cell>
          <table:table-cell table:formula="of:=([.C234]*[.$B$297])-([.C234]*[.$B$296])+[.$B$296]" office:value-type="float" office:value="121.22128345" calcext:value-type="float">
            <text:p>121,22128345</text:p>
          </table:table-cell>
          <table:table-cell table:formula="of:=([.D234]-[.E234])^2" office:value-type="float" office:value="14999.2147296253" calcext:value-type="float">
            <text:p>14999,21472962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341033" calcext:value-type="float">
            <text:p>0,0341033</text:p>
          </table:table-cell>
          <table:table-cell table:formula="of:=([.B235]*[.$B$297])-([.B235]*[.$B$296])+[.$B$296]" office:value-type="float" office:value="-3.54" calcext:value-type="float">
            <text:p>-3,54</text:p>
          </table:table-cell>
          <table:table-cell table:formula="of:=([.C235]*[.$B$297])-([.C235]*[.$B$296])+[.$B$296]" office:value-type="float" office:value="135.995016082" calcext:value-type="float">
            <text:p>135,995016082</text:p>
          </table:table-cell>
          <table:table-cell table:formula="of:=([.D235]-[.E235])^2" office:value-type="float" office:value="19470.020713004" calcext:value-type="float">
            <text:p>19470,0207130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237694" calcext:value-type="float">
            <text:p>0,0237694</text:p>
          </table:table-cell>
          <table:table-cell table:formula="of:=([.B236]*[.$B$297])-([.B236]*[.$B$296])+[.$B$296]" office:value-type="float" office:value="-3.54" calcext:value-type="float">
            <text:p>-3,54</text:p>
          </table:table-cell>
          <table:table-cell table:formula="of:=([.C236]*[.$B$297])-([.C236]*[.$B$296])+[.$B$296]" office:value-type="float" office:value="93.713450876" calcext:value-type="float">
            <text:p>93,713450876</text:p>
          </table:table-cell>
          <table:table-cell table:formula="of:=([.D236]-[.E236])^2" office:value-type="float" office:value="9458.23370729054" calcext:value-type="float">
            <text:p>9458,23370729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30793" calcext:value-type="float">
            <text:p>0,0630793</text:p>
          </table:table-cell>
          <table:table-cell table:formula="of:=([.B237]*[.$B$297])-([.B237]*[.$B$296])+[.$B$296]" office:value-type="float" office:value="-3.5299999898322" calcext:value-type="float">
            <text:p>-3,5299999898</text:p>
          </table:table-cell>
          <table:table-cell table:formula="of:=([.C237]*[.$B$297])-([.C237]*[.$B$296])+[.$B$296]" office:value-type="float" office:value="254.551479122" calcext:value-type="float">
            <text:p>254,551479122</text:p>
          </table:table-cell>
          <table:table-cell table:formula="of:=([.D237]-[.E237])^2" office:value-type="float" office:value="66606.0498605511" calcext:value-type="float">
            <text:p>66606,04986055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439" calcext:value-type="float">
            <text:p>0,05439</text:p>
          </table:table-cell>
          <table:table-cell table:formula="of:=([.B238]*[.$B$297])-([.B238]*[.$B$296])+[.$B$296]" office:value-type="float" office:value="-3.409999908734" calcext:value-type="float">
            <text:p>-3,4099999087</text:p>
          </table:table-cell>
          <table:table-cell table:formula="of:=([.C238]*[.$B$297])-([.C238]*[.$B$296])+[.$B$296]" office:value-type="float" office:value="218.9988606" calcext:value-type="float">
            <text:p>218,9988606</text:p>
          </table:table-cell>
          <table:table-cell table:formula="of:=([.D238]-[.E238])^2" office:value-type="float" office:value="49465.7012327935" calcext:value-type="float">
            <text:p>49465,70123279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583145" calcext:value-type="float">
            <text:p>0,0583145</text:p>
          </table:table-cell>
          <table:table-cell table:formula="of:=([.B239]*[.$B$297])-([.B239]*[.$B$296])+[.$B$296]" office:value-type="float" office:value="-3.54" calcext:value-type="float">
            <text:p>-3,54</text:p>
          </table:table-cell>
          <table:table-cell table:formula="of:=([.C239]*[.$B$297])-([.C239]*[.$B$296])+[.$B$296]" office:value-type="float" office:value="235.05610933" calcext:value-type="float">
            <text:p>235,05610933</text:p>
          </table:table-cell>
          <table:table-cell table:formula="of:=([.D239]-[.E239])^2" office:value-type="float" office:value="56928.1033874133" calcext:value-type="float">
            <text:p>56928,10338741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83599" calcext:value-type="float">
            <text:p>0,0583599</text:p>
          </table:table-cell>
          <table:table-cell table:formula="of:=([.B240]*[.$B$297])-([.B240]*[.$B$296])+[.$B$296]" office:value-type="float" office:value="-3.54" calcext:value-type="float">
            <text:p>-3,54</text:p>
          </table:table-cell>
          <table:table-cell table:formula="of:=([.C240]*[.$B$297])-([.C240]*[.$B$296])+[.$B$296]" office:value-type="float" office:value="235.241865246" calcext:value-type="float">
            <text:p>235,241865246</text:p>
          </table:table-cell>
          <table:table-cell table:formula="of:=([.D240]-[.E240])^2" office:value-type="float" office:value="57016.7791703589" calcext:value-type="float">
            <text:p>57016,7791703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83343" calcext:value-type="float">
            <text:p>0,0583343</text:p>
          </table:table-cell>
          <table:table-cell table:formula="of:=([.B241]*[.$B$297])-([.B241]*[.$B$296])+[.$B$296]" office:value-type="float" office:value="-3.54" calcext:value-type="float">
            <text:p>-3,54</text:p>
          </table:table-cell>
          <table:table-cell table:formula="of:=([.C241]*[.$B$297])-([.C241]*[.$B$296])+[.$B$296]" office:value-type="float" office:value="235.137121822" calcext:value-type="float">
            <text:p>235,137121822</text:p>
          </table:table-cell>
          <table:table-cell table:formula="of:=([.D241]-[.E241])^2" office:value-type="float" office:value="56966.7684812338" calcext:value-type="float">
            <text:p>56966,76848123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583428" calcext:value-type="float">
            <text:p>0,0583428</text:p>
          </table:table-cell>
          <table:table-cell table:formula="of:=([.B242]*[.$B$297])-([.B242]*[.$B$296])+[.$B$296]" office:value-type="float" office:value="-3.54" calcext:value-type="float">
            <text:p>-3,54</text:p>
          </table:table-cell>
          <table:table-cell table:formula="of:=([.C242]*[.$B$297])-([.C242]*[.$B$296])+[.$B$296]" office:value-type="float" office:value="235.171899912" calcext:value-type="float">
            <text:p>235,171899912</text:p>
          </table:table-cell>
          <table:table-cell table:formula="of:=([.D242]-[.E242])^2" office:value-type="float" office:value="56983.3711595967" calcext:value-type="float">
            <text:p>56983,371159596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583296" calcext:value-type="float">
            <text:p>0,0583296</text:p>
          </table:table-cell>
          <table:table-cell table:formula="of:=([.B243]*[.$B$297])-([.B243]*[.$B$296])+[.$B$296]" office:value-type="float" office:value="-3.54" calcext:value-type="float">
            <text:p>-3,54</text:p>
          </table:table-cell>
          <table:table-cell table:formula="of:=([.C243]*[.$B$297])-([.C243]*[.$B$296])+[.$B$296]" office:value-type="float" office:value="235.117891584" calcext:value-type="float">
            <text:p>235,117891584</text:p>
          </table:table-cell>
          <table:table-cell table:formula="of:=([.D243]-[.E243])^2" office:value-type="float" office:value="56957.5892153203" calcext:value-type="float">
            <text:p>56957,58921532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244]*[.$B$297])-([.B244]*[.$B$296])+[.$B$296]" office:value-type="float" office:value="-3.54" calcext:value-type="float">
            <text:p>-3,54</text:p>
          </table:table-cell>
          <table:table-cell table:formula="of:=([.C244]*[.$B$297])-([.C244]*[.$B$296])+[.$B$296]" office:value-type="float" office:value="235.13589436" calcext:value-type="float">
            <text:p>235,13589436</text:p>
          </table:table-cell>
          <table:table-cell table:formula="of:=([.D244]-[.E244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58334" calcext:value-type="float">
            <text:p>0,058334</text:p>
          </table:table-cell>
          <table:table-cell table:formula="of:=([.B245]*[.$B$297])-([.B245]*[.$B$296])+[.$B$296]" office:value-type="float" office:value="17.9799865302" calcext:value-type="float">
            <text:p>17,9799865302</text:p>
          </table:table-cell>
          <table:table-cell table:formula="of:=([.C245]*[.$B$297])-([.C245]*[.$B$296])+[.$B$296]" office:value-type="float" office:value="235.13589436" calcext:value-type="float">
            <text:p>235,13589436</text:p>
          </table:table-cell>
          <table:table-cell table:formula="of:=([.D245]-[.E245])^2" office:value-type="float" office:value="47156.6883053846" calcext:value-type="float">
            <text:p>47156,68830538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676821" calcext:value-type="float">
            <text:p>0,0676821</text:p>
          </table:table-cell>
          <table:table-cell table:formula="of:=([.B246]*[.$B$297])-([.B246]*[.$B$296])+[.$B$296]" office:value-type="float" office:value="160.39982472" calcext:value-type="float">
            <text:p>160,39982472</text:p>
          </table:table-cell>
          <table:table-cell table:formula="of:=([.C246]*[.$B$297])-([.C246]*[.$B$296])+[.$B$296]" office:value-type="float" office:value="273.384019434" calcext:value-type="float">
            <text:p>273,384019434</text:p>
          </table:table-cell>
          <table:table-cell table:formula="of:=([.D246]-[.E246])^2" office:value-type="float" office:value="12765.4282551711" calcext:value-type="float">
            <text:p>12765,42825517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29619" calcext:value-type="float">
            <text:p>0,129619</text:p>
          </table:table-cell>
          <table:table-cell table:formula="of:=([.B247]*[.$B$297])-([.B247]*[.$B$296])+[.$B$296]" office:value-type="float" office:value="1294.00189712" calcext:value-type="float">
            <text:p>1294,00189712</text:p>
          </table:table-cell>
          <table:table-cell table:formula="of:=([.C247]*[.$B$297])-([.C247]*[.$B$296])+[.$B$296]" office:value-type="float" office:value="526.80132326" calcext:value-type="float">
            <text:p>526,80132326</text:p>
          </table:table-cell>
          <table:table-cell table:formula="of:=([.D247]-[.E247])^2" office:value-type="float" office:value="588596.720531113" calcext:value-type="float">
            <text:p>588596,7205311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98365" calcext:value-type="float">
            <text:p>0,398365</text:p>
          </table:table-cell>
          <table:table-cell table:formula="of:=([.B248]*[.$B$297])-([.B248]*[.$B$296])+[.$B$296]" office:value-type="float" office:value="2445.99953336" calcext:value-type="float">
            <text:p>2445,99953336</text:p>
          </table:table-cell>
          <table:table-cell table:formula="of:=([.C248]*[.$B$297])-([.C248]*[.$B$296])+[.$B$296]" office:value-type="float" office:value="1626.3863321" calcext:value-type="float">
            <text:p>1626,3863321</text:p>
          </table:table-cell>
          <table:table-cell table:formula="of:=([.D248]-[.E248])^2" office:value-type="float" office:value="671765.799679666" calcext:value-type="float">
            <text:p>671765,79967966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65931" calcext:value-type="float">
            <text:p>0,565931</text:p>
          </table:table-cell>
          <table:table-cell table:formula="of:=([.B249]*[.$B$297])-([.B249]*[.$B$296])+[.$B$296]" office:value-type="float" office:value="3114.99905568" calcext:value-type="float">
            <text:p>3114,99905568</text:p>
          </table:table-cell>
          <table:table-cell table:formula="of:=([.C249]*[.$B$297])-([.C249]*[.$B$296])+[.$B$296]" office:value-type="float" office:value="2311.98932374" calcext:value-type="float">
            <text:p>2311,98932374</text:p>
          </table:table-cell>
          <table:table-cell table:formula="of:=([.D249]-[.E249])^2" office:value-type="float" office:value="644824.62959035" calcext:value-type="float">
            <text:p>644824,629590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664372" calcext:value-type="float">
            <text:p>0,664372</text:p>
          </table:table-cell>
          <table:table-cell table:formula="of:=([.B250]*[.$B$297])-([.B250]*[.$B$296])+[.$B$296]" office:value-type="float" office:value="3530.9982021" calcext:value-type="float">
            <text:p>3530,9982021</text:p>
          </table:table-cell>
          <table:table-cell table:formula="of:=([.C250]*[.$B$297])-([.C250]*[.$B$296])+[.$B$296]" office:value-type="float" office:value="2714.76461288" calcext:value-type="float">
            <text:p>2714,76461288</text:p>
          </table:table-cell>
          <table:table-cell table:formula="of:=([.D250]-[.E250])^2" office:value-type="float" office:value="666237.272170964" calcext:value-type="float">
            <text:p>666237,2721709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803984" calcext:value-type="float">
            <text:p>0,803984</text:p>
          </table:table-cell>
          <table:table-cell table:formula="of:=([.B251]*[.$B$297])-([.B251]*[.$B$296])+[.$B$296]" office:value-type="float" office:value="3684.99967616" calcext:value-type="float">
            <text:p>3684,99967616</text:p>
          </table:table-cell>
          <table:table-cell table:formula="of:=([.C251]*[.$B$297])-([.C251]*[.$B$296])+[.$B$296]" office:value-type="float" office:value="3285.99269536" calcext:value-type="float">
            <text:p>3285,99269536</text:p>
          </table:table-cell>
          <table:table-cell table:formula="of:=([.D251]-[.E251])^2" office:value-type="float" office:value="159206.570727132" calcext:value-type="float">
            <text:p>159206,5707271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7681" calcext:value-type="float">
            <text:p>0,77681</text:p>
          </table:table-cell>
          <table:table-cell table:formula="of:=([.B252]*[.$B$297])-([.B252]*[.$B$296])+[.$B$296]" office:value-type="float" office:value="3635.99939312" calcext:value-type="float">
            <text:p>3635,99939312</text:p>
          </table:table-cell>
          <table:table-cell table:formula="of:=([.C252]*[.$B$297])-([.C252]*[.$B$296])+[.$B$296]" office:value-type="float" office:value="3174.8091874" calcext:value-type="float">
            <text:p>3174,8091874</text:p>
          </table:table-cell>
          <table:table-cell table:formula="of:=([.D252]-[.E252])^2" office:value-type="float" office:value="212696.405852056" calcext:value-type="float">
            <text:p>212696,4058520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83971" calcext:value-type="float">
            <text:p>0,683971</text:p>
          </table:table-cell>
          <table:table-cell table:formula="of:=([.B253]*[.$B$297])-([.B253]*[.$B$296])+[.$B$296]" office:value-type="float" office:value="3358.99804358" calcext:value-type="float">
            <text:p>3358,99804358</text:p>
          </table:table-cell>
          <table:table-cell table:formula="of:=([.C253]*[.$B$297])-([.C253]*[.$B$296])+[.$B$296]" office:value-type="float" office:value="2794.95470534" calcext:value-type="float">
            <text:p>2794,95470534</text:p>
          </table:table-cell>
          <table:table-cell table:formula="of:=([.D253]-[.E253])^2" office:value-type="float" office:value="318144.887412923" calcext:value-type="float">
            <text:p>318144,8874129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5522" calcext:value-type="float">
            <text:p>0,55522</text:p>
          </table:table-cell>
          <table:table-cell table:formula="of:=([.B254]*[.$B$297])-([.B254]*[.$B$296])+[.$B$296]" office:value-type="float" office:value="2804.99943604" calcext:value-type="float">
            <text:p>2804,99943604</text:p>
          </table:table-cell>
          <table:table-cell table:formula="of:=([.C254]*[.$B$297])-([.C254]*[.$B$296])+[.$B$296]" office:value-type="float" office:value="2268.1648388" calcext:value-type="float">
            <text:p>2268,1648388</text:p>
          </table:table-cell>
          <table:table-cell table:formula="of:=([.D254]-[.E254])^2" office:value-type="float" office:value="288191.384793833" calcext:value-type="float">
            <text:p>288191,3847938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396431" calcext:value-type="float">
            <text:p>0,396431</text:p>
          </table:table-cell>
          <table:table-cell table:formula="of:=([.B255]*[.$B$297])-([.B255]*[.$B$296])+[.$B$296]" office:value-type="float" office:value="2030.9987227" calcext:value-type="float">
            <text:p>2030,9987227</text:p>
          </table:table-cell>
          <table:table-cell table:formula="of:=([.C255]*[.$B$297])-([.C255]*[.$B$296])+[.$B$296]" office:value-type="float" office:value="1618.47329374" calcext:value-type="float">
            <text:p>1618,47329374</text:p>
          </table:table-cell>
          <table:table-cell table:formula="of:=([.D255]-[.E255])^2" office:value-type="float" office:value="170177.229538632" calcext:value-type="float">
            <text:p>170177,2295386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2268" calcext:value-type="float">
            <text:p>0,232268</text:p>
          </table:table-cell>
          <table:table-cell table:formula="of:=([.B256]*[.$B$297])-([.B256]*[.$B$296])+[.$B$296]" office:value-type="float" office:value="942.59998422" calcext:value-type="float">
            <text:p>942,59998422</text:p>
          </table:table-cell>
          <table:table-cell table:formula="of:=([.C256]*[.$B$297])-([.C256]*[.$B$296])+[.$B$296]" office:value-type="float" office:value="946.79381272" calcext:value-type="float">
            <text:p>946,79381272</text:p>
          </table:table-cell>
          <table:table-cell table:formula="of:=([.D256]-[.E256])^2" office:value-type="float" office:value="17.5881974874132" calcext:value-type="float">
            <text:p>17,58819748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771422" calcext:value-type="float">
            <text:p>0,0771422</text:p>
          </table:table-cell>
          <table:table-cell table:formula="of:=([.B257]*[.$B$297])-([.B257]*[.$B$296])+[.$B$296]" office:value-type="float" office:value="-3.54" calcext:value-type="float">
            <text:p>-3,54</text:p>
          </table:table-cell>
          <table:table-cell table:formula="of:=([.C257]*[.$B$297])-([.C257]*[.$B$296])+[.$B$296]" office:value-type="float" office:value="312.090396988" calcext:value-type="float">
            <text:p>312,090396988</text:p>
          </table:table-cell>
          <table:table-cell table:formula="of:=([.D257]-[.E257])^2" office:value-type="float" office:value="99622.5475028025" calcext:value-type="float">
            <text:p>99622,54750280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354763" calcext:value-type="float">
            <text:p>0,0354763</text:p>
          </table:table-cell>
          <table:table-cell table:formula="of:=([.B258]*[.$B$297])-([.B258]*[.$B$296])+[.$B$296]" office:value-type="float" office:value="27.310007023" calcext:value-type="float">
            <text:p>27,310007023</text:p>
          </table:table-cell>
          <table:table-cell table:formula="of:=([.C258]*[.$B$297])-([.C258]*[.$B$296])+[.$B$296]" office:value-type="float" office:value="141.612700502" calcext:value-type="float">
            <text:p>141,612700502</text:p>
          </table:table-cell>
          <table:table-cell table:formula="of:=([.D258]-[.E258])^2" office:value-type="float" office:value="13065.1057365542" calcext:value-type="float">
            <text:p>13065,10573655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127046" calcext:value-type="float">
            <text:p>0,0127046</text:p>
          </table:table-cell>
          <table:table-cell table:formula="of:=([.B259]*[.$B$297])-([.B259]*[.$B$296])+[.$B$296]" office:value-type="float" office:value="382.500072232" calcext:value-type="float">
            <text:p>382,500072232</text:p>
          </table:table-cell>
          <table:table-cell table:formula="of:=([.C259]*[.$B$297])-([.C259]*[.$B$296])+[.$B$296]" office:value-type="float" office:value="48.441379084" calcext:value-type="float">
            <text:p>48,441379084</text:p>
          </table:table-cell>
          <table:table-cell table:formula="of:=([.D259]-[.E259])^2" office:value-type="float" office:value="111595.21046775" calcext:value-type="float">
            <text:p>111595,210467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09074" calcext:value-type="float">
            <text:p>0,109074</text:p>
          </table:table-cell>
          <table:table-cell table:formula="of:=([.B260]*[.$B$297])-([.B260]*[.$B$296])+[.$B$296]" office:value-type="float" office:value="1209.00015362" calcext:value-type="float">
            <text:p>1209,00015362</text:p>
          </table:table-cell>
          <table:table-cell table:formula="of:=([.C260]*[.$B$297])-([.C260]*[.$B$296])+[.$B$296]" office:value-type="float" office:value="442.74063396" calcext:value-type="float">
            <text:p>442,74063396</text:p>
          </table:table-cell>
          <table:table-cell table:formula="of:=([.D260]-[.E260])^2" office:value-type="float" office:value="587153.651469574" calcext:value-type="float">
            <text:p>587153,6514695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42549" calcext:value-type="float">
            <text:p>0,342549</text:p>
          </table:table-cell>
          <table:table-cell table:formula="of:=([.B261]*[.$B$297])-([.B261]*[.$B$296])+[.$B$296]" office:value-type="float" office:value="2035.99858458" calcext:value-type="float">
            <text:p>2035,99858458</text:p>
          </table:table-cell>
          <table:table-cell table:formula="of:=([.C261]*[.$B$297])-([.C261]*[.$B$296])+[.$B$296]" office:value-type="float" office:value="1398.01293546" calcext:value-type="float">
            <text:p>1398,01293546</text:p>
          </table:table-cell>
          <table:table-cell table:formula="of:=([.D261]-[.E261])^2" office:value-type="float" office:value="407025.688483068" calcext:value-type="float">
            <text:p>407025,6884830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30393" calcext:value-type="float">
            <text:p>0,530393</text:p>
          </table:table-cell>
          <table:table-cell table:formula="of:=([.B262]*[.$B$297])-([.B262]*[.$B$296])+[.$B$296]" office:value-type="float" office:value="2799.99957416" calcext:value-type="float">
            <text:p>2799,99957416</text:p>
          </table:table-cell>
          <table:table-cell table:formula="of:=([.C262]*[.$B$297])-([.C262]*[.$B$296])+[.$B$296]" office:value-type="float" office:value="2166.58417522" calcext:value-type="float">
            <text:p>2166,58417522</text:p>
          </table:table-cell>
          <table:table-cell table:formula="of:=([.D262]-[.E262])^2" office:value-type="float" office:value="401215.067614319" calcext:value-type="float">
            <text:p>401215,0676143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53499" calcext:value-type="float">
            <text:p>0,653499</text:p>
          </table:table-cell>
          <table:table-cell table:formula="of:=([.B263]*[.$B$297])-([.B263]*[.$B$296])+[.$B$296]" office:value-type="float" office:value="1366.0007265" calcext:value-type="float">
            <text:p>1366,0007265</text:p>
          </table:table-cell>
          <table:table-cell table:formula="of:=([.C263]*[.$B$297])-([.C263]*[.$B$296])+[.$B$296]" office:value-type="float" office:value="2670.27729846" calcext:value-type="float">
            <text:p>2670,27729846</text:p>
          </table:table-cell>
          <table:table-cell table:formula="of:=([.D263]-[.E263])^2" office:value-type="float" office:value="1701137.37616373" calcext:value-type="float">
            <text:p>1701137,376163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31218" calcext:value-type="float">
            <text:p>0,331218</text:p>
          </table:table-cell>
          <table:table-cell table:formula="of:=([.B264]*[.$B$297])-([.B264]*[.$B$296])+[.$B$296]" office:value-type="float" office:value="1465.9979641" calcext:value-type="float">
            <text:p>1465,9979641</text:p>
          </table:table-cell>
          <table:table-cell table:formula="of:=([.C264]*[.$B$297])-([.C264]*[.$B$296])+[.$B$296]" office:value-type="float" office:value="1351.65169572" calcext:value-type="float">
            <text:p>1351,65169572</text:p>
          </table:table-cell>
          <table:table-cell table:formula="of:=([.D264]-[.E264])^2" office:value-type="float" office:value="13075.069092431" calcext:value-type="float">
            <text:p>13075,0690924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228316" calcext:value-type="float">
            <text:p>0,228316</text:p>
          </table:table-cell>
          <table:table-cell table:formula="of:=([.B265]*[.$B$297])-([.B265]*[.$B$296])+[.$B$296]" office:value-type="float" office:value="3242.00045728" calcext:value-type="float">
            <text:p>3242,00045728</text:p>
          </table:table-cell>
          <table:table-cell table:formula="of:=([.C265]*[.$B$297])-([.C265]*[.$B$296])+[.$B$296]" office:value-type="float" office:value="930.62404664" calcext:value-type="float">
            <text:p>930,62404664</text:p>
          </table:table-cell>
          <table:table-cell table:formula="of:=([.D265]-[.E265])^2" office:value-type="float" office:value="5342460.91166305" calcext:value-type="float">
            <text:p>5342460,911663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07894" calcext:value-type="float">
            <text:p>0,607894</text:p>
          </table:table-cell>
          <table:table-cell table:formula="of:=([.B266]*[.$B$297])-([.B266]*[.$B$296])+[.$B$296]" office:value-type="float" office:value="3242.00045728" calcext:value-type="float">
            <text:p>3242,00045728</text:p>
          </table:table-cell>
          <table:table-cell table:formula="of:=([.C266]*[.$B$297])-([.C266]*[.$B$296])+[.$B$296]" office:value-type="float" office:value="2483.68261676" calcext:value-type="float">
            <text:p>2483,68261676</text:p>
          </table:table-cell>
          <table:table-cell table:formula="of:=([.D266]-[.E266])^2" office:value-type="float" office:value="575045.947250916" calcext:value-type="float">
            <text:p>575045,9472509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487532" calcext:value-type="float">
            <text:p>0,487532</text:p>
          </table:table-cell>
          <table:table-cell table:formula="of:=([.B267]*[.$B$297])-([.B267]*[.$B$296])+[.$B$296]" office:value-type="float" office:value="2696.9991462" calcext:value-type="float">
            <text:p>2696,9991462</text:p>
          </table:table-cell>
          <table:table-cell table:formula="of:=([.C267]*[.$B$297])-([.C267]*[.$B$296])+[.$B$296]" office:value-type="float" office:value="1991.21667928" calcext:value-type="float">
            <text:p>1991,21667928</text:p>
          </table:table-cell>
          <table:table-cell table:formula="of:=([.D267]-[.E267])^2" office:value-type="float" office:value="498128.890611681" calcext:value-type="float">
            <text:p>498128,8906116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494911" calcext:value-type="float">
            <text:p>0,494911</text:p>
          </table:table-cell>
          <table:table-cell table:formula="of:=([.B268]*[.$B$297])-([.B268]*[.$B$296])+[.$B$296]" office:value-type="float" office:value="1973.0011432" calcext:value-type="float">
            <text:p>1973,0011432</text:p>
          </table:table-cell>
          <table:table-cell table:formula="of:=([.C268]*[.$B$297])-([.C268]*[.$B$296])+[.$B$296]" office:value-type="float" office:value="2021.40815294" calcext:value-type="float">
            <text:p>2021,40815294</text:p>
          </table:table-cell>
          <table:table-cell table:formula="of:=([.D268]-[.E268])^2" office:value-type="float" office:value="2343.23859196843" calcext:value-type="float">
            <text:p>2343,23859196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27784" calcext:value-type="float">
            <text:p>0,27784</text:p>
          </table:table-cell>
          <table:table-cell table:formula="of:=([.B269]*[.$B$297])-([.B269]*[.$B$296])+[.$B$296]" office:value-type="float" office:value="937.89880476" calcext:value-type="float">
            <text:p>937,89880476</text:p>
          </table:table-cell>
          <table:table-cell table:formula="of:=([.C269]*[.$B$297])-([.C269]*[.$B$296])+[.$B$296]" office:value-type="float" office:value="1133.2534736" calcext:value-type="float">
            <text:p>1133,2534736</text:p>
          </table:table-cell>
          <table:table-cell table:formula="of:=([.D269]-[.E269])^2" office:value-type="float" office:value="38163.4466375861" calcext:value-type="float">
            <text:p>38163,44663758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0852153" calcext:value-type="float">
            <text:p>0,0852153</text:p>
          </table:table-cell>
          <table:table-cell table:formula="of:=([.B270]*[.$B$297])-([.B270]*[.$B$296])+[.$B$296]" office:value-type="float" office:value="119.700048878" calcext:value-type="float">
            <text:p>119,700048878</text:p>
          </table:table-cell>
          <table:table-cell table:formula="of:=([.C270]*[.$B$297])-([.C270]*[.$B$296])+[.$B$296]" office:value-type="float" office:value="345.121808562" calcext:value-type="float">
            <text:p>345,121808562</text:p>
          </table:table-cell>
          <table:table-cell table:formula="of:=([.D270]-[.E270])^2" office:value-type="float" office:value="50814.969739031" calcext:value-type="float">
            <text:p>50814,9697390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330287" calcext:value-type="float">
            <text:p>0,0330287</text:p>
          </table:table-cell>
          <table:table-cell table:formula="of:=([.B271]*[.$B$297])-([.B271]*[.$B$296])+[.$B$296]" office:value-type="float" office:value="-1.3899980185" calcext:value-type="float">
            <text:p>-1,3899980185</text:p>
          </table:table-cell>
          <table:table-cell table:formula="of:=([.C271]*[.$B$297])-([.C271]*[.$B$296])+[.$B$296]" office:value-type="float" office:value="131.598247198" calcext:value-type="float">
            <text:p>131,598247198</text:p>
          </table:table-cell>
          <table:table-cell table:formula="of:=([.D271]-[.E271])^2" office:value-type="float" office:value="17685.8733657639" calcext:value-type="float">
            <text:p>17685,873365763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253179" calcext:value-type="float">
            <text:p>0,0253179</text:p>
          </table:table-cell>
          <table:table-cell table:formula="of:=([.B272]*[.$B$297])-([.B272]*[.$B$296])+[.$B$296]" office:value-type="float" office:value="-3.54" calcext:value-type="float">
            <text:p>-3,54</text:p>
          </table:table-cell>
          <table:table-cell table:formula="of:=([.C272]*[.$B$297])-([.C272]*[.$B$296])+[.$B$296]" office:value-type="float" office:value="100.049200566" calcext:value-type="float">
            <text:p>100,049200566</text:p>
          </table:table-cell>
          <table:table-cell table:formula="of:=([.D272]-[.E272])^2" office:value-type="float" office:value="10730.722473903" calcext:value-type="float">
            <text:p>10730,7224739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25301" calcext:value-type="float">
            <text:p>0,0225301</text:p>
          </table:table-cell>
          <table:table-cell table:formula="of:=([.B273]*[.$B$297])-([.B273]*[.$B$296])+[.$B$296]" office:value-type="float" office:value="-3.54" calcext:value-type="float">
            <text:p>-3,54</text:p>
          </table:table-cell>
          <table:table-cell table:formula="of:=([.C273]*[.$B$297])-([.C273]*[.$B$296])+[.$B$296]" office:value-type="float" office:value="88.642805354" calcext:value-type="float">
            <text:p>88,642805354</text:p>
          </table:table-cell>
          <table:table-cell table:formula="of:=([.D273]-[.E273])^2" office:value-type="float" office:value="8497.66960293345" calcext:value-type="float">
            <text:p>8497,66960293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85635" calcext:value-type="float">
            <text:p>0,0285635</text:p>
          </table:table-cell>
          <table:table-cell table:formula="of:=([.B274]*[.$B$297])-([.B274]*[.$B$296])+[.$B$296]" office:value-type="float" office:value="-3.5299999898322" calcext:value-type="float">
            <text:p>-3,5299999898</text:p>
          </table:table-cell>
          <table:table-cell table:formula="of:=([.C274]*[.$B$297])-([.C274]*[.$B$296])+[.$B$296]" office:value-type="float" office:value="113.32870279" calcext:value-type="float">
            <text:p>113,32870279</text:p>
          </table:table-cell>
          <table:table-cell table:formula="of:=([.D274]-[.E274])^2" office:value-type="float" office:value="13655.9564153852" calcext:value-type="float">
            <text:p>13655,95641538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4133" calcext:value-type="float">
            <text:p>0,054133</text:p>
          </table:table-cell>
          <table:table-cell table:formula="of:=([.B275]*[.$B$297])-([.B275]*[.$B$296])+[.$B$296]" office:value-type="float" office:value="-3.54" calcext:value-type="float">
            <text:p>-3,54</text:p>
          </table:table-cell>
          <table:table-cell table:formula="of:=([.C275]*[.$B$297])-([.C275]*[.$B$296])+[.$B$296]" office:value-type="float" office:value="217.94733482" calcext:value-type="float">
            <text:p>217,94733482</text:p>
          </table:table-cell>
          <table:table-cell table:formula="of:=([.D275]-[.E275])^2" office:value-type="float" office:value="49056.6394856668" calcext:value-type="float">
            <text:p>49056,63948566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582624" calcext:value-type="float">
            <text:p>0,0582624</text:p>
          </table:table-cell>
          <table:table-cell table:formula="of:=([.B276]*[.$B$297])-([.B276]*[.$B$296])+[.$B$296]" office:value-type="float" office:value="-3.54" calcext:value-type="float">
            <text:p>-3,54</text:p>
          </table:table-cell>
          <table:table-cell table:formula="of:=([.C276]*[.$B$297])-([.C276]*[.$B$296])+[.$B$296]" office:value-type="float" office:value="234.842940096" calcext:value-type="float">
            <text:p>234,842940096</text:p>
          </table:table-cell>
          <table:table-cell table:formula="of:=([.D276]-[.E276])^2" office:value-type="float" office:value="56826.4261288131" calcext:value-type="float">
            <text:p>56826,42612881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58334" calcext:value-type="float">
            <text:p>0,058334</text:p>
          </table:table-cell>
          <table:table-cell table:formula="of:=([.B277]*[.$B$297])-([.B277]*[.$B$296])+[.$B$296]" office:value-type="float" office:value="-3.480000020824" calcext:value-type="float">
            <text:p>-3,4800000208</text:p>
          </table:table-cell>
          <table:table-cell table:formula="of:=([.C277]*[.$B$297])-([.C277]*[.$B$296])+[.$B$296]" office:value-type="float" office:value="235.13589436" calcext:value-type="float">
            <text:p>235,13589436</text:p>
          </table:table-cell>
          <table:table-cell table:formula="of:=([.D277]-[.E277])^2" office:value-type="float" office:value="56937.5450511606" calcext:value-type="float">
            <text:p>56937,54505116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8361" calcext:value-type="float">
            <text:p>0,058361</text:p>
          </table:table-cell>
          <table:table-cell table:formula="of:=([.B278]*[.$B$297])-([.B278]*[.$B$296])+[.$B$296]" office:value-type="float" office:value="-3.510000010412" calcext:value-type="float">
            <text:p>-3,5100000104</text:p>
          </table:table-cell>
          <table:table-cell table:formula="of:=([.C278]*[.$B$297])-([.C278]*[.$B$296])+[.$B$296]" office:value-type="float" office:value="235.24636594" calcext:value-type="float">
            <text:p>235,24636594</text:p>
          </table:table-cell>
          <table:table-cell table:formula="of:=([.D278]-[.E278])^2" office:value-type="float" office:value="57004.602281847" calcext:value-type="float">
            <text:p>57004,6022818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83588" calcext:value-type="float">
            <text:p>0,0583588</text:p>
          </table:table-cell>
          <table:table-cell table:formula="of:=([.B279]*[.$B$297])-([.B279]*[.$B$296])+[.$B$296]" office:value-type="float" office:value="-3.400000184974" calcext:value-type="float">
            <text:p>-3,400000185</text:p>
          </table:table-cell>
          <table:table-cell table:formula="of:=([.C279]*[.$B$297])-([.C279]*[.$B$296])+[.$B$296]" office:value-type="float" office:value="235.237364552" calcext:value-type="float">
            <text:p>235,237364552</text:p>
          </table:table-cell>
          <table:table-cell table:formula="of:=([.D279]-[.E279])^2" office:value-type="float" office:value="56947.7918486076" calcext:value-type="float">
            <text:p>56947,79184860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84011" calcext:value-type="float">
            <text:p>0,0584011</text:p>
          </table:table-cell>
          <table:table-cell table:formula="of:=([.B280]*[.$B$297])-([.B280]*[.$B$296])+[.$B$296]" office:value-type="float" office:value="-3.54" calcext:value-type="float">
            <text:p>-3,54</text:p>
          </table:table-cell>
          <table:table-cell table:formula="of:=([.C280]*[.$B$297])-([.C280]*[.$B$296])+[.$B$296]" office:value-type="float" office:value="235.410436694" calcext:value-type="float">
            <text:p>235,410436694</text:p>
          </table:table-cell>
          <table:table-cell table:formula="of:=([.D280]-[.E280])^2" office:value-type="float" office:value="57097.3111962533" calcext:value-type="float">
            <text:p>57097,31119625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583661" calcext:value-type="float">
            <text:p>0,0583661</text:p>
          </table:table-cell>
          <table:table-cell table:formula="of:=([.B281]*[.$B$297])-([.B281]*[.$B$296])+[.$B$296]" office:value-type="float" office:value="-3.54" calcext:value-type="float">
            <text:p>-3,54</text:p>
          </table:table-cell>
          <table:table-cell table:formula="of:=([.C281]*[.$B$297])-([.C281]*[.$B$296])+[.$B$296]" office:value-type="float" office:value="235.267232794" calcext:value-type="float">
            <text:p>235,267232794</text:p>
          </table:table-cell>
          <table:table-cell table:formula="of:=([.D281]-[.E281])^2" office:value-type="float" office:value="57028.8944347277" calcext:value-type="float">
            <text:p>57028,89443472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583336" calcext:value-type="float">
            <text:p>0,0583336</text:p>
          </table:table-cell>
          <table:table-cell table:formula="of:=([.B282]*[.$B$297])-([.B282]*[.$B$296])+[.$B$296]" office:value-type="float" office:value="-3.54" calcext:value-type="float">
            <text:p>-3,54</text:p>
          </table:table-cell>
          <table:table-cell table:formula="of:=([.C282]*[.$B$297])-([.C282]*[.$B$296])+[.$B$296]" office:value-type="float" office:value="235.134257744" calcext:value-type="float">
            <text:p>235,134257744</text:p>
          </table:table-cell>
          <table:table-cell table:formula="of:=([.D282]-[.E282])^2" office:value-type="float" office:value="56965.4013096493" calcext:value-type="float">
            <text:p>56965,40130964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583428" calcext:value-type="float">
            <text:p>0,0583428</text:p>
          </table:table-cell>
          <table:table-cell table:formula="of:=([.B283]*[.$B$297])-([.B283]*[.$B$296])+[.$B$296]" office:value-type="float" office:value="-3.54" calcext:value-type="float">
            <text:p>-3,54</text:p>
          </table:table-cell>
          <table:table-cell table:formula="of:=([.C283]*[.$B$297])-([.C283]*[.$B$296])+[.$B$296]" office:value-type="float" office:value="235.171899912" calcext:value-type="float">
            <text:p>235,171899912</text:p>
          </table:table-cell>
          <table:table-cell table:formula="of:=([.D283]-[.E283])^2" office:value-type="float" office:value="56983.3711595967" calcext:value-type="float">
            <text:p>56983,37115959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583292" calcext:value-type="float">
            <text:p>0,0583292</text:p>
          </table:table-cell>
          <table:table-cell table:formula="of:=([.B284]*[.$B$297])-([.B284]*[.$B$296])+[.$B$296]" office:value-type="float" office:value="-3.54" calcext:value-type="float">
            <text:p>-3,54</text:p>
          </table:table-cell>
          <table:table-cell table:formula="of:=([.C284]*[.$B$297])-([.C284]*[.$B$296])+[.$B$296]" office:value-type="float" office:value="235.116254968" calcext:value-type="float">
            <text:p>235,116254968</text:p>
          </table:table-cell>
          <table:table-cell table:formula="of:=([.D284]-[.E284])^2" office:value-type="float" office:value="56956.808035351" calcext:value-type="float">
            <text:p>56956,8080353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58334" calcext:value-type="float">
            <text:p>0,058334</text:p>
          </table:table-cell>
          <table:table-cell table:formula="of:=([.B285]*[.$B$297])-([.B285]*[.$B$296])+[.$B$296]" office:value-type="float" office:value="-3.46999988791" calcext:value-type="float">
            <text:p>-3,4699998879</text:p>
          </table:table-cell>
          <table:table-cell table:formula="of:=([.C285]*[.$B$297])-([.C285]*[.$B$296])+[.$B$296]" office:value-type="float" office:value="235.13589436" calcext:value-type="float">
            <text:p>235,13589436</text:p>
          </table:table-cell>
          <table:table-cell table:formula="of:=([.D285]-[.E285])^2" office:value-type="float" office:value="56932.7727698448" calcext:value-type="float">
            <text:p>56932,77276984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583647" calcext:value-type="float">
            <text:p>0,0583647</text:p>
          </table:table-cell>
          <table:table-cell table:formula="of:=([.B286]*[.$B$297])-([.B286]*[.$B$296])+[.$B$296]" office:value-type="float" office:value="-3.54" calcext:value-type="float">
            <text:p>-3,54</text:p>
          </table:table-cell>
          <table:table-cell table:formula="of:=([.C286]*[.$B$297])-([.C286]*[.$B$296])+[.$B$296]" office:value-type="float" office:value="235.261504638" calcext:value-type="float">
            <text:p>235,261504638</text:p>
          </table:table-cell>
          <table:table-cell table:formula="of:=([.D286]-[.E286])^2" office:value-type="float" office:value="57026.1586173727" calcext:value-type="float">
            <text:p>57026,15861737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58348" calcext:value-type="float">
            <text:p>0,058348</text:p>
          </table:table-cell>
          <table:table-cell table:formula="of:=([.B287]*[.$B$297])-([.B287]*[.$B$296])+[.$B$296]" office:value-type="float" office:value="-3.54" calcext:value-type="float">
            <text:p>-3,54</text:p>
          </table:table-cell>
          <table:table-cell table:formula="of:=([.C287]*[.$B$297])-([.C287]*[.$B$296])+[.$B$296]" office:value-type="float" office:value="235.19317592" calcext:value-type="float">
            <text:p>235,19317592</text:p>
          </table:table-cell>
          <table:table-cell table:formula="of:=([.D287]-[.E287])^2" office:value-type="float" office:value="56993.5292848497" calcext:value-type="float">
            <text:p>56993,52928484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83338" calcext:value-type="float">
            <text:p>0,0583338</text:p>
          </table:table-cell>
          <table:table-cell table:formula="of:=([.B288]*[.$B$297])-([.B288]*[.$B$296])+[.$B$296]" office:value-type="float" office:value="-3.5199999796644" calcext:value-type="float">
            <text:p>-3,5199999797</text:p>
          </table:table-cell>
          <table:table-cell table:formula="of:=([.C288]*[.$B$297])-([.C288]*[.$B$296])+[.$B$296]" office:value-type="float" office:value="235.135076052" calcext:value-type="float">
            <text:p>235,135076052</text:p>
          </table:table-cell>
          <table:table-cell table:formula="of:=([.D288]-[.E288])^2" office:value-type="float" office:value="56956.2453156795" calcext:value-type="float">
            <text:p>56956,24531567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583477" calcext:value-type="float">
            <text:p>0,0583477</text:p>
          </table:table-cell>
          <table:table-cell table:formula="of:=([.B289]*[.$B$297])-([.B289]*[.$B$296])+[.$B$296]" office:value-type="float" office:value="17.949995542" calcext:value-type="float">
            <text:p>17,949995542</text:p>
          </table:table-cell>
          <table:table-cell table:formula="of:=([.C289]*[.$B$297])-([.C289]*[.$B$296])+[.$B$296]" office:value-type="float" office:value="235.191948458" calcext:value-type="float">
            <text:p>235,191948458</text:p>
          </table:table-cell>
          <table:table-cell table:formula="of:=([.D289]-[.E289])^2" office:value-type="float" office:value="47194.0661067576" calcext:value-type="float">
            <text:p>47194,06610675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676706" calcext:value-type="float">
            <text:p>0,0676706</text:p>
          </table:table-cell>
          <table:table-cell table:formula="of:=([.B290]*[.$B$297])-([.B290]*[.$B$296])+[.$B$296]" office:value-type="float" office:value="183.800160288" calcext:value-type="float">
            <text:p>183,800160288</text:p>
          </table:table-cell>
          <table:table-cell table:formula="of:=([.C290]*[.$B$297])-([.C290]*[.$B$296])+[.$B$296]" office:value-type="float" office:value="273.336966724" calcext:value-type="float">
            <text:p>273,336966724</text:p>
          </table:table-cell>
          <table:table-cell table:formula="of:=([.D290]-[.E290])^2" office:value-type="float" office:value="8016.83970675773" calcext:value-type="float">
            <text:p>8016,83970675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38503" calcext:value-type="float">
            <text:p>0,138503</text:p>
          </table:table-cell>
          <table:table-cell table:formula="of:=([.B291]*[.$B$297])-([.B291]*[.$B$296])+[.$B$296]" office:value-type="float" office:value="863.40004444" calcext:value-type="float">
            <text:p>863,40004444</text:p>
          </table:table-cell>
          <table:table-cell table:formula="of:=([.C291]*[.$B$297])-([.C291]*[.$B$296])+[.$B$296]" office:value-type="float" office:value="563.15056462" calcext:value-type="float">
            <text:p>563,15056462</text:p>
          </table:table-cell>
          <table:table-cell table:formula="of:=([.D291]-[.E291])^2" office:value-type="float" office:value="90149.7501321806" calcext:value-type="float">
            <text:p>90149,75013218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46697" calcext:value-type="float">
            <text:p>0,346697</text:p>
          </table:table-cell>
          <table:table-cell table:formula="of:=([.B292]*[.$B$297])-([.B292]*[.$B$296])+[.$B$296]" office:value-type="float" office:value="730.60093066" calcext:value-type="float">
            <text:p>730,60093066</text:p>
          </table:table-cell>
          <table:table-cell table:formula="of:=([.C292]*[.$B$297])-([.C292]*[.$B$296])+[.$B$296]" office:value-type="float" office:value="1414.98464338" calcext:value-type="float">
            <text:p>1414,98464338</text:p>
          </table:table-cell>
          <table:table-cell table:formula="of:=([.D292]-[.E292])^2" office:value-type="float" office:value="468381.066236411" calcext:value-type="float">
            <text:p>468381,0662364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11731" calcext:value-type="float">
            <text:p>0,311731</text:p>
          </table:table-cell>
          <table:table-cell table:formula="of:=([.B293]*[.$B$297])-([.B293]*[.$B$296])+[.$B$296]" office:value-type="float" office:value="620.30119534" calcext:value-type="float">
            <text:p>620,30119534</text:p>
          </table:table-cell>
          <table:table-cell table:formula="of:=([.C293]*[.$B$297])-([.C293]*[.$B$296])+[.$B$296]" office:value-type="float" office:value="1271.91985574" calcext:value-type="float">
            <text:p>1271,91985574</text:p>
          </table:table-cell>
          <table:table-cell table:formula="of:=([.D293]-[.E293])^2" office:value-type="float" office:value="424606.87858149" calcext:value-type="float">
            <text:p>424606,878581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91061" calcext:value-type="float">
            <text:p>0,291061</text:p>
          </table:table-cell>
          <table:table-cell table:formula="of:=([.B294]*[.$B$297])-([.B294]*[.$B$296])+[.$B$296]" office:value-type="float" office:value="1998.99878836" calcext:value-type="float">
            <text:p>1998,99878836</text:p>
          </table:table-cell>
          <table:table-cell table:formula="of:=([.C294]*[.$B$297])-([.C294]*[.$B$296])+[.$B$296]" office:value-type="float" office:value="1187.34772394" calcext:value-type="float">
            <text:p>1187,34772394</text:p>
          </table:table-cell>
          <table:table-cell table:formula="of:=([.D294]-[.E294])^2" office:value-type="float" office:value="658777.450374119" calcext:value-type="float">
            <text:p>658777,450374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9891" calcext:value-type="float">
            <text:p>0,519891</text:p>
          </table:table-cell>
          <table:table-cell table:formula="of:=([.B295]*[.$B$297])-([.B295]*[.$B$296])+[.$B$296]" office:value-type="float" office:value="3696.00182722" calcext:value-type="float">
            <text:p>3696,00182722</text:p>
          </table:table-cell>
          <table:table-cell table:formula="of:=([.C295]*[.$B$297])-([.C295]*[.$B$296])+[.$B$296]" office:value-type="float" office:value="2123.61482214" calcext:value-type="float">
            <text:p>2123,61482214</text:p>
          </table:table-cell>
          <table:table-cell table:formula="of:=([.D295]-[.E295])^2" office:value-type="float" office:value="2472400.89374445" calcext:value-type="float">
            <text:p>2472400,893744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5]))" office:value-type="float" office:value="759.627241157338" calcext:value-type="float">
            <text:p>759,627241157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36:49.031222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4:38:12.045940434</dc:date>
    <meta:editing-duration>PT36M56S</meta:editing-duration>
    <meta:editing-cycles>13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2.429cm" svg:y="1.449cm" svg:width="10.024cm" svg:height="6.166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0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5</svg:desc>
                </draw:g>
              </table:table-cell>
              <table:table-cell office:value-type="float" office:value="235.458307712">
                <text:p>235.458307712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08.66905124">
                <text:p>308.6690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81.86659772">
                <text:p>681.86659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31.58800858">
                <text:p>1731.58800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226.54160238">
                <text:p>2226.54160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696.39768982">
                <text:p>2696.39768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730.85254816">
                <text:p>2730.85254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942.84751018">
                <text:p>2942.84751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926.3913363">
                <text:p>2926.3913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57.98365402">
                <text:p>2457.98365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19.83997222">
                <text:p>1319.83997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883.6899913">
                <text:p>883.6899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59.756837988">
                <text:p>359.756837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95.728534326">
                <text:p>95.728534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24.711468748">
                <text:p>224.711468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91.03185556">
                <text:p>91.0318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3.22436852">
                <text:p>113.2243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10.991307666">
                <text:p>210.991307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35.419438082">
                <text:p>235.419438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35.838820932">
                <text:p>235.838820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7.256539542">
                <text:p>237.25653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6.624805766">
                <text:p>236.624805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36.26925094">
                <text:p>236.26925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36.90957695">
                <text:p>236.90957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35.847413166">
                <text:p>235.847413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73.824678292">
                <text:p>273.824678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09.13671182">
                <text:p>709.13671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567.54180382">
                <text:p>1567.54180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886.49371298">
                <text:p>1886.49371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971.21314022">
                <text:p>1971.21314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15.8793615">
                <text:p>1315.8793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47.47392102">
                <text:p>2247.4739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692.46981142">
                <text:p>2692.46981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087.63791092">
                <text:p>2087.63791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569.52620072">
                <text:p>1569.52620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728.9888639">
                <text:p>728.9888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12.666076666">
                <text:p>312.666076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43.335749674">
                <text:p>243.335749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93.795281676">
                <text:p>93.7952816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89.991069462">
                <text:p>189.991069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51.065896196">
                <text:p>251.065896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75.141745018">
                <text:p>275.141745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34.826164782">
                <text:p>234.826164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58.695390834">
                <text:p>258.695390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23.811739102">
                <text:p>223.811739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34.852759792">
                <text:p>234.852759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5.875235638">
                <text:p>235.875235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36.188238448">
                <text:p>236.188238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35.47958372">
                <text:p>235.47958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35.234909628">
                <text:p>235.234909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35.198904076">
                <text:p>235.198904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35.114209198">
                <text:p>235.114209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03.116013152">
                <text:p>303.116013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47.18670468">
                <text:p>647.18670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91.23314956">
                <text:p>1691.23314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276.40110882">
                <text:p>2276.40110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715.80795558">
                <text:p>2715.80795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341.44533698">
                <text:p>3341.44533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933.33058814">
                <text:p>2933.33058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105.20390892">
                <text:p>3105.203908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252.25283974">
                <text:p>2252.25283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598.99756334">
                <text:p>1598.99756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944.09339632">
                <text:p>944.09339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15.864433484">
                <text:p>315.864433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46.25946248">
                <text:p>146.25946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29.1219045966">
                <text:p>29.1219045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84.75338743">
                <text:p>84.75338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72.500861746">
                <text:p>72.500861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34.73492344">
                <text:p>234.73492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35.189493534">
                <text:p>235.189493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92.934215862">
                <text:p>292.934215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61.9053032">
                <text:p>761.9053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139.05527732">
                <text:p>1139.055277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49.08077534">
                <text:p>1549.08077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12.80651084">
                <text:p>1612.80651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99.21287758">
                <text:p>2099.21287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237.7442389">
                <text:p>2237.7442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16.2802283">
                <text:p>1616.2802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801.98295428">
                <text:p>1801.98295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897.86308586">
                <text:p>897.86308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999.36601018">
                <text:p>999.36601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18.83233248">
                <text:p>618.83233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293.954645938">
                <text:p>293.954645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340.745497378">
                <text:p>340.745497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51.184449178">
                <text:p>151.1844491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51.560461704">
                <text:p>151.560461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04.311868616">
                <text:p>204.311868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34.667822184">
                <text:p>234.667822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35.422711314">
                <text:p>235.422711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35.983252294">
                <text:p>235.983252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35.478356258">
                <text:p>235.4783562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39.3542721">
                <text:p>239.3542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37.21644245">
                <text:p>237.21644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35.090069112">
                <text:p>235.090069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73.169213584">
                <text:p>273.169213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47.60127936">
                <text:p>747.60127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963.48729592">
                <text:p>963.48729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1019.74597092">
                <text:p>1019.745970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19.43879306">
                <text:p>1919.438793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491.05557184">
                <text:p>2491.0555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2988.16131568">
                <text:p>2988.161315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253.46495236">
                <text:p>3253.464952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804.13817908">
                <text:p>804.13817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629.73628658">
                <text:p>629.73628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418.3796048">
                <text:p>418.37960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-42.9150988516">
                <text:p>-42.91509885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71.00908382">
                <text:p>471.00908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31.239009986">
                <text:p>131.23900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85.839894656">
                <text:p>285.839894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53.826356556">
                <text:p>153.8263565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14.242036196">
                <text:p>214.242036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36.777420208">
                <text:p>236.777420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37.574861354">
                <text:p>237.574861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39.887399762">
                <text:p>239.887399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38.161997344">
                <text:p>238.161997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36.29380018">
                <text:p>236.29380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35.466081638">
                <text:p>235.466081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35.313058042">
                <text:p>235.313058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74.618846206">
                <text:p>274.618846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17.2516689">
                <text:p>517.2516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550.59873668">
                <text:p>1550.59873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26.38612386">
                <text:p>2226.38612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663.02708958">
                <text:p>2663.02708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884.3303051">
                <text:p>2884.3303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3086.47693034">
                <text:p>3086.47693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835.76781684">
                <text:p>2835.76781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517.6464903">
                <text:p>2517.64649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787.23704412">
                <text:p>1787.237044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04.04673194">
                <text:p>1004.04673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15.414364084">
                <text:p>315.414364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24.539113236">
                <text:p>124.5391132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665.19357222">
                <text:p>665.19357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-3.654107322444">
                <text:p>-3.654107322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-286.694207392">
                <text:p>-286.6942073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701.0978525">
                <text:p>1701.0978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-51.71379196">
                <text:p>-51.71379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76.992145204">
                <text:p>76.992145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869.59872754">
                <text:p>869.598727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-636.01434474">
                <text:p>-636.014344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423.37537514">
                <text:p>423.37537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69.805660228">
                <text:p>369.805660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-671.57391888">
                <text:p>-671.57391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1845.95637046">
                <text:p>-1845.95637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492.35157324">
                <text:p>1492.35157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284.910705106">
                <text:p>-284.910705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741.32894854">
                <text:p>741.32894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-1576.13976516">
                <text:p>-1576.13976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-2012.5065977">
                <text:p>-2012.5065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-1634.64469562">
                <text:p>-1634.64469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264.641215946">
                <text:p>-264.641215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657.10561442">
                <text:p>1657.10561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-505.71107036">
                <text:p>-505.71107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518.9015763">
                <text:p>1518.9015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390.96730358">
                <text:p>1390.96730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282.14564319">
                <text:p>282.145643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86.581896656">
                <text:p>86.5818966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74.556042288">
                <text:p>74.556042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03.201732136">
                <text:p>103.2017321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20.51682194">
                <text:p>220.51682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34.781157842">
                <text:p>234.781157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04.16221993">
                <text:p>304.162219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31.45473338">
                <text:p>631.45473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646.05436488">
                <text:p>1646.054364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284.88696278">
                <text:p>2284.88696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662.20878158">
                <text:p>2662.208781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193.41751132">
                <text:p>3193.41751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183.40551294">
                <text:p>3183.405512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78.35399842">
                <text:p>2678.35399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385.58794526">
                <text:p>2385.58794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745.56470922">
                <text:p>1745.56470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36.4885526">
                <text:p>1036.488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36.106509326">
                <text:p>336.106509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132.326541318">
                <text:p>132.326541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69.05414845">
                <text:p>69.054148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71.534849152">
                <text:p>71.534849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02.365830514">
                <text:p>102.365830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21.754921944">
                <text:p>221.754921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34.813481008">
                <text:p>234.813481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5.27909826">
                <text:p>235.2790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35.93579043">
                <text:p>235.93579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35.469764024">
                <text:p>235.469764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35.153078828">
                <text:p>235.1530788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67.926723382">
                <text:p>267.926723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71.94328408">
                <text:p>571.94328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348.68123768">
                <text:p>1348.68123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12.48992488">
                <text:p>2112.48992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615.27881778">
                <text:p>2615.278817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79.32215602">
                <text:p>3179.32215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325.71745722">
                <text:p>3325.717457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902.71768586">
                <text:p>2902.71768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280.83224664">
                <text:p>2280.832246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596.10075302">
                <text:p>1596.10075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966.35137392">
                <text:p>966.351373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24.713207042">
                <text:p>324.7132070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22.634092212">
                <text:p>122.6340922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95.307105706">
                <text:p>95.3071057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68.065223232">
                <text:p>68.065223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06.484783832">
                <text:p>106.4847838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22.43166266">
                <text:p>222.43166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35.108481042">
                <text:p>235.1084810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35.68006918">
                <text:p>235.68006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34.869535106">
                <text:p>234.869535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35.20749631">
                <text:p>235.207496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35.16862668">
                <text:p>235.16862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35.135485206">
                <text:p>235.1354852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35.147350672">
                <text:p>235.1473506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68.329740072">
                <text:p>268.329740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20.54668774">
                <text:p>620.546687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63.45855102">
                <text:p>1263.458551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42.19726768">
                <text:p>2042.19726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175.56919706">
                <text:p>2175.569197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94.10509828">
                <text:p>2594.105098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463.47551748">
                <text:p>3463.47551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38.68232246">
                <text:p>2938.68232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17.59606268">
                <text:p>2417.596062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704.52247148">
                <text:p>1704.52247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44.64984576">
                <text:p>944.649845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11.937373392">
                <text:p>311.9373733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134.24670104">
                <text:p>134.24670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121.22128345">
                <text:p>121.221283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35.995016082">
                <text:p>135.9950160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93.713450876">
                <text:p>93.713450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54.551479122">
                <text:p>254.551479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18.9988606">
                <text:p>218.99886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35.05610933">
                <text:p>235.056109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35.241865246">
                <text:p>235.2418652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35.137121822">
                <text:p>235.137121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35.171899912">
                <text:p>235.171899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35.117891584">
                <text:p>235.117891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73.384019434">
                <text:p>273.3840194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26.80132326">
                <text:p>526.801323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626.3863321">
                <text:p>1626.38633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11.98932374">
                <text:p>2311.98932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714.76461288">
                <text:p>2714.764612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285.99269536">
                <text:p>3285.99269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174.8091874">
                <text:p>3174.8091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94.95470534">
                <text:p>2794.954705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268.1648388">
                <text:p>2268.16483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18.47329374">
                <text:p>1618.473293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46.79381272">
                <text:p>946.793812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12.090396988">
                <text:p>312.090396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41.612700502">
                <text:p>141.612700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48.441379084">
                <text:p>48.441379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42.74063396">
                <text:p>442.74063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98.01293546">
                <text:p>1398.012935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166.58417522">
                <text:p>2166.584175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670.27729846">
                <text:p>2670.277298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51.65169572">
                <text:p>1351.651695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930.62404664">
                <text:p>930.624046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483.68261676">
                <text:p>2483.68261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1991.21667928">
                <text:p>1991.21667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21.40815294">
                <text:p>2021.408152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133.2534736">
                <text:p>1133.25347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345.121808562">
                <text:p>345.1218085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131.598247198">
                <text:p>131.5982471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00.049200566">
                <text:p>100.0492005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88.642805354">
                <text:p>88.6428053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13.32870279">
                <text:p>113.328702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17.94733482">
                <text:p>217.947334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34.842940096">
                <text:p>234.842940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35.24636594">
                <text:p>235.246365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35.237364552">
                <text:p>235.2373645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35.410436694">
                <text:p>235.4104366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35.267232794">
                <text:p>235.2672327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35.134257744">
                <text:p>235.134257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35.171899912">
                <text:p>235.1718999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35.116254968">
                <text:p>235.116254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35.261504638">
                <text:p>235.2615046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35.19317592">
                <text:p>235.19317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35.135076052">
                <text:p>235.135076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35.191948458">
                <text:p>235.1919484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73.336966724">
                <text:p>273.336966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63.15056462">
                <text:p>563.150564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414.98464338">
                <text:p>1414.984643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71.91985574">
                <text:p>1271.919855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87.34772394">
                <text:p>1187.347723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123.61482214">
                <text:p>2123.61482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